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8" table:default-cell-style-name="ce15"/>
        <table:table-column table:style-name="co7" table:default-cell-style-name="Default"/>
        <table:table-column table:style-name="co7" table:number-columns-repeated="5" table:default-cell-style-name="ce15"/>
        <table:table-column table:style-name="co7" table:number-columns-repeated="872" table:default-cell-style-name="Default"/>
        <table:table-row table:style-name="ro1">
          <table:table-cell table:style-name="ce1" table:formula="of:=COM.MICROSOFT.TEXTJOIN(&quot;$&quot;; 1; [List.A$1:.A$1048576])" office:value-type="string" office:string-value="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 generic name guy: 5[/size]]$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3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 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,  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 generic name guy: 2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3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43&amp;t=50004]Beautiful Doom[/url][/b] [19: [size=85]m8f: 1, ZippeyKeys12: 1, Dr_Cosmobyte: 1, Мichаеlis: 1, SunPraiser: 3, Squirb: 3, Rex705: 1, A_D_M_E_R_A_L: 2, Cacodemon345: 3, terminator44: 1,  generic name guy: 2[/size]]$35. [b][url=https://forum.zdoom.org/viewtopic.php?f=19&amp;t=47574#p808023]Doom: The Golden Souls 2[/url][/b] [18: [size=85]QuakedoomNukem Cz: 1, Apaul27: 2, wolfmanfp: 2, Мichаеlis: 2, DoodGuy: 2, Tartlman: 2, ReformedJoe: 3, Doomguy914: 1, headlesszombie: 3[/size]]$35. [b][url=https://forum.zdoom.org/viewtopic.php?f=43&amp;t=54904#p969133]Lithium[/url][/b] [18: [size=85]Dr_Cosmobyte: 1, Somagu: 1, TriMetall: 3, Ikazu-san: 3, Dawn111: 2, DYD: 4, Nimlouth: 2, TheRatCircus: 1, BouncyTEM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 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 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 generic name guy: 1[/size]]$77. [b][url=https://www.moddb.com/mods/halo-doom-evolved]Halo: Doom Evolved[/url][/b] [5: [size=85]popguy12: 3,  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 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 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" calcext:value-type="string" table:number-columns-spanned="3" table:number-rows-spanned="1">
            <text:p>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<text:s/>generic name guy: 5[/size]]$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$3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11. [b][url=https://forum.zdoom.org/viewtopic.php?f=43&amp;t=67025]Hexen: Walpurgis[/url][/b] [38: [size=85]eharper256: 1, SallazarSpellcaster: 5, MaxRideWizardLord: 3, Lagi: 1, Valken: 1, ClessxAlghazanth: 2, <text:s/>Inconspicuousduck: 4, Infirnex: 1, headlesszombie: 5, RubyEyeShabranigdu: 1, Sharazar256: 2, Nimlouth: 2, DarkQuill: 5, Irrevenant: 1, Impulse9: 4[/size]]$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2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$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, <text:s/>generic name guy: 1[/size]]$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$20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store.steampowered.com/app/1072150/Hedon/]Hedon[/url][/b] [26: [size=85]m8f: 1, Vostyok: 3, spart_n: 5, DoomKrakken: 3, ReformedJoe: 4, rayburn: 5, Phil597: 5[/size]]$24. [b][url=https://forum.zdoom.org/viewtopic.php?t=46787#p786254]Demonsteele[/url][/b] [25: [size=85]Untitled: 4, Captain J: 2, Azba: 1, Eric_: 3, Zcat: 5, TheMightyHeracross: 3, sycspysycspy: 3, Ikazu-san: 1, Tartlman: 1, terminator44: 1, Proydoha: 1[/size]]$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6. [b][url=https://boa.realm667.com/]Blade of Agony[/url][/b] [24: [size=85]Caligari87: 2, ZikShadow: 1, The Ultimate DooMer: 1, dard22: 2, Zcat: 2, Zan: 1, Ravick: 1, Koto: 4, Solmir: 5, kultasakaali: 2, headlesszombie: 3[/size]]$26. [b][url=https://forum.zdoom.org/viewtopic.php?t=57817#p1017445]Touhou Doom[/url][/b] [24: [size=85]ZikShadow: 3, Master Medi: 5, GeneralDelphox: 5, dard22: 4, insightguy: 2, Dylan558: 5[/size]]$28. [b][url=https://forum.zdoom.org/viewtopic.php?f=43&amp;t=58594#p1029236]Doom Incarnate[/url][/b] [23: [size=85]Somagu: 1, TheLightBad96: 4, Koto: 1, Error313: 3, xim: 5, ErrantMasa: 2, Cacodemon345: 4, Elodorian: 1, ClessxAlghazanth: 2[/size]]$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30. [b][url=https://forum.zdoom.org/viewtopic.php?f=43&amp;t=58191#p1023165]Enhanced Vanilla Project (EVP)[/url][/b] [22: [size=85]Rex705: 2, Craneo: 4, ChocoGuevara: 4, TheZombie: 5, fcas3t: 5, <text:s/>generic name guy: 2[/size]]$31. [b][url=http://action.mancubus.net/ad2free.htm]Urban Brawl: Action Doom 2[/url][/b] [21: [size=85]DrPyspy: 3, wildweasel: 4, Captain J: 2, PlayerLin: 1, dard22: 5, QuakedoomNukem Cz: 1, TDRR: 5[/size]]$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$33. [b][url=https://forum.zdoom.org/viewtopic.php?f=43&amp;t=54843#p967174]DOOM For DooM (D4D)[/url][/b] [20: [size=85]Caligari87: 3, Shi No Hime: 2, ZippeyKeys12: 1, Beed28: 3, GeneralDelphox: 3, Rowsol: 1, Dylan558: 1, shotfan: 1, xim: 3, MasterBeavis: 2[/size]]$34. [b][url=https://forum.zdoom.org/viewtopic.php?f=43&amp;t=50004]Beautiful Doom[/url][/b] [19: [size=85]m8f: 1, ZippeyKeys12: 1, Dr_Cosmobyte: 1, Мichаеlis: 1, SunPraiser: 3, Squirb: 3, Rex705: 1, A_D_M_E_R_A_L: 2, Cacodemon345: 3, terminator44: 1, <text:s/>generic name guy: 2[/size]]$35. [b][url=https://forum.zdoom.org/viewtopic.php?f=19&amp;t=47574#p808023]Doom: The Golden Souls 2[/url][/b] [18: [size=85]QuakedoomNukem Cz: 1, Apaul27: 2, wolfmanfp: 2, Мichаеlis: 2, DoodGuy: 2, Tartlman: 2, ReformedJoe: 3, Doomguy914: 1, headlesszombie: 3[/size]]$35. [b][url=https://forum.zdoom.org/viewtopic.php?f=43&amp;t=54904#p969133]Lithium[/url][/b] [18: [size=85]Dr_Cosmobyte: 1, Somagu: 1, TriMetall: 3, Ikazu-san: 3, Dawn111: 2, DYD: 4, Nimlouth: 2, TheRatCircus: 1, BouncyTEM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: 2, Мichаеlis: 1, excedentia: 5, Zonky: 4[/size]]$42. [b][url=https://forum.zdoom.org/viewtopic.php?t=30942#p586255]Hunter’s Moon[/url][/b] [14: [size=85]ibm5155: 3, D3athStalker: 1, Мichаеlis: 1, shotfan: 2, DYD: 5, Phil597: 2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6. [b][url=https://forum.zdoom.org/viewtopic.php?f=43&amp;t=51066#p888943]Combined Arms[/url][/b] [13: [size=85]ChocoGuevara: 3, Arcterezion: 2, CherubCorps: 4, Irrevenant: 3, Proydoha: 1[/size]]$46. [b][url=https://forum.zdoom.org/viewtopic.php?f=19&amp;t=13397#p273718]Hell-Forged[/url][/b] [13: [size=85]m8f: 1, undeadmonk354: 3, PlayerLin: 5, <text:s/>Inconspicuousduck: 4[/size]]$46. [b][url=https://reelism.dog/]Reelism 2[/url][/b] [13: [size=85]undeadmonk354: 4, SuyaSS: 3, TheRatCircus: 1, BouncyTEM: 5[/size]]$49. [b][url=https://forum.zdoom.org/viewtopic.php?f=43&amp;t=66059#p1120875]HexArcana[/url][/b] [12: [size=85]SallazarSpellcaster: 5, Lagi: 2, Impulse9: 5[/size]]$49. [b][url=https://forum.zdoom.org/viewtopic.php?f=43&amp;t=57053#p1006227]Kriegsland: Blutorden[/url][/b] [12: [size=85]TheLightBad96: 2, erni945: 2, Apaul27: 1, DoodGuy: 1, YukesVonFaust: 1, JDSH98: 2, Vostyok: 3[/size]]$49. [b][url=https://forum.zdoom.org/viewtopic.php?t=32674#p618450]Pirate Doom[/url][/b] [12: [size=85]Combine_Kegan: 4, Zcat: 4, Ravick: 1, MasterBeavis: 1, Dinosaur_Nerd: 1, <text:s/>Inconspicuousduck: 1[/size]]$52. [b][url=https://www.doomworld.com/forum/topic/57957-psx-doomfinal-doom-tc-version-2135-now-released/]PlayStation Doom TC[/url][/b] [11: [size=85]leodoom85: 1, lil'devil: 1, Olroda: 5, Ravick: 1, A_D_M_E_R_A_L: 3[/size]]$52. [b][url=https://forum.zdoom.org/viewtopic.php?f=46&amp;t=48780#p839642]Ultimate DoomVisor[/url][/b] [11: [size=85]BerserkerNoir: 1, LastManonEarth: 5, Elodorian: 5[/size]]$54. [b][url=https://forum.zdoom.org/viewtopic.php?t=45804#p760002]Hocusdoom[/url][/b] [10: [size=85]Master Medi: 2, Мichаеlis: 2, MaxRideWizardLord: 4, RubyEyeShabranigdu: 2[/size]]$54. [b][url=https://www.doomworld.com/idgames/levels/doom2/Ports/v-z/zendyn_x]Zen Dynamics[/url][/b] [10: [size=85]TerminusEst13: 1, Captain J: 4, Crazy Toni: 2, Tapwave: 3[/size]]$56. [b][url=https://forum.zdoom.org/viewtopic.php?t=22008#p433365]Legacy of Suffering[/url][/b] [9: [size=85]ibm5155: 5, Ravick: 1, Koto: 1, AlphaEnt: 1, Kappes Buur: 1[/size]]$56. [b][url=https://forum.zdoom.org/viewtopic.php?f=43&amp;t=60054#p1047705]ouch_m 2: abort_m[/url][/b] [9: [size=85]leodoom85: 1, ZippeyKeys12: 5, Azba: 1, wolfmanfp: 2[/size]]$56. [b][url=https://forum.zdoom.org/viewtopic.php?t=52301#p913612]Shadow Of The Wool Ball[/url][/b] [9: [size=85]QuakedoomNukem Cz: 1, Apaul27: 3, AlphaEnt: 2, fcas3t: 3[/size]]$56. [b][url=https://forum.zdoom.org/viewtopic.php?f=19&amp;t=54380#p957591]The Inquisitor III[/url][/b] [9: [size=85]The Ultimate DooMer: 1, Zan: 5, Curunir: 2, ReformedJoe: 1[/size]]$56. [b][url=https://forum.zdoom.org/viewtopic.php?t=14722&amp;#p297378]The Ultimate Torment and Torture[/url][/b] [9: [size=85]DrPyspy: 3, ibm5155: 2, JDSH98: 1, silentzora: 3[/size]]$61. [b][url=https://forum.zdoom.org/viewtopic.php?f=43&amp;t=67939]Corruption Cards[/url][/b] [8: [size=85]Infirnex: 5, DarkQuill: 3[/size]]$61. [b][url=https://forum.zdoom.org/viewtopic.php?f=43&amp;t=68111#p1145548]Embers Of Armageddon[/url][/b] [8: [size=85]DoomKrakken: 1, Xangelxal: 3, SuyaSS: 4[/size]]$61. [b][url=https://forum.zdoom.org/viewtopic.php?f=43&amp;t=66995]Treasure Tech[/url][/b] [8: [size=85]DYD: 1, Tombstone665: 2, Irrevenant: 5[/size]]$64. [b][url=https://forum.zdoom.org/viewtopic.php?t=56668#p1000996]Rise Of The Wool Ball[/url][/b] [7: [size=85]TheMightyHeracross: 3, QuakedoomNukem Cz: 1, Apaul27: 3[/size]]$64. [b][url=https://forum.zdoom.org/viewtopic.php?f=43&amp;t=55465#p982269]WW-Cola3[/url][/b] [7: [size=85]phantombeta: 2, Apaul27: 2, wolfmanfp: 3[/size]]$66. [b][url=https://forum.zdoom.org/viewtopic.php?f=19&amp;t=50299#p874982]Aracnocide[/url][/b] [6: [size=85]TheLightBad96: 1, erni945: 1, YukesVonFaust: 3, Jarewill: 1[/size]]$66. [b][url=https://forum.zdoom.org/viewtopic.php?f=19&amp;t=63102#p1085786]Ascension[/url][/b] [6: [size=85]SallazarSpellcaster: 2, rayburn: 4[/size]]$66. [b][url=https://forum.zdoom.org/viewtopic.php?f=43&amp;t=67687]Codename: DEMOLITIONIST[/url][/b] [6: [size=85]TheRatCircus: 1, BouncyTEM: 5[/size]]$66. [b][url=https://forum.zdoom.org/viewtopic.php?f=19&amp;t=55387#p980696]Daytime Drama[/url][/b] [6: [size=85]leodoom85: 1, Marisa Kirisame: 1, lil'devil: 4[/size]]$66. [b][url=https://forum.zdoom.org/viewtopic.php?t=34430#p651069]DTS-T[/url][/b] [6: [size=85]Sgt. Shivers: 5, IdiotBitz: 1[/size]]$66. [b][url=https://forum.zdoom.org/viewtopic.php?f=43&amp;t=48985#p845608]Faspons[/url][/b] [6: [size=85]Somagu: 1, Bigger C: 4, fcas3t: 1[/size]]$66. [b][url=https://forum.zdoom.org/viewtopic.php?f=19&amp;t=52867#p925329]Project Einherjar[/url][/b] [6: [size=85]Rachael: 1, TheLightBad96: 2, YukesVonFaust: 1, Vostyok: 2[/size]]$66. [b][url=https://forum.zdoom.org/viewtopic.php?f=43&amp;t=60784]Target Spy[/url][/b] [6: [size=85]Hexereticdoom: 1, Lagi: 1, Nimlouth: 1, TheRatCircus: 1, Proydoha: 2[/size]]$66. [b][url=https://forum.zdoom.org/viewtopic.php?f=19&amp;t=36821#p698354]Weapons of Saturn[/url][/b] [6: [size=85]m8f: 1, Cyanide: 1, eharper256: 2, lizardcommando: 1, BerserkerNoir: 1[/size]]$66. [b][url=https://forum.zdoom.org/viewtopic.php?f=43&amp;t=60436#p1052527]Zagemod[/url][/b] [6: [size=85]Error313: 3, Squirb: 3[/size]]$66. [b][url=https://forum.zdoom.org/viewtopic.php?t=51000#p887649]Zero Tolerance[/url][/b] [6: [size=85]Combine_Kegan: 1, Tapwave: 3, Hellser: 2[/size]]$77. [b][url=https://forum.zdoom.org/viewtopic.php?f=43&amp;t=55487#p982784]AEons Of Death[/url][/b] [5: [size=85]leodoom85: 1, lil'devil: 1, The_Abysswalker: 2, MaxRideWizardLord: 1[/size]]$77. [b][url=https://www.moddb.com/mods/brutal-doom-64]Brutal Doom 64[/url][/b] [5: [size=85]MasterBeavis: 2, AlexThePianoNailer: 1, Martinoz: 1, TheZombie: 1[/size]]$77. [b][url=https://forum.zdoom.org/viewtopic.php?f=45&amp;t=65691]Brutal Hexen RPG[/url][/b] [5: [size=85]Valken: 1, Phil597: 1, Impulse9: 3[/size]]$77. [b][url=https://forum.zdoom.org/viewtopic.php?f=42&amp;t=54708#p964549]dead.air[/url][/b] [5: [size=85]Rachael: 1, Мichаеlis: 1, BouncyTEM: 3[/size]]$77. [b][url=https://forum.zdoom.org/viewtopic.php?f=43&amp;t=71086]Gearbox[/url][/b] [5: [size=85]ClessxAlghazanth: 1, TheRatCircus: 1, Proydoha: 2, <text:s/>generic name guy: 1[/size]]$77. [b][url=https://www.moddb.com/mods/halo-doom-evolved]Halo: Doom Evolved[/url][/b] [5: [size=85]popguy12: 3, <text:s/>generic name guy: 2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6. [b][url=https://forum.zdoom.org/viewtopic.php?f=43&amp;t=48872#p842280]10x[/url][/b] [4: [size=85]Beed28: 4[/size]]$96. [b][url=https://forum.zdoom.org/viewtopic.php?f=19&amp;t=69682]Abysm 2: Infernal Contract[/url][/b] [4: [size=85]Nimlouth: 4[/size]]$96. [b][url=http://action.mancubus.net/actiondoom/]Action Doom[/url][/b] [4: [size=85]lil'devil: 2, QuakedoomNukem Cz: 1, IdiotBitz: 1[/size]]$96. [b][url=https://forum.zdoom.org/viewtopic.php?f=43&amp;t=69883]Angelic Waifus[/url][/b] [4: [size=85]CherubCorps: 1, Xangelxal: 3[/size]]$96. [b][url=https://forum.zdoom.org/viewtopic.php?f=43&amp;t=52363#p914958]Argent[/url][/b] [4: [size=85]Cyanide: 1, eharper256: 2, terminator44: 1[/size]]$96. [b][url=https://www.doomworld.com/idgames/levels/doom2/Ports/m-o/njbgpabh]BGPA Missions Liberation[/url][/b] [4: [size=85]Ravick: 1, Koto: 3[/size]]$96. [b][url=https://forum.zdoom.org/viewtopic.php?f=43&amp;t=52102#p909138]Bratwurst[/url][/b] [4: [size=85]xim: 4[/size]]$96. [b][url=https://forum.zdoom.org/viewtopic.php?f=43&amp;t=54322#p956169]Bullet-Eye[/url][/b] [4: [size=85]eharper256: 1, Ikazu-san: 3[/size]]$96. [b][url=https://forum.zdoom.org/viewtopic.php?f=19&amp;t=35458#p668203]Burl Tumd[/url][/b] [4: [size=85]Matt: 1, Combine_Kegan: 2, Azba: 1[/size]]$96. [b][url=https://gitlab.com/accensi/deathstrider]DeathStrider[/url][/b] [4: [size=85]popguy12: 4[/size]]$96. [b][url=https://www.doomworld.com/idgames/levels/doom2/Ports/d-f/de-pkg]Demon Eclipse[/url][/b] [4: [size=85]The Ultimate DooMer: 1, Solmir: 3[/size]]$96. [b][url=https://forum.zdoom.org/viewtopic.php?f=43&amp;t=52262#p912321]Doom Delta[/url][/b] [4: [size=85]Hellser: 2, YukesVonFaust: 1, terminator44: 1[/size]]$96. [b][url=https://forum.zdoom.org/viewtopic.php?f=19&amp;t=46509#p778245]Droplets: Simulated Blood[/url][/b] [4: [size=85]Hipnotic Rogue: 1, Dr_Cosmobyte: 1, IdiotBitz: 1, Hexereticdoom: 1[/size]]$96. [b][url=https://forum.zdoom.org/viewtopic.php?f=43&amp;t=56762]Heretical Doom[/url][/b] [4: [size=85]eharper256: 2, Valken: 1, rayburn: 1[/size]]$96. [b][url=https://forum.zdoom.org/viewtopic.php?f=19&amp;t=59198]Irontusk’s Diablo 3D[/url][/b] [4: [size=85]PlayerLin: 3, Valken: 1[/size]]$96. [b][url=https://forum.zdoom.org/viewtopic.php?f=43&amp;t=47229#p798227]JohnnyDoom[/url][/b] [4: [size=85]Brohnesorge: 3, Turbo: 1[/size]]$96. [b][url=https://forum.zdoom.org/viewtopic.php?f=43&amp;t=57092#p1006758]Juvenile Power Fantasy[/url][/b] [4: [size=85]Brohnesorge: 2, Rachael: 1, Shi No Hime: 1[/size]]$96. [b][url=https://forum.zdoom.org/viewtopic.php?f=46&amp;t=33079#p626384]NC HUD[/url][/b] [4: [size=85]m8f: 1, Squirb: 3[/size]]$96. [b][url=http://www.perkristian.net/game_doom-sfx.shtml]Perkristan's HD Sounds[/url][/b] [4: [size=85]Caligari87: 1, AlexThePianoNailer: 2, LastManonEarth: 1[/size]]$96. [b][url=https://forum.zdoom.org/viewtopic.php?t=23024&amp;#p451257]Serpent Resurrection[/url][/b] [4: [size=85]The Ultimate DooMer: 1, TheMightyHeracross: 3[/size]]$96. [b][url=https://forum.zdoom.org/viewtopic.php?f=43&amp;t=57310#p1010252]Shades of Doom[/url][/b] [4: [size=85]Dr_Cosmobyte: 2, eharper256: 2[/size]]$96. [b][url=https://forum.zdoom.org/viewtopic.php?t=47302#p800865]Shut up and Bleed[/url][/b] [4: [size=85]Dr_Cosmobyte: 1, Somagu: 1, Azba: 1, YukesVonFaust: 1[/size]]$96. [b][url=https://forum.zdoom.org/viewtopic.php?f=105&amp;t=54992#p971348]SpriteShadow[/url][/b] [4: [size=85]m8f: 1, Caligari87: 1, Hipnotic Rogue: 1, Cyanide: 1[/size]]$96. [b][url=https://www.moddb.com/mods/total-chaos]Total Chaos[/url][/b] [4: [size=85]kultasakaali: 4[/size]]$96. [b][url=https://forum.zdoom.org/viewtopic.php?t=55741#p985511]Waterlab GZD[/url][/b] [4: [size=85]Caligari87: 1, Jaxxoon R: 3[/size]]$96. [b][url=https://zandronum.com/forum/viewtopic.php?t=123]Who Dun It[/url][/b] [4: [size=85]Matt: 2, Revae: 2[/size]]$122. [b][url=https://forum.zdoom.org/viewtopic.php?f=43&amp;t=65962]10.5x[/url][/b] [3: [size=85]fcas3t: 3[/size]]$122. [b][url=https://www.doomworld.com/idgames/combos/alanguns]Alandoguns[/url][/b] [3: [size=85]lil'devil: 1, Мichаеlis: 2[/size]]$122. [b][url=https://www.doomworld.com/forum/topic/106932-demov3-release-aliens-eradication/]Aliens: Eradication[/url][/b] [3: [size=85]Curunir: 3[/size]]$122. [b][url=https://forum.zdoom.org/viewtopic.php?f=43&amp;t=66881]Bitter Heretic[/url][/b] [3: [size=85]Jarewill: 1, Sharazar256: 2[/size]]$122. [b][url=https://forum.zdoom.org/viewtopic.php?f=45&amp;t=68735]Brutal Heretic RPG[/url][/b] [3: [size=85]Valken: 1, Phil597: 1, Impulse9: 1[/size]]$122. [b][url=https://forum.zdoom.org/viewtopic.php?t=34569#p653208]Call of Dooty[/url][/b] [3: [size=85]wolfmanfp: 1, kultasakaali: 2[/size]]$122. [b][url=https://forum.zdoom.org/viewtopic.php?f=19&amp;t=57800#p1017196]Castlevania - Simon's Destiny[/url][/b] [3: [size=85]Rachael: 1, QuakedoomNukem Cz: 1, MasterBeavis: 1[/size]]$122. [b][url=https://zdoom.org/wiki/Cold_as_Hell]Cold as Hell[/url][/b] [3: [size=85]Ravick: 1, Solmir: 2[/size]]$122. [b][url=https://forum.zdoom.org/viewtopic.php?f=19&amp;t=61211]Compendium[/url][/b] [3: [size=85]fcas3t: 3[/size]]$122. [b][url=https://forum.zdoom.org/viewtopic.php?f=43&amp;t=58535#p1028376]Complex Doom[/url][/b] [3: [size=85]leodoom85: 1, Rowsol: 1, iamcarrotmaster: 1[/size]]$122. [b][url=https://forum.zdoom.org/viewtopic.php?t=55048#p972862]DamNums[/url][/b] [3: [size=85]Hipnotic Rogue: 1, Мichаеlis: 1, Hexereticdoom: 1[/size]]$122. [b][url=https://forum.zdoom.org/viewtopic.php?t=58375#p1025963]Dark Encounters[/url][/b] [3: [size=85]The Ultimate DooMer: 1, TheZombie: 2[/size]]$122. [b][url=https://www.doomworld.com/idgames/combos/wwhcdiaz]Diaz: Last Hours of Purity[/url][/b] [3: [size=85]TheMightyHeracross: 3[/size]]$122. [b][url=https://forum.zdoom.org/viewtopic.php?f=43&amp;t=60984]Dusted's Pandemonia[/url][/b] [3: [size=85]omxgamer127: 3[/size]]$122. [b][url=https://forum.zdoom.org/viewtopic.php?f=19&amp;t=48208#p824651]Eriguns[/url][/b] [3: [size=85]Hipnotic Rogue: 1, Cyanide: 2[/size]]$122. [b][url=https://forum.zdoom.org/viewtopic.php?f=43&amp;t=58486#p1027620]Factotum[/url][/b] [3: [size=85]kadu522: 1, YukesVonFaust: 2[/size]]$122. [b][url=https://forum.zdoom.org/viewtopic.php?f=46&amp;t=16768#p330879]Full GZDoom Skybox Set[/url][/b] [3: [size=85]Matt: 2, Hexereticdoom: 1[/size]]$122. [b][url=https://www.doomworld.com/idgames/levels/doom2/Ports/a-c/circus666]Happy Time Circus[/url][/b] [3: [size=85]Major Cooke: 3[/size]]$122. [b][url=https://forum.zdoom.org/viewtopic.php?f=43&amp;t=45145]Hard-Doom[/url][/b] [3: [size=85]Zonky: 3[/size]]$122. [b][url=https://forum.zdoom.org/viewtopic.php?f=43&amp;t=48074#p820532]HXRTC Project[/url][/b] [3: [size=85]leodoom85: 1, ClessxAlghazanth: 2[/size]]$122. [b][url=https://forum.zdoom.org/viewtopic.php?f=43&amp;t=37130#p705156]Insanity's Requiem[/url][/b] [3: [size=85]D3athStalker: 2, Martinoz: 1[/size]]$122. [b][url=https://forum.zdoom.org/viewtopic.php?f=46&amp;t=29117#p553405]Jimmy’s Jukebox[/url][/b] [3: [size=85]Tapwave: 3[/size]]$122. [b][url=https://doomwiki.org/wiki/Psychophobia]Psychophobia[/url][/b] [3: [size=85]Doomguy914: 3[/size]]$122. [b][url=https://forum.zdoom.org/viewtopic.php?f=19&amp;t=46438#p776148]QUAKE: Descent into Heresy[/url][/b] [3: [size=85]Dr_Cosmobyte: 1, Craneo: 1, Phil597: 1[/size]]$122. [b][url=http://www.prodigal-game.com/doomwads.html]Redux E2M4[/url][/b] [3: [size=85]Jaxxoon R: 3[/size]]$122. [b][url=https://forum.zdoom.org/viewtopic.php?f=45&amp;t=24974#p479313]scalliano's 667 Shuffle[/url][/b] [3: [size=85]leodoom85: 1, Мichаеlis: 2[/size]]$122. [b][url=https://forum.zdoom.org/viewtopic.php?f=45&amp;t=13704#p278356]The Ghoul's Forest 3[/url][/b] [3: [size=85]ibm5155: 1, lil'devil: 2[/size]]$122. [b][url=https://www.doomworld.com/idgames/levels/doom2/Ports/v-z/void]Void[/url][/b] [3: [size=85]Jaxxoon R: 3[/size]]$122. [b][url=http://lazrojas.com/wolfendoom/arctic_2.html]WolfenDOOM: Operation: Arctic Wolf[/url][/b] [3: [size=85]Sgt. Shivers: 3[/size]]$122. [b][url=https://forum.zdoom.org/viewtopic.php?f=19&amp;t=27258#p520682]ZBlood+[/url][/b] [3: [size=85]Мichаеlis: 1, The_Abysswalker: 2[/size]]$152. [b][url=https://forum.zdoom.org/viewtopic.php?t=56483#p998194]All Clear Message[/url][/b] [2: [size=85]Cyanide: 1, Hexereticdoom: 1[/size]]$152. [b][url=https://forum.zdoom.org/viewtopic.php?f=43&amp;t=60456#p1052735]Champions[/url][/b] [2: [size=85]IdiotBitz: 1, CherubCorps: 1[/size]]$152. [b][url=https://forum.zdoom.org/viewtopic.php?f=19&amp;t=55298#p978283]Consolation Prize: The PSX Doom TC[/url][/b] [2: [size=85]Dr_Cosmobyte: 1, IdiotBitz: 1[/size]]$152. [b][url=https://forum.zdoom.org/viewtopic.php?t=36667#p694653]Crossfire[/url][/b] [2: [size=85]Somagu: 1, Marrub: 1[/size]]$152. [b][url=https://forum.zdoom.org/viewtopic.php?f=19&amp;t=36608]Cyberrunner[/url][/b] [2: [size=85]Revae: 2[/size]]$152. [b][url=https://forum.zdoom.org/viewtopic.php?t=57247#p1009500]DarkDoomZ[/url][/b] [2: [size=85]Hexereticdoom: 1, Proydoha: 1[/size]]$152. [b][url=https://forum.zdoom.org/viewtopic.php?f=43&amp;t=58521#p1028226]Dead Marine[/url][/b] [2: [size=85]m8f: 1, Dr_Cosmobyte: 1[/size]]$152. [b][url=https://forum.zdoom.org/viewtopic.php?f=43&amp;t=59887#p1045489]Demon CounterStrike[/url][/b] [2: [size=85]Shadelight: 2[/size]]$152. [b][url=https://forum.zdoom.org/viewtopic.php?t=31034#p587707]Error: Doom[/url][/b] [2: [size=85]Marrub: 2[/size]]$152. [b][url=http://www.moddb.com/mods/final-neodoom]Final NeoDoom[/url][/b] [2: [size=85]The Ultimate DooMer: 1, Ravick: 1[/size]]$152. [b][url=https://forum.zdoom.org/viewtopic.php?p=1221621#p1221621]Flashlight++[/url][/b] [2: [size=85]Proydoha: 2[/size]]$152. [b][url=https://forum.zdoom.org/viewtopic.php?f=105&amp;t=35388#p666921]Footsteps[/url][/b] [2: [size=85]m8f: 1, Hexereticdoom: 1[/size]]$152. [b][url=https://forum.zdoom.org/viewtopic.php?f=43&amp;t=46413#p775648]FragTrak[/url][/b] [2: [size=85]Ikazu-san: 2[/size]]$152. [b][url=https://forum.zdoom.org/viewtopic.php?f=19&amp;t=46718#p784166]Gene-Tech: Before the Storm[/url][/b] [2: [size=85]Rachael: 1, Ravick: 1[/size]]$152. [b][url=https://forum.zdoom.org/viewtopic.php?t=69090#p1156925]Gothic Skins for Doom[/url][/b] [2: [size=85]Matt: 2[/size]]$152. [b][url=https://forum.zdoom.org/viewtopic.php?t=72084]Hell Crusher[/url][/b] [2: [size=85]popguy12: 2[/size]]$152. [b][url=https://forum.zdoom.org/viewtopic.php?t=58009#p1020405]HeXeReTiC Fantasy[/url][/b] [2: [size=85]Sumwunn: 2[/size]]$152. [b][url=https://forum.zdoom.org/viewtopic.php?f=43&amp;t=66819]Highway Acceleroid Booster[/url][/b] [2: [size=85]Jarewill: 2[/size]]$152. [b][url=https://forum.zdoom.org/viewtopic.php?f=46&amp;t=60356&amp;hilit=hitmarkers#p1051578]HitMarkers[/url][/b] [2: [size=85]Hexereticdoom: 1, ClessxAlghazanth: 1[/size]]$152. [b][url=https://forum.zdoom.org/viewtopic.php?f=43&amp;t=58687#p1030431]Lambda[/url][/b] [2: [size=85]ChocoGuevara: 2[/size]]$152. [b][url=https://www.moddb.com/mods/litdoom-survival-gameplay]Live Through DOOM (LiTDOOM)[/url][/b] [2: [size=85]popguy12: 1, <text:s/>generic name guy: 1[/size]]$152. [b][url=https://www.doomworld.com/idgames/levels/doom2/Ports/m-o/massm2]MassMouth 2[/url][/b] [2: [size=85]The Ultimate DooMer: 1, lizardcommando: 1[/size]]$152. [b][url=https://mikestoybox.net/2017/09/13/midgard-outlaw/]Midgard Outlaw[/url][/b] [2: [size=85]Rex705: 2[/size]]$152. [b][url=https://forum.zdoom.org/viewtopic.php?t=69741]NeoCore: Dark Depths[/url][/b] [2: [size=85]Sharazar256: 2[/size]]$152. [b][url=https://forum.zdoom.org/viewtopic.php?f=43&amp;t=68043]Nightshift[/url][/b] [2: [size=85]Tombstone665: 1, Proydoha: 1[/size]]$152. [b][url=https://www.doomworld.com/forum/topic/106058-paradise-v2-final-version-8222019/]Paradise[/url][/b] [2: [size=85]Kappes Buur: 1, DarkQuill: 1[/size]]$152. [b][url=https://forum.zdoom.org/viewtopic.php?t=47988#p818163]Paranoid and Paranoiac[/url][/b] [2: [size=85]The Ultimate DooMer: 1, Kappes Buur: 1[/size]]$152. [b][url=https://forum.zdoom.org/viewtopic.php?f=43&amp;t=53876#p947619]Project Ironclad[/url][/b] [2: [size=85]Brohnesorge: 1, Rachael: 1[/size]]$152. [b][url=https://forum.zdoom.org/viewtopic.php?f=3&amp;t=13117#p267820]Queen's Crusade[/url][/b] [2: [size=85]Matt: 2[/size]]$152. [b][url=https://forum.zdoom.org/viewtopic.php?t=29792#p565461]SBrightmaps[/url][/b] [2: [size=85]Hipnotic Rogue: 1, LastManonEarth: 1[/size]]$152. [b][url=https://www.joshuaosullivan.co.uk/skulldash/]Skulldash[/url][/b] [2: [size=85]The Ultimate DooMer: 1, QuakedoomNukem Cz: 1[/size]]$152. [b][url=https://forum.zdoom.org/viewtopic.php?t=57013#p1005651]Slomo Bullettime Ultimate[/url][/b] [2: [size=85]Hexereticdoom: 1, ClessxAlghazanth: 1[/size]]$152. [b][url=https://forum.zdoom.org/viewtopic.php?f=43&amp;t=46174#p769209]Sneaky Doom[/url][/b] [2: [size=85]sycspysycspy: 2[/size]]$152. [b][url=https://www.doomworld.com/forum/topic/71133-sound-caulking-now-on-idgames/]Sound Caulking[/url][/b] [2: [size=85]m8f: 1, A_D_M_E_R_A_L: 1[/size]]$152. [b][url=https://forum.zdoom.org/viewtopic.php?f=42&amp;t=62163#p1074598]Spooktober Community Mapping Project[/url][/b] [2: [size=85]Rex705: 2[/size]]$152. [b][url=https://forum.zdoom.org/viewtopic.php?t=49369#p854693]Strange Aeons[/url][/b] [2: [size=85]Rachael: 1, Мichаеlis: 1[/size]]$152. [b][url=https://forum.zdoom.org/viewtopic.php?f=19&amp;t=49164#p850102]Temple of the Lizard Men 4[/url][/b] [2: [size=85]Rex705: 2[/size]]$152. [b][url=https://forum.zdoom.org/viewtopic.php?t=37064#p703739]The Space Pirate[/url][/b] [2: [size=85]Olroda: 2[/size]]$152. [b][url=https://forum.zdoom.org/viewtopic.php?f=43&amp;t=64374]The Wayfarer's Tome[/url][/b] [2: [size=85]Lagi: 2[/size]]$152. [b][url=https://forum.zdoom.org/viewtopic.php?f=105&amp;t=55413#p981192]Tilt++[/url][/b] [2: [size=85]Hipnotic Rogue: 1, Hexereticdoom: 1[/size]]$152. [b][url=https://zdoom.org/wiki/Town_Infection]Town Infection: The Flooding[/url][/b] [2: [size=85]IdiotBitz: 1, excedentia: 1[/size]]$152. [b][url=https://forum.zdoom.org/viewtopic.php?f=19&amp;t=68911]Trench Foot[/url][/b] [2: [size=85]Lagi: 2[/size]]$152. [b][url=https://forum.zdoom.org/viewtopic.php?f=19&amp;t=27981#p535716]TurboCharged ARCADE![/url][/b] [2: [size=85]Major Cooke: 2[/size]]$152. [b][url=https://forum.zdoom.org/viewtopic.php?t=61009#p1059953]Ugly as Sin[/url][/b] [2: [size=85]Matt: 2[/size]]$152. [b][url=https://forum.zdoom.org/viewtopic.php?f=43&amp;t=60612]Ultra Crispy[/url][/b] [2: [size=85]YukesVonFaust: 2[/size]]$152. [b][url=http://lazrojas.com/wolfendoom/astrostein_2.html]WolfenDOOM: Astrostein[/url][/b] [2: [size=85]Sgt. Shivers: 2[/size]]$152. [b][url=https://forum.zdoom.org/viewtopic.php?f=43&amp;t=65095]ZMovement[/url][/b] [2: [size=85]DYD: 1, SuyaSS: 1[/size]]$199. [b][url=https://www.doomworld.com/idgames/levels/doom/Ports/0-9/007ltsd]007: Licence to Spell DooM[/url][/b] [1: [size=85]The Ultimate DooMer: 1[/size]]$199. [b][url=https://forum.zdoom.org/viewtopic.php?f=42&amp;t=54247#p954473]20 Monsters Challenge[/url][/b] [1: [size=85]Rachael: 1[/size]]$199. [b][url=https://www.doomworld.com/idgames/levels/doom2/deathmatch/Ports/a-c/amisery]Abandoned Misery[/url][/b] [1: [size=85]Kappes Buur: 1[/size]]$199. [b][url=https://forum.zdoom.org/viewtopic.php?t=36877#p699326]Accessories to Murder[/url][/b] [1: [size=85]Cyanide: 1[/size]]$199. [b][url=https://forum.zdoom.org/viewtopic.php?f=43&amp;t=54914#p969409]Aetherius[/url][/b] [1: [size=85]PlayerLin: 1[/size]]$199. [b][url=https://forum.zdoom.org/viewtopic.php?t=58501#p1027895]Alfonzone[/url][/b] [1: [size=85]The Ultimate DooMer: 1[/size]]$199. [b][url=https://www.moddb.com/mods/acm-2014]Aliens: Colonial Marines TC[/url][/b] [1: [size=85]Ravick: 1[/size]]$199. [b][url=https://forum.zdoom.org/viewtopic.php?f=19&amp;t=45213]Aliens: The Ultimate Doom[/url][/b] [1: [size=85]Valken: 1[/size]]$199. [b][url=https://forum.zdoom.org/viewtopic.php?t=73461]aspot[/url][/b] [1: [size=85]Proydoha: 1[/size]]$199. [b][url=https://forum.zdoom.org/viewtopic.php?t=45192#p744669]AvP 2.0[/url][/b] [1: [size=85]shotfan: 1[/size]]$199. [b][url=https://forum.zdoom.org/viewtopic.php?f=43&amp;t=57464#p1012472]Banhammer[/url][/b] [1: [size=85]leodoom85: 1[/size]]$199. [b][url=https://www.doomworld.com/idgames/levels/doom2/Ports/a-c/brfinal]Beyond Reality[/url][/b] [1: [size=85]Kappes Buur: 1[/size]]$199. [b][url=https://forum.zdoom.org/viewtopic.php?f=43&amp;t=53545#p940527]BlackWarrior[/url][/b] [1: [size=85]Somagu: 1[/size]]$199. [b][url=https://www.moddb.com/mods/brutal-doom/addons/tomtefars-extension]Brutal Doom: Tomtefars Extension[/url][/b] [1: [size=85]eharper256: 1[/size]]$199. [b][url=https://forum.zdoom.org/viewtopic.php?f=3&amp;t=37949#p722987]Brutalkick[/url][/b] [1: [size=85]Hipnotic Rogue: 1[/size]]$199. [b][url=https://www.doomworld.com/idgames/levels/doom2/Ports/a-c/cheogsh]Cheogsh[/url][/b] [1: [size=85]Kappes Buur: 1[/size]]$199. [b][url=https://www.doomworld.com/idgames/levels/doom2/Ports/a-c/cheogsh2.zip]Cheogsh 2[/url][/b] [1: [size=85]Kappes Buur: 1[/size]]$199. [b][url=https://www.doomworld.com/idgames/?id=12363]Chosen[/url][/b] [1: [size=85]Bigger C: 1[/size]]$199. [b][url=https://forum.zdoom.org/viewtopic.php?f=61&amp;t=57834#p1017698]Complex Doom: LCA[/url][/b] [1: [size=85]leodoom85: 1[/size]]$199. [b][url=https://www.moddb.com/mods/counter-strike-doom-martian-offensive-2017]Counter-Strike Doom: Martian Offensive[/url][/b] [1: [size=85]AlphaEnt: 1[/size]]$199. [b][url=https://forum.zdoom.org/viewtopic.php?t=68078]Critical Shots[/url][/b] [1: [size=85]Proydoha: 1[/size]]$199. [b][url=https://forum.zdoom.org/viewtopic.php?f=37&amp;t=22137#p435505]Custom Crosshair Pack[/url][/b] [1: [size=85]Hexereticdoom: 1[/size]]$199. [b][url=https://www.doomworld.com/idgames/levels/doom2/Ports/d-f/dark7]Dark 7 (with Mission Pack)[/url][/b] [1: [size=85]The Ultimate DooMer: 1[/size]]$199. [b][url=https://forum.zdoom.org/viewtopic.php?f=19&amp;t=65458#p1112779]Darkmoon[/url][/b] [1: [size=85]Kappes Buur: 1[/size]]$199. [b][url=https://www.doomworld.com/idgames/levels/doom2/Ports/d-f/dor]Dawn of Reality[/url][/b] [1: [size=85]Kappes Buur: 1[/size]]$199. [b][url=https://forum.zdoom.org/viewtopic.php?t=46787#p786254]Demonsteele: NowThatsWhatICallMIDI[/url][/b] [1: [size=85]HaraSwift: 1[/size]]$199. [b][url=https://forum.zdoom.org/viewtopic.php?f=43&amp;t=67864]DN3DooM[/url][/b] [1: [size=85]ClessxAlghazanth: 1[/size]]$199. [b][url=https://www.moddb.com/mods/dont-play-with-hell-black-edition]Don’t play with HELL – Black Edition[/url][/b] [1: [size=85]Ravick: 1[/size]]$199. [b][url=https://www.doomworld.com/forum/topic/62403-doom-2-minor-sprite-fixing-project-v19-release-updated-12718/]Doom 2 Minor Sprite Fixing Project[/url][/b] [1: [size=85]m8f: 1[/size]]$199. [b][url=https://www.doomworld.com/forum/topic/108725-doom-4-vanilla-new-v12-released-faster-weapons/]DOOM 4 VANILLA[/url][/b] [1: [size=85]Rex705: 1[/size]]$199. [b][url=https://forum.zdoom.org/viewtopic.php?f=43&amp;t=51596]Doom 64 'weapons only'[/url][/b] [1: [size=85]Hipnotic Rogue: 1[/size]]$199. [b][url=https://forum.zdoom.org/viewtopic.php?t=45060#p741205]Doom Ambient Pack[/url][/b] [1: [size=85]Hexereticdoom: 1[/size]]$199. [b][url=https://forum.zdoom.org/viewtopic.php?f=43&amp;t=58499#p1027836]Doom Loot Box Mod[/url][/b] [1: [size=85]IdiotBitz: 1[/size]]$199. [b][url=https://www.doomworld.com/vb/thread/15965]Doom Raider:Crypt of the Vile[/url][/b] [1: [size=85]Kappes Buur: 1[/size]]$199. [b][url=https://forum.zdoom.org/viewtopic.php?f=43&amp;t=62911#p1083812]DoomKrakken's Monster Randomizer[/url][/b] [1: [size=85]shotfan: 1[/size]]$199. [b][url=https://www.doomworld.com/idgames/themes/TeamTNT/ed4_rfo/ed4_rfo1]Eternal DOOM IV: Return from Oblivion[/url][/b] [1: [size=85]Kappes Buur: 1[/size]]$199. [b][url=https://forum.zdoom.org/viewtopic.php?f=43&amp;t=58923#p1033516]FamiliarDoom[/url][/b] [1: [size=85]kadu522: 1[/size]]$199. [b][url=https://forum.zdoom.org/viewtopic.php?f=43&amp;t=69504]FantasyMonsters 4 Heretic[/url][/b] [1: [size=85]Valken: 1[/size]]$199. [b][url=https://www.doomworld.com/forum/topic/74722-release-fearrific-project-brutality-revised/]Fearrific[/url][/b] [1: [size=85]Valken: 1[/size]]$199. [b][url=https://iamsparky.wordpress.com/foreverhood/]Foreverhood[/url][/b] [1: [size=85]Kappes Buur: 1[/size]]$199. [b][url=https://forum.zdoom.org/viewtopic.php?f=19&amp;t=57252#p1009564]Ghoul School 3D[/url][/b] [1: [size=85]Rachael: 1[/size]]$199. [b][url=https://forum.zdoom.org/viewtopic.php?f=46&amp;t=56148#p994037]GZSHud[/url][/b] [1: [size=85]Hipnotic Rogue: 1[/size]]$199. [b][url=http://painkiller.allfearthesentinel.net/download?file=te13-harder-event.pk3]Harder Event[/url][/b] [1: [size=85]Dr_Cosmobyte: 1[/size]]$199. [b][url=https://zdoom.org/wiki/Haze_(working_title)]Haze[/url][/b] [1: [size=85]Dr_Cosmobyte: 1[/size]]$199. [b][url=https://forum.zdoom.org/viewtopic.php?t=68575]Hellrider[/url][/b] [1: [size=85] generic name guy: 1[/size]]$199. [b][url=https://forum.zdoom.org/viewtopic.php?f=43&amp;t=61643]Hellscape Navigator[/url][/b] [1: [size=85]TheRatCircus: 1[/size]]$199. [b][url=https://www.doomworld.com/forum/topic/98309-hellwalker-mod/]Hellwalker﻿ Mod[/url][/b] [1: [size=85]Valken: 1[/size]]$199. [b][url=https://forum.zdoom.org/viewtopic.php?f=37&amp;t=47973#p817851]Heretic Widescreened HUD[/url][/b] [1: [size=85]Hipnotic Rogue: 1[/size]]$199. [b][url=https://www.doomworld.com/idgames/levels/hexen/v-z/viscerus]Hexen: Scourge of Viscerus[/url][/b] [1: [size=85]Solmir: 1[/size]]$199. [b][url=https://forum.zdoom.org/viewtopic.php?f=43&amp;t=33766#p638587]HeXercise[/url][/b] [1: [size=85]Eric_: 1[/size]]$199. [b][url=https://www.doomworld.com/idgames/levels/heretic/Ports/hocx]Hordes of Chaos[/url][/b] [1: [size=85]The Ultimate DooMer: 1[/size]]$199. [b][url=https://forum.zdoom.org/viewtopic.php?f=43&amp;t=71897]Intelligent Supplies[/url][/b] [1: [size=85]TheRatCircus: 1[/size]]$199. [b][url=https://jp.itch.io/jphud-doom]JP's HUD[/url][/b] [1: [size=85]Hexereticdoom: 1[/size]]$199. [b][url=https://mikestoybox.net/2017/06/29/karnak/]Karnak[/url][/b] [1: [size=85]Matt: 1[/size]]$199. [b][url=https://jp.itch.io/doom-keymaster]Keymaster[/url][/b] [1: [size=85]IdiotBitz: 1[/size]]$199. [b][url=https://forum.zdoom.org/viewtopic.php?t=37786#p719312]Lasting Light[/url][/b] [1: [size=85]Ravick: 1[/size]]$199. [b][url=https://forum.zdoom.org/viewtopic.php?f=43&amp;t=65583]Legion of Bones[/url][/b] [1: [size=85]Brohnesorge: 1[/size]]$199. [b][url=https://forum.zdoom.org/viewtopic.php?f=42&amp;t=57364#p1011019]Lilith[/url][/b] [1: [size=85]AlphaEnt: 1[/size]]$199. [b][url=https://forum.zdoom.org/viewtopic.php?t=15793#p315526]Lizard Squad[/url][/b] [1: [size=85]lizardcommando: 1[/size]]$199. [b][url=https://www.doomworld.com/idgames/levels/doom2/Ports/j-l/lslsp_gd]LOST SOULSPHERE: Gold Edition[/url][/b] [1: [size=85]Major Cooke: 1[/size]]$199. [b][url=https://forum.zdoom.org/viewtopic.php?f=43&amp;t=52041#p907566]Lowtech Remake[/url][/b] [1: [size=85]YukesVonFaust: 1[/size]]$199. [b][url=https://forum.zdoom.org/viewtopic.php?f=19&amp;t=28589&amp;start=2490#p925995]MAIS[/url][/b] [1: [size=85]Sgt. Shivers: 1[/size]]$199. [b][url=https://forum.zdoom.org/viewtopic.php?f=43&amp;t=69492]Malice[/url][/b] [1: [size=85]Valken: 1[/size]]$199. [b][url=https://forum.zdoom.org/viewtopic.php?t=48924#p843884]Megabounce[/url][/b] [1: [size=85]Beed28: 1[/size]]$199. [b][url=https://forum.zdoom.org/viewtopic.php?t=45872#p761776]Metroid: Dreadnought[/url][/b] [1: [size=85]Cyanide: 1[/size]]$199. [b][url=https://forum.zdoom.org/viewtopic.php?f=42&amp;t=53887#p947837]MMDCXIV - Journey into 27 Century[/url][/b] [1: [size=85]Kappes Buur: 1[/size]]$199. [b][url=https://forum.zdoom.org/viewtopic.php?t=56838#p1003369]Monster Scouter[/url][/b] [1: [size=85]Cyanide: 1[/size]]$199. [b][url=https://forum.zdoom.org/viewtopic.php?f=43&amp;t=56272]Nameless Lite RPG Mod[/url][/b] [1: [size=85]IdiotBitz: 1[/size]]$199. [b][url=https://mikestoybox.net/2017/01/04/nerves-of-steel/]Nerves of Steel[/url][/b] [1: [size=85]Rex705: 1[/size]]$199. [b][url=http://web.archive.org/web/20100527012514/http://members.multimania.co.uk/Enjay001/]njsplash[/url][/b] [1: [size=85]Hipnotic Rogue: 1[/size]]$199. [b][url=https://forum.zdoom.org/viewtopic.php?f=43&amp;t=67319]Nobody Told Me About id[/url][/b] [1: [size=85]terminator44: 1[/size]]$199. [b][url=https://www.doomworld.com/idgames/combos/omgwpnv2]OMG Weapons! (and Monsters)[/url][/b] [1: [size=85]TDRR: 1[/size]]$199. [b][url=https://forum.zdoom.org/viewtopic.php?f=43&amp;t=72567]Painslayer[/url][/b] [1: [size=85]Infirnex: 1[/size]]$199. [b][url=https://forum.zdoom.org/viewtopic.php?f=19&amp;t=26057#p496393]Parkour[/url][/b] [1: [size=85]TDRR: 1[/size]]$199. [b][url=https://forum.zdoom.org/viewtopic.php?f=19&amp;t=27649#p529231]Pokémon Doom[/url][/b] [1: [size=85]Marrub: 1[/size]]$199. [b][url=https://forum.zdoom.org/viewtopic.php?t=70993]Project Re-Blood[/url][/b] [1: [size=85]ClessxAlghazanth: 1[/size]]$199. [b][url=https://sites.google.com/site/realgunshardcore/]Real Guns Hardcore[/url][/b] [1: [size=85]Koto: 1[/size]]$199. [b][url=https://www.doomworld.com/idgames/levels/doom2/Ports/p-r/roch]Realm of Cheogsh[/url][/b] [1: [size=85]Ravick: 1[/size]]$199. [b][url=https://forum.zdoom.org/viewtopic.php?f=43&amp;t=54362#p957165]Run For It![/url][/b] [1: [size=85]IdiotBitz: 1[/size]]$199. [b][url=https://forum.zdoom.org/viewtopic.php?f=37&amp;t=55161#p975126]Smooth fluids[/url][/b] [1: [size=85]Hipnotic Rogue: 1[/size]]$199. [b][url=https://www.doomworld.com/forum/topic/54855-spacedm9-10-release-download-now/]SpaceDM9[/url][/b] [1: [size=85]Kappes Buur: 1[/size]]$199. [b][url=https://forum.zdoom.org/viewtopic.php?f=19&amp;t=60104#p1048348]Splatterhouse 3D[/url][/b] [1: [size=85]Rachael: 1[/size]]$199. [b][url=https://forum.zdoom.org/viewtopic.php?t=56600#p1000024]StatsKeeper[/url][/b] [1: [size=85]Cyanide: 1[/size]]$199. [b][url=https://forum.zdoom.org/viewtopic.php?f=43&amp;t=57902#p1018827]Sun Damage Omen[/url][/b] [1: [size=85]Matt: 1[/size]]$199. [b][url=https://forum.zdoom.org/viewtopic.php?p=883878#p883878]TGRDM3 (Morgenstern)[/url][/b] [1: [size=85]Rachael: 1[/size]]$199. [b][url=https://www.doomworld.com/idgames/levels/doom2/Ports/s-u/tcotd21me]The City of The Damned : Apocalypse[/url][/b] [1: [size=85]Zan: 1[/size]]$199. [b][url=http://www.prodigal-game.com/doomwads.html]The Island[/url][/b] [1: [size=85]Kappes Buur: 1[/size]]$199. [b][url=https://forum.zdoom.org/viewtopic.php?f=43&amp;t=55321#p978965]The Trooper[/url][/b] [1: [size=85]lil'devil: 1[/size]]$199. [b][url=https://www.doomworld.com/idgames/levels/heretic/Ports/njhthief]Thief - The Trail of the Arch-Heretic[/url][/b] [1: [size=85]Curunir: 1[/size]]$199. [b][url=https://forum.zdoom.org/viewtopic.php?f=43&amp;t=71406]Thrifty Ammo, Thrifty Health[/url][/b] [1: [size=85]TheRatCircus: 1[/size]]$199. [b][url=https://forum.zdoom.org/viewtopic.php?f=43&amp;t=64678]Ultimate Custom Doom[/url][/b] [1: [size=85]Lagi: 1[/size]]$199. [b][url=https://www.moddb.com/mods/vietdoom]VietDoom[/url][/b] [1: [size=85]undeadmonk354: 1[/size]]$199. [b][url=https://forum.zdoom.org/viewtopic.php?t=57338#p1010714]Vignette Shader[/url][/b] [1: [size=85]Hexereticdoom: 1[/size]]$199. [b][url=https://forum.zdoom.org/viewtopic.php?f=43&amp;t=67054#p1132997]War Trophies[/url][/b] [1: [size=85]m8f: 1[/size]]$199. [b][url=http://www.moddb.com/addons/na132689]WARDUST heretic Sprites[/url][/b] [1: [size=85]Hipnotic Rogue: 1[/size]]$199. [b][url=https://www.afadoomer.com/wolf3d/default.php]Wolfenstein 3D TC[/url][/b] [1: [size=85]sycspysycspy: 1[/size]]$199. [b][url=https://forum.zdoom.org/viewtopic.php?f=43&amp;t=37254#p707405]X-Weapon: Helsturm[/url][/b] [1: [size=85]shotfan: 1[/size]]$199. [b][url=https://forum.zdoom.org/viewtopic.php?f=43&amp;t=63652&amp;p=1091577#p1091263]Xim's Star Wars Doom[/url][/b] [1: [size=85]xim: 1[/size]]$199. [b][url=https://forum.zdoom.org/viewtopic.php?f=43&amp;t=50744#p882979]Zion[/url][/b] [1: [size=85]Apaul27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97" calcext:value-type="string">
            <text:p>Mods: 297</text:p>
          </table:table-cell>
          <table:table-cell table:style-name="ce12" table:formula="of:=&quot;Voters: &quot; &amp; SUMPRODUCT(NOT(ISBLANK([.H2:.AMJ2])))" office:value-type="string" office:string-value="Voters: 145" calcext:value-type="string">
            <text:p>Voters: 145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153" calcext:value-type="float">
            <text:p>215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3" table:formula="of:=SUM([.ER4:.ER1048576])" office:value-type="float" office:value="15" calcext:value-type="float">
            <text:p>15</text:p>
          </table:table-cell>
          <table:table-cell table:style-name="ce43" table:formula="of:=SUM([.ES4:.ES1048576])" office:value-type="float" office:value="15" calcext:value-type="float">
            <text:p>15</text:p>
          </table:table-cell>
          <table:table-cell table:style-name="ce43" table:formula="of:=SUM([.ET4:.ET1048576])" office:value-type="float" office:value="15" calcext:value-type="float">
            <text:p>15</text:p>
          </table:table-cell>
          <table:table-cell table:style-name="ce43" table:formula="of:=SUM([.EU4:.EU1048576])" office:value-type="float" office:value="15" calcext:value-type="float">
            <text:p>15</text:p>
          </table:table-cell>
          <table:table-cell table:style-name="ce43" table:formula="of:=SUM([.EV4:.EV1048576])" office:value-type="float" office:value="15" calcext:value-type="float">
            <text:p>15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6" office:value-type="string" calcext:value-type="string">
            <text:p>Proydoha</text:p>
          </table:table-cell>
          <table:table-cell table:style-name="ce16" office:value-type="string" calcext:value-type="string">
            <text:p>Phil597</text:p>
          </table:table-cell>
          <table:table-cell table:style-name="ce16" office:value-type="string" calcext:value-type="string">
            <text:p>Impulse9</text:p>
          </table:table-cell>
          <table:table-cell table:style-name="ce16" office:value-type="string" calcext:value-type="string">
            <text:p>popguy12</text:p>
          </table:table-cell>
          <table:table-cell table:style-name="ce16" office:value-type="string" calcext:value-type="string">
            <text:p><text:s/>generic name guy</text:p>
          </table:table-cell>
          <table:table-cell table:style-name="ce14" table:number-columns-repeated="87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6" calcext:value-type="float">
            <text:p>7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<text:a xlink:href="https://github.com/pa1nki113r/Project_Brutality" xlink:type="simple">https://github.com/pa1nki113r/Project_Brutality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 generic name guy: 5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<text:s/>generic name guy: 5</text:p>
          </table:table-cell>
          <table:table-cell table:formula="of:=SUMPRODUCT(NOT(ISBLANK([.H4:.AMJ4])))" office:value-type="float" office:value="22" calcext:value-type="float">
            <text:p>2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74" calcext:value-type="float">
            <text:p>7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6:.AMJ6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 TheNightATK300: 3, Cyanide: 1, D3athStalker: 2, Apaul27: 1, DoodGuy: 5, JDSH98: 3, SunPraiser: 5, The_Abysswalker: 5, TDRR: 4, excedentia: 5, Error313: 3, spart_n: 3, kultasakaali: 5, DYD: 3, RubyEyeShabranigdu: 2, Sharazar256: 1, Phil597: 5" calcext:value-type="string">
            <text:p><text:s/>TheNightATK300: 3, Cyanide: 1, D3athStalker: 2, Apaul27: 1, DoodGuy: 5, JDSH98: 3, SunPraiser: 5, The_Abysswalker: 5, TDRR: 4, excedentia: 5, Error313: 3, spart_n: 3, kultasakaali: 5, DYD: 3, RubyEyeShabranigdu: 2, Sharazar256: 1, Phil597: 5</text:p>
          </table:table-cell>
          <table:table-cell table:formula="of:=SUMPRODUCT(NOT(ISBLANK([.H8:.AMJ8])))" office:value-type="float" office:value="17" calcext:value-type="float">
            <text:p>17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9:.AMJ9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1:.AMJ11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2:.AMJ12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3:.AMJ13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8" calcext:value-type="float">
            <text:p>38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eharper256: 1, SallazarSpellcaster: 5, MaxRideWizardLord: 3, Lagi: 1, Valken: 1, ClessxAlghazanth: 2,  Inconspicuousduck: 4, Infirnex: 1, headlesszombie: 5, RubyEyeShabranigdu: 1, Sharazar256: 2, Nimlouth: 2, DarkQuill: 5, Irrevenant: 1, Impulse9: 4" calcext:value-type="string">
            <text:p>eharper256: 1, SallazarSpellcaster: 5, MaxRideWizardLord: 3, Lagi: 1, Valken: 1, ClessxAlghazanth: 2, <text:s/>Inconspicuousduck: 4, Infirnex: 1, headlesszombie: 5, RubyEyeShabranigdu: 1, Sharazar256: 2, Nimlouth: 2, DarkQuill: 5, Irrevenant: 1, Impulse9: 4</text:p>
          </table:table-cell>
          <table:table-cell table:formula="of:=SUMPRODUCT(NOT(ISBLANK([.H14:.AMJ14])))" office:value-type="float" office:value="15" calcext:value-type="float">
            <text:p>1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7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5:.AMJ15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6:.AMJ16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8:.AMJ18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lil'devil: 1, Olroda: 1, Zcat: 1, Zan: 3, wolfmanfp: 1, Rowsol: 1, BerserkerNoir: 1, MasterBeavis: 1, AlexThePianoNailer: 5, Martinoz: 3, Dinosaur_Nerd: 2, Valken: 1, omxgamer127: 3,  Inconspicuousduck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: 4, Sharazar256: 2</text:p>
          </table:table-cell>
          <table:table-cell table:formula="of:=SUMPRODUCT(NOT(ISBLANK([.H20:.AMJ20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30" calcext:value-type="float">
            <text:p>30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Hipnotic Rogue: 1, AlphaEnt: 1, BerserkerNoir: 2, xim: 2, Rex705: 1, Craneo: 5, Hexereticdoom: 1, terminator44: 1, Lagi: 2, Arcterezion: 4, CherubCorps: 1, Xangelxal: 2,  Inconspicuousduck: 2, headlesszombie: 1, Nimlouth: 1, TheRatCircus: 1, Proydoha: 1,  generic name guy: 1" calcext:value-type="string">
            <text:p>Hipnotic Rogue: 1, AlphaEnt: 1, BerserkerNoir: 2, xim: 2, Rex705: 1, Craneo: 5, Hexereticdoom: 1, terminator44: 1, Lagi: 2, Arcterezion: 4, CherubCorps: 1, Xangelxal: 2, <text:s/>Inconspicuousduck: 2, headlesszombie: 1, Nimlouth: 1, TheRatCircus: 1, Proydoha: 1, <text:s/>generic name guy: 1</text:p>
          </table:table-cell>
          <table:table-cell table:formula="of:=SUMPRODUCT(NOT(ISBLANK([.H21:.AMJ21])))"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Rachael: 1, Shadelight: 3, Jaxxoon R: 3, insightguy: 2, Zcat: 3, Zan: 4, QuakedoomNukem Cz: 1, Solmir: 4, SunPraiser: 2, Dylan558: 2, MasterBeavis: 1, ReformedJoe: 2, Lagi: 1" calcext:value-type="string">
            <text:p>Rachael: 1, Shadelight: 3, Jaxxoon R: 3, insightguy: 2, Zcat: 3, Zan: 4, QuakedoomNukem Cz: 1, Solmir: 4, SunPraiser: 2, Dylan558: 2, MasterBeavis: 1, ReformedJoe: 2, Lagi: 1</text:p>
          </table:table-cell>
          <table:table-cell table:formula="of:=SUMPRODUCT(NOT(ISBLANK([.H22:.AMJ22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6" calcext:value-type="float">
            <text:p>2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m8f: 1, Vostyok: 3, spart_n: 5, DoomKrakken: 3, ReformedJoe: 4, rayburn: 5, Phil597: 5" calcext:value-type="string">
            <text:p>m8f: 1, Vostyok: 3, spart_n: 5, DoomKrakken: 3, ReformedJoe: 4, rayburn: 5, Phil597: 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5" calcext:value-type="float">
            <text:p>25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Untitled: 4, Captain J: 2, Azba: 1, Eric_: 3, Zcat: 5, TheMightyHeracross: 3, sycspysycspy: 3, Ikazu-san: 1, Tartlman: 1, terminator44: 1, Proydoha: 1" calcext:value-type="string">
            <text:p>Untitled: 4, Captain J: 2, Azba: 1, Eric_: 3, Zcat: 5, TheMightyHeracross: 3, sycspysycspy: 3, Ikazu-san: 1, Tartlman: 1, terminator44: 1, Proydoha: 1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Caligari87: 2, ZikShadow: 1, The Ultimate DooMer: 1, dard22: 2, Zcat: 2, Zan: 1, Ravick: 1, Koto: 4, Solmir: 5, kultasakaali: 2, headlesszombie: 3" calcext:value-type="string">
            <text:p>Caligari87: 2, ZikShadow: 1, The Ultimate DooMer: 1, dard22: 2, Zcat: 2, Zan: 1, Ravick: 1, Koto: 4, Solmir: 5, kultasakaali: 2, headlesszombie: 3</text:p>
          </table:table-cell>
          <table:table-cell table:formula="of:=SUMPRODUCT(NOT(ISBLANK([.H29:.AMJ29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30:.AMJ3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1:.AMJ31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2:.AMJ32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2" calcext:value-type="float">
            <text:p>2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Rex705: 2, Craneo: 4, ChocoGuevara: 4, TheZombie: 5, fcas3t: 5,  generic name guy: 2" calcext:value-type="string">
            <text:p>Rex705: 2, Craneo: 4, ChocoGuevara: 4, TheZombie: 5, fcas3t: 5, <text:s/>generic name guy: 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4:.AMJ3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1" calcext:value-type="float">
            <text:p>21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Master Medi: 2, Zan: 1, TheMightyHeracross: 3, IdiotBitz: 1, SallazarSpellcaster: 2, MaxRideWizardLord: 1, Doomguy914: 4, rayburn: 3, Sharazar256: 2, Impulse9: 2" calcext:value-type="string">
            <text:p>Master Medi: 2, Zan: 1, TheMightyHeracross: 3, IdiotBitz: 1, SallazarSpellcaster: 2, MaxRideWizardLord: 1, Doomguy914: 4, rayburn: 3, Sharazar256: 2, Impulse9: 2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9" calcext:value-type="float">
            <text:p>19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m8f: 1, ZippeyKeys12: 1, Dr_Cosmobyte: 1, Мichаеlis: 1, SunPraiser: 3, Squirb: 3, Rex705: 1, A_D_M_E_R_A_L: 2, Cacodemon345: 3, terminator44: 1,  generic name guy: 2" calcext:value-type="string">
            <text:p>m8f: 1, ZippeyKeys12: 1, Dr_Cosmobyte: 1, Мichаеlis: 1, SunPraiser: 3, Squirb: 3, Rex705: 1, A_D_M_E_R_A_L: 2, Cacodemon345: 3, terminator44: 1, <text:s/>generic name guy: 2</text:p>
          </table:table-cell>
          <table:table-cell table:formula="of:=SUMPRODUCT(NOT(ISBLANK([.H37:.AMJ37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QuakedoomNukem Cz: 1, Apaul27: 2, wolfmanfp: 2, Мichаеlis: 2, DoodGuy: 2, Tartlman: 2, ReformedJoe: 3, Doomguy914: 1, headlesszombie: 3" calcext:value-type="string">
            <text:p>QuakedoomNukem Cz: 1, Apaul27: 2, wolfmanfp: 2, Мichаеlis: 2, DoodGuy: 2, Tartlman: 2, ReformedJoe: 3, Doomguy914: 1, headlesszombie: 3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9:.AMJ39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: 2, Мichаеlis: 1, excedentia: 5, Zonky: 4" calcext:value-type="string">
            <text:p>The Ultimate DooMer: 1, Koto: 1, Apaul27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ibm5155: 3, D3athStalker: 1, Мichаеlis: 1, shotfan: 2, DYD: 5, Phil597: 2" calcext:value-type="string">
            <text:p>ibm5155: 3, D3athStalker: 1, Мichаеlis: 1, shotfan: 2, DYD: 5, Phil597: 2</text:p>
          </table:table-cell>
          <table:table-cell table:formula="of:=SUMPRODUCT(NOT(ISBLANK([.H46:.AMJ46])))" office:value-type="float" office:value="6" calcext:value-type="float">
            <text:p>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7:.AMJ4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2" calcext:value-type="float">
            <text:p>42</text:p>
          </table:table-cell>
          <table:table-cell table:formula="of:=SUM([.H48:.AMJ48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8:.AMJ48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ChocoGuevara: 3, Arcterezion: 2, CherubCorps: 4, Irrevenant: 3, Proydoha: 1" calcext:value-type="string">
            <text:p>ChocoGuevara: 3, Arcterezion: 2, CherubCorps: 4, Irrevenant: 3, Proydoha: 1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m8f: 1, undeadmonk354: 3, PlayerLin: 5,  Inconspicuousduck: 4" calcext:value-type="string">
            <text:p>m8f: 1, undeadmonk354: 3, PlayerLin: 5, <text:s/>Inconspicuousduck: 4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SallazarSpellcaster: 5, Lagi: 2, Impulse9: 5" calcext:value-type="string">
            <text:p>SallazarSpellcaster: 5, Lagi: 2, Impulse9: 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TheLightBad96: 2, erni945: 2, Apaul27: 1, DoodGuy: 1, YukesVonFaust: 1, JDSH98: 2, Vostyok: 3" calcext:value-type="string">
            <text:p>TheLightBad96: 2, erni945: 2, Apaul27: 1, DoodGuy: 1, YukesVonFaust: 1, JDSH98: 2, Vostyok: 3</text:p>
          </table:table-cell>
          <table:table-cell table:formula="of:=SUMPRODUCT(NOT(ISBLANK([.H53:.AMJ5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Combine_Kegan: 4, Zcat: 4, Ravick: 1, MasterBeavis: 1, Dinosaur_Nerd: 1,  Inconspicuousduck: 1" calcext:value-type="string">
            <text:p>Combine_Kegan: 4, Zcat: 4, Ravick: 1, MasterBeavis: 1, Dinosaur_Nerd: 1, <text:s/>Inconspicuousduck: 1</text:p>
          </table:table-cell>
          <table:table-cell table:formula="of:=SUMPRODUCT(NOT(ISBLANK([.H54:.AMJ5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QuakedoomNukem Cz: 1, Apaul27: 3, AlphaEnt: 2, fcas3t: 3" calcext:value-type="string">
            <text:p>QuakedoomNukem Cz: 1, Apaul27: 3, AlphaEnt: 2, fcas3t: 3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Infirnex: 5, DarkQuill: 3" calcext:value-type="string">
            <text:p>Infirnex: 5, DarkQuill: 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MightyHeracross: 3, QuakedoomNukem Cz: 1, Apaul27: 3" calcext:value-type="string">
            <text:p>TheMightyHeracross: 3, QuakedoomNukem Cz: 1, Apaul27: 3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phantombeta: 2, Apaul27: 2, wolfmanfp: 3" calcext:value-type="string">
            <text:p>phantombeta: 2, Apaul27: 2, wolfmanfp: 3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TheRatCircus: 1, BouncyTEM: 5" calcext:value-type="string">
            <text:p>TheRatCircus: 1, BouncyTEM: 5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Hexereticdoom: 1, Lagi: 1, Nimlouth: 1, TheRatCircus: 1, Proydoha: 2" calcext:value-type="string">
            <text:p>Hexereticdoom: 1, Lagi: 1, Nimlouth: 1, TheRatCircus: 1, Proydoha: 2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7:.AMJ7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Error313: 3, Squirb: 3" calcext:value-type="string">
            <text:p>Error313: 3, Squirb: 3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Valken: 1, Phil597: 1, Impulse9: 3" calcext:value-type="string">
            <text:p>Valken: 1, Phil597: 1, Impulse9: 3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ClessxAlghazanth: 1, TheRatCircus: 1, Proydoha: 2,  generic name guy: 1" calcext:value-type="string">
            <text:p>ClessxAlghazanth: 1, TheRatCircus: 1, Proydoha: 2, <text:s/>generic name guy: 1</text:p>
          </table:table-cell>
          <table:table-cell table:formula="of:=SUMPRODUCT(NOT(ISBLANK([.H84:.AMJ84])))" office:value-type="float" office:value="4" calcext:value-type="float">
            <text:p>4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Halo: Doom Evolved</text:p>
          </table:table-cell>
          <table:table-cell office:value-type="string" calcext:value-type="string">
            <text:p><text:a xlink:href="https://www.moddb.com/mods/halo-doom-evolved" xlink:type="simple">https://www.moddb.com/mods/halo-doom-evolved</text:a>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popguy12: 3,  generic name guy: 2" calcext:value-type="string">
            <text:p>popguy12: 3, <text:s/>generic name guy: 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14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Ravick: 1, Major Cooke: 4" calcext:value-type="string">
            <text:p>Ravick: 1, Major Cooke: 4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terminator44: 1, Zonky: 4" calcext:value-type="string">
            <text:p>terminator44: 1, Zonky: 4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wildweasel: 5" calcext:value-type="string">
            <text:p>wildweasel: 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Major Cooke: 5" calcext:value-type="string">
            <text:p>Major Cook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92:.AMJ9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Shi No Hime: 5" calcext:value-type="string">
            <text:p>Shi No Hime: 5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JDSH98: 2, silentzora: 3" calcext:value-type="string">
            <text:p>JDSH98: 2, silentzora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8:.AMJ9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Beed28: 4" calcext:value-type="string">
            <text:p>Beed28: 4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Nimlouth: 4" calcext:value-type="string">
            <text:p>Nimlouth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CherubCorps: 1, Xangelxal: 3" calcext:value-type="string">
            <text:p>CherubCorps: 1, Xangelxal: 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103:.AMJ103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6" calcext:value-type="float">
            <text:p>96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Ravick: 1, Koto: 3" calcext:value-type="string">
            <text:p>Ravick: 1, Koto: 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6" calcext:value-type="float">
            <text:p>96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xim: 4" calcext:value-type="string">
            <text:p>xim: 4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6" calcext:value-type="float">
            <text:p>96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1, Ikazu-san: 3" calcext:value-type="string">
            <text:p>eharper256: 1, Ikazu-san: 3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6" calcext:value-type="float">
            <text:p>96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6" calcext:value-type="float">
            <text:p>96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DeathStrider</text:p>
          </table:table-cell>
          <table:table-cell office:value-type="string" calcext:value-type="string">
            <text:p><text:a xlink:href="https://gitlab.com/accensi/deathstrider" xlink:type="simple">https://gitlab.com/accensi/deathstrider</text:a>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popguy12: 4" calcext:value-type="string">
            <text:p>popguy12: 4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43"/>
          <table:table-cell office:value-type="float" office:value="4" calcext:value-type="float">
            <text:p>4</text:p>
          </table:table-cell>
          <table:table-cell table:number-columns-repeated="87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6" calcext:value-type="float">
            <text:p>96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The Ultimate DooMer: 1, Solmir: 3" calcext:value-type="string">
            <text:p>The Ultimate DooMer: 1, Solmir: 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6" calcext:value-type="float">
            <text:p>96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10:.AMJ110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6" calcext:value-type="float">
            <text:p>96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6" calcext:value-type="float">
            <text:p>96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6" calcext:value-type="float">
            <text:p>96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PlayerLin: 3, Valken: 1" calcext:value-type="string">
            <text:p>PlayerLin: 3, Valken: 1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6" calcext:value-type="float">
            <text:p>96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Brohnesorge: 3, Turbo: 1" calcext:value-type="string">
            <text:p>Brohnesorge: 3, Turbo: 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6" calcext:value-type="float">
            <text:p>96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6" calcext:value-type="float">
            <text:p>96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m8f: 1, Squirb: 3" calcext:value-type="string">
            <text:p>m8f: 1, Squirb: 3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6" calcext:value-type="float">
            <text:p>96</text:p>
          </table:table-cell>
          <table:table-cell table:formula="of:=SUM([.H117:.AMJ117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6" calcext:value-type="float">
            <text:p>96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6" calcext:value-type="float">
            <text:p>96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6" calcext:value-type="float">
            <text:p>96</text:p>
          </table:table-cell>
          <table:table-cell table:formula="of:=SUM([.H120:.AMJ12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20:.AMJ12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6" calcext:value-type="float">
            <text:p>96</text:p>
          </table:table-cell>
          <table:table-cell table:formula="of:=SUM([.H121:.AMJ12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21:.AMJ12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6" calcext:value-type="float">
            <text:p>96</text:p>
          </table:table-cell>
          <table:table-cell table:formula="of:=SUM([.H122:.AMJ122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kultasakaali: 4" calcext:value-type="string">
            <text:p>kultasakaali: 4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6" calcext:value-type="float">
            <text:p>96</text:p>
          </table:table-cell>
          <table:table-cell table:formula="of:=SUM([.H123:.AMJ12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Caligari87: 1, Jaxxoon R: 3" calcext:value-type="string">
            <text:p>Caligari87: 1, Jaxxoon R: 3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6" calcext:value-type="float">
            <text:p>96</text:p>
          </table:table-cell>
          <table:table-cell table:formula="of:=SUM([.H124:.AMJ124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Matt: 2, Revae: 2" calcext:value-type="string">
            <text:p>Matt: 2, Revae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fcas3t: 3" calcext:value-type="string">
            <text:p>fcas3t: 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Curunir: 3" calcext:value-type="string">
            <text:p>Curunir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Jarewill: 1, Sharazar256: 2" calcext:value-type="string">
            <text:p>Jarewill: 1, Sharazar256: 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Valken: 1, Phil597: 1, Impulse9: 1" calcext:value-type="string">
            <text:p>Valken: 1, Phil597: 1, Impulse9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20"/>
          <table:table-cell table:number-columns-repeated="2"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31:.AMJ1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Ravick: 1, Solmir: 2" calcext:value-type="string">
            <text:p>Ravick: 1, Solmir: 2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fcas3t: 3" calcext:value-type="string">
            <text:p>fcas3t: 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34:.AMJ1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35:.AMJ13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TheMightyHeracross: 3" calcext:value-type="string">
            <text:p>TheMightyHeracross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omxgamer127: 3" calcext:value-type="string">
            <text:p>omxgamer127: 3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4.9654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kadu522: 1, YukesVonFaust: 2" calcext:value-type="string">
            <text:p>kadu522: 1, YukesVonFaust: 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Matt: 2, Hexereticdoom: 1" calcext:value-type="string">
            <text:p>Matt: 2, Hexereticdoom: 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Major Cooke: 3" calcext:value-type="string">
            <text:p>Major Cooke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Zonky: 3" calcext:value-type="string">
            <text:p>Zonky: 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3athStalker: 2, Martinoz: 1" calcext:value-type="string">
            <text:p>D3athStalker: 2, Martinoz: 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Tapwave: 3" calcext:value-type="string">
            <text:p>Tapwave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Doomguy914: 3" calcext:value-type="string">
            <text:p>Doomguy914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Dr_Cosmobyte: 1, Craneo: 1, Phil597: 1" calcext:value-type="string">
            <text:p>Dr_Cosmobyte: 1, Craneo: 1, Phil597: 1</text:p>
          </table:table-cell>
          <table:table-cell table:formula="of:=SUMPRODUCT(NOT(ISBLANK([.H148:.AMJ148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Jaxxoon R: 3" calcext:value-type="string">
            <text:p>Jaxxoon R: 3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ibm5155: 1, lil'devil: 2" calcext:value-type="string">
            <text:p>ibm5155: 1, lil'devil: 2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Jaxxoon R: 3" calcext:value-type="string">
            <text:p>Jaxxoon R: 3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Sgt. Shivers: 3" calcext:value-type="string">
            <text:p>Sgt. Shivers: 3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Cyanide: 1, Hexereticdoom: 1" calcext:value-type="string">
            <text:p>Cyanide: 1, Hexereticdoom: 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IdiotBitz: 1, CherubCorps: 1" calcext:value-type="string">
            <text:p>IdiotBitz: 1, CherubCorps: 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Somagu: 1, Marrub: 1" calcext:value-type="string">
            <text:p>Somagu: 1, Marrub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Revae: 2" calcext:value-type="string">
            <text:p>Revae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Hexereticdoom: 1, Proydoha: 1" calcext:value-type="string">
            <text:p>Hexereticdoom: 1, Proydoha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m8f: 1, Dr_Cosmobyte: 1" calcext:value-type="string">
            <text:p>m8f: 1, Dr_Cosmobyte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Shadelight: 2" calcext:value-type="string">
            <text:p>Shadeligh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Marrub: 2" calcext:value-type="string">
            <text:p>Marrub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Flashlight++</text:p>
          </table:table-cell>
          <table:table-cell office:value-type="string" calcext:value-type="string">
            <text:p><text:a xlink:href="https://forum.zdoom.org/viewtopic.php?p=1221621#p1221621" xlink:type="simple">https://forum.zdoom.org/viewtopic.php?p=1221621#p1221621</text:a>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Proydoha: 2" calcext:value-type="string">
            <text:p>Proydoha: 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0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m8f: 1, Hexereticdoom: 1" calcext:value-type="string">
            <text:p>m8f: 1, Hexereticdoom: 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Ikazu-san: 2" calcext:value-type="string">
            <text:p>Ikazu-san: 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achael: 1, Ravick: 1" calcext:value-type="string">
            <text:p>Rachael: 1, Ravick: 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H169:.AMJ169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Matt: 2" calcext:value-type="string">
            <text:p>Matt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Hell Crusher</text:p>
          </table:table-cell>
          <table:table-cell office:value-type="string" calcext:value-type="string">
            <text:p><text:a xlink:href="https://forum.zdoom.org/viewtopic.php?t=72084" xlink:type="simple">https://forum.zdoom.org/viewtopic.php?t=72084</text:a>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popguy12: 2" calcext:value-type="string">
            <text:p>popguy12: 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143"/>
          <table:table-cell office:value-type="float" office:value="2" calcext:value-type="float">
            <text:p>2</text:p>
          </table:table-cell>
          <table:table-cell table:number-columns-repeated="87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Sumwunn: 2" calcext:value-type="string">
            <text:p>Sumwunn: 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Jarewill: 2" calcext:value-type="string">
            <text:p>Jarewill: 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2" calcext:value-type="float">
            <text:p>15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2" calcext:value-type="float">
            <text:p>15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ChocoGuevara: 2" calcext:value-type="string">
            <text:p>ChocoGuevara: 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2" calcext:value-type="float">
            <text:p>15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Live Through DOOM (LiTDOOM)</text:p>
          </table:table-cell>
          <table:table-cell office:value-type="string" calcext:value-type="string">
            <text:p><text:a xlink:href="https://www.moddb.com/mods/litdoom-survival-gameplay" xlink:type="simple">https://www.moddb.com/mods/litdoom-survival-gameplay</text:a>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popguy12: 1,  generic name guy: 1" calcext:value-type="string">
            <text:p>popguy12: 1, <text:s/>generic name guy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143"/>
          <table:table-cell table:number-columns-repeated="2"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2" calcext:value-type="float">
            <text:p>15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2" calcext:value-type="float">
            <text:p>15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Rex705: 2" calcext:value-type="string">
            <text:p>Rex705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2" calcext:value-type="float">
            <text:p>15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Sharazar256: 2" calcext:value-type="string">
            <text:p>Sharazar256: 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2" calcext:value-type="float">
            <text:p>152</text:p>
          </table:table-cell>
          <table:table-cell table:formula="of:=SUM([.H179:.AMJ179])" office:value-type="float" office:value="2" calcext:value-type="float">
            <text:p>2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Tombstone665: 1, Proydoha: 1" calcext:value-type="string">
            <text:p>Tombstone665: 1, Proydoha: 1</text:p>
          </table:table-cell>
          <table:table-cell table:formula="of:=SUMPRODUCT(NOT(ISBLANK([.H179:.AMJ179])))" office:value-type="float" office:value="2" calcext:value-type="float">
            <text:p>2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2" calcext:value-type="float">
            <text:p>15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Kappes Buur: 1, DarkQuill: 1" calcext:value-type="string">
            <text:p>Kappes Buur: 1, DarkQuill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2" calcext:value-type="float">
            <text:p>15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2" calcext:value-type="float">
            <text:p>15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Brohnesorge: 1, Rachael: 1" calcext:value-type="string">
            <text:p>Brohnesorge: 1, Rachael: 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2" calcext:value-type="float">
            <text:p>152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Matt: 2" calcext:value-type="string">
            <text:p>Matt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2" calcext:value-type="float">
            <text:p>152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2" calcext:value-type="float">
            <text:p>152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2" calcext:value-type="float">
            <text:p>15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2" calcext:value-type="float">
            <text:p>152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sycspysycspy: 2" calcext:value-type="string">
            <text:p>sycspysycspy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2" calcext:value-type="float">
            <text:p>152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8f: 1, A_D_M_E_R_A_L: 1" calcext:value-type="string">
            <text:p>m8f: 1, A_D_M_E_R_A_L: 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2" calcext:value-type="float">
            <text:p>152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Rex705: 2" calcext:value-type="string">
            <text:p>Rex705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2" calcext:value-type="float">
            <text:p>152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Rachael: 1, Мichаеlis: 1" calcext:value-type="string">
            <text:p>Rachael: 1, Мichаеlis: 1</text:p>
          </table:table-cell>
          <table:table-cell table:formula="of:=SUMPRODUCT(NOT(ISBLANK([.H190:.AMJ19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2" calcext:value-type="float">
            <text:p>152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Rex705: 2" calcext:value-type="string">
            <text:p>Rex705: 2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2" calcext:value-type="float">
            <text:p>152</text:p>
          </table:table-cell>
          <table:table-cell table:formula="of:=SUM([.H192:.AMJ19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Olroda: 2" calcext:value-type="string">
            <text:p>Olroda: 2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2" calcext:value-type="float">
            <text:p>152</text:p>
          </table:table-cell>
          <table:table-cell table:formula="of:=SUM([.H193:.AMJ19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Lagi: 2" calcext:value-type="string">
            <text:p>Lagi: 2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2" calcext:value-type="float">
            <text:p>152</text:p>
          </table:table-cell>
          <table:table-cell table:formula="of:=SUM([.H194:.AMJ19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94:.AMJ19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2" calcext:value-type="float">
            <text:p>152</text:p>
          </table:table-cell>
          <table:table-cell table:formula="of:=SUM([.H195:.AMJ19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IdiotBitz: 1, excedentia: 1" calcext:value-type="string">
            <text:p>IdiotBitz: 1, excedentia: 1</text:p>
          </table:table-cell>
          <table:table-cell table:formula="of:=SUMPRODUCT(NOT(ISBLANK([.H195:.AMJ19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2" calcext:value-type="float">
            <text:p>152</text:p>
          </table:table-cell>
          <table:table-cell table:formula="of:=SUM([.H196:.AMJ19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Lagi: 2" calcext:value-type="string">
            <text:p>Lagi: 2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2" calcext:value-type="float">
            <text:p>152</text:p>
          </table:table-cell>
          <table:table-cell table:formula="of:=SUM([.H197:.AMJ19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Major Cooke: 2" calcext:value-type="string">
            <text:p>Major Cooke: 2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2" calcext:value-type="float">
            <text:p>152</text:p>
          </table:table-cell>
          <table:table-cell table:formula="of:=SUM([.H198:.AMJ198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Matt: 2" calcext:value-type="string">
            <text:p>Matt: 2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2" calcext:value-type="float">
            <text:p>152</text:p>
          </table:table-cell>
          <table:table-cell table:formula="of:=SUM([.H199:.AMJ19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YukesVonFaust: 2" calcext:value-type="string">
            <text:p>YukesVonFaust: 2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2" calcext:value-type="float">
            <text:p>152</text:p>
          </table:table-cell>
          <table:table-cell table:formula="of:=SUM([.H200:.AMJ20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gt. Shivers: 2" calcext:value-type="string">
            <text:p>Sgt. Shivers: 2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2" calcext:value-type="float">
            <text:p>152</text:p>
          </table:table-cell>
          <table:table-cell table:formula="of:=SUM([.H201:.AMJ20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DYD: 1, SuyaSS: 1" calcext:value-type="string">
            <text:p>DYD: 1, SuyaSS: 1</text:p>
          </table:table-cell>
          <table:table-cell table:formula="of:=SUMPRODUCT(NOT(ISBLANK([.H201:.AMJ20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The Ultimate DooMer: 1" calcext:value-type="string">
            <text:p>The Ultimate DooMe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Rachael: 1" calcext:value-type="string">
            <text:p>Rachael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Kappes Buur: 1" calcext:value-type="string">
            <text:p>Kappes Buur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Cyanide: 1" calcext:value-type="string">
            <text:p>Cyanide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PlayerLin: 1" calcext:value-type="string">
            <text:p>PlayerLi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The Ultimate DooMer: 1" calcext:value-type="string">
            <text:p>The Ultimate DooMer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Ravick: 1" calcext:value-type="string">
            <text:p>Ravick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Valken: 1" calcext:value-type="string">
            <text:p>Valken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aspot</text:p>
          </table:table-cell>
          <table:table-cell office:value-type="string" calcext:value-type="string">
            <text:p><text:a xlink:href="https://forum.zdoom.org/viewtopic.php?t=73461" xlink:type="simple">https://forum.zdoom.org/viewtopic.php?t=73461</text:a>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Proydoha: 1" calcext:value-type="string">
            <text:p>Proydoha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shotfan: 1" calcext:value-type="string">
            <text:p>shotfan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leodoom85: 1" calcext:value-type="string">
            <text:p>leodoom85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Kappes Buur: 1" calcext:value-type="string">
            <text:p>Kappes Buur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Somagu: 1" calcext:value-type="string">
            <text:p>Somagu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eharper256: 1" calcext:value-type="string">
            <text:p>eharper256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Hipnotic Rogue: 1" calcext:value-type="string">
            <text:p>Hipnotic Rogue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Kappes Buur: 1" calcext:value-type="string">
            <text:p>Kappes Buur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Bigger C: 1" calcext:value-type="string">
            <text:p>Bigger C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leodoom85: 1" calcext:value-type="string">
            <text:p>leodoom85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AlphaEnt: 1" calcext:value-type="string">
            <text:p>AlphaEnt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Critical Shots</text:p>
          </table:table-cell>
          <table:table-cell office:value-type="string" calcext:value-type="string">
            <text:p><text:a xlink:href="https://forum.zdoom.org/viewtopic.php?t=68078" xlink:type="simple">https://forum.zdoom.org/viewtopic.php?t=68078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Proydoha: 1" calcext:value-type="string">
            <text:p>Proydoha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exereticdoom: 1" calcext:value-type="string">
            <text:p>Hexereticdoom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9" calcext:value-type="float">
            <text:p>19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The Ultimate DooMer: 1" calcext:value-type="string">
            <text:p>The Ultimate DooMer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9" calcext:value-type="float">
            <text:p>19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Kappes Buur: 1" calcext:value-type="string">
            <text:p>Kappes Buur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9" calcext:value-type="float">
            <text:p>19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9" calcext:value-type="float">
            <text:p>19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HaraSwift: 1" calcext:value-type="string">
            <text:p>HaraSwift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9" calcext:value-type="float">
            <text:p>19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ClessxAlghazanth: 1" calcext:value-type="string">
            <text:p>ClessxAlghazanth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9" calcext:value-type="float">
            <text:p>19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Ravick: 1" calcext:value-type="string">
            <text:p>Ravick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9" calcext:value-type="float">
            <text:p>19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m8f: 1" calcext:value-type="string">
            <text:p>m8f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9" calcext:value-type="float">
            <text:p>19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Rex705: 1" calcext:value-type="string">
            <text:p>Rex705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9" calcext:value-type="float">
            <text:p>19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Hipnotic Rogue: 1" calcext:value-type="string">
            <text:p>Hipnotic Rogue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9" calcext:value-type="float">
            <text:p>19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Hexereticdoom: 1" calcext:value-type="string">
            <text:p>Hexereticdoom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9" calcext:value-type="float">
            <text:p>19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IdiotBitz: 1" calcext:value-type="string">
            <text:p>IdiotBitz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9" calcext:value-type="float">
            <text:p>19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Kappes Buur: 1" calcext:value-type="string">
            <text:p>Kappes Buur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9" calcext:value-type="float">
            <text:p>19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shotfan: 1" calcext:value-type="string">
            <text:p>shotfan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9" calcext:value-type="float">
            <text:p>19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Kappes Buur: 1" calcext:value-type="string">
            <text:p>Kappes Buur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9" calcext:value-type="float">
            <text:p>19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kadu522: 1" calcext:value-type="string">
            <text:p>kadu522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9" calcext:value-type="float">
            <text:p>19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Valken: 1" calcext:value-type="string">
            <text:p>Valken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9" calcext:value-type="float">
            <text:p>19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Valken: 1" calcext:value-type="string">
            <text:p>Valken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9" calcext:value-type="float">
            <text:p>19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Kappes Buur: 1" calcext:value-type="string">
            <text:p>Kappes Buur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9" calcext:value-type="float">
            <text:p>19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Rachael: 1" calcext:value-type="string">
            <text:p>Rachael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9" calcext:value-type="float">
            <text:p>19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Hipnotic Rogue: 1" calcext:value-type="string">
            <text:p>Hipnotic Rogue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9" calcext:value-type="float">
            <text:p>19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Dr_Cosmobyte: 1" calcext:value-type="string">
            <text:p>Dr_Cosmobyte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9" calcext:value-type="float">
            <text:p>199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Dr_Cosmobyte: 1" calcext:value-type="string">
            <text:p>Dr_Cosmobyte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9" calcext:value-type="float">
            <text:p>19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t=68575" xlink:type="simple">https://forum.zdoom.org/viewtopic.php?t=68575</text:a>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 generic name guy: 1" calcext:value-type="string">
            <text:p><text:s/>generic name guy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14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9" calcext:value-type="float">
            <text:p>19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TheRatCircus: 1" calcext:value-type="string">
            <text:p>TheRatCircus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9" calcext:value-type="float">
            <text:p>19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Valken: 1" calcext:value-type="string">
            <text:p>Valken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9" calcext:value-type="float">
            <text:p>19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Hipnotic Rogue: 1" calcext:value-type="string">
            <text:p>Hipnotic Rogue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9" calcext:value-type="float">
            <text:p>19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Solmir: 1" calcext:value-type="string">
            <text:p>Solmir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9" calcext:value-type="float">
            <text:p>19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Eric_: 1" calcext:value-type="string">
            <text:p>Eric_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9" calcext:value-type="float">
            <text:p>19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The Ultimate DooMer: 1" calcext:value-type="string">
            <text:p>The Ultimate DooMer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9" calcext:value-type="float">
            <text:p>19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TheRatCircus: 1" calcext:value-type="string">
            <text:p>TheRatCircu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9" calcext:value-type="float">
            <text:p>19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Hexereticdoom: 1" calcext:value-type="string">
            <text:p>Hexereticdoom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9" calcext:value-type="float">
            <text:p>199</text:p>
          </table:table-cell>
          <table:table-cell table:formula="of:=SUM([.H255:.AMJ255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Matt: 1" calcext:value-type="string">
            <text:p>Matt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9" calcext:value-type="float">
            <text:p>19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IdiotBitz: 1" calcext:value-type="string">
            <text:p>IdiotBitz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9" calcext:value-type="float">
            <text:p>19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Ravick: 1" calcext:value-type="string">
            <text:p>Ravick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9" calcext:value-type="float">
            <text:p>19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Brohnesorge: 1" calcext:value-type="string">
            <text:p>Brohnesorg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9" calcext:value-type="float">
            <text:p>19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AlphaEnt: 1" calcext:value-type="string">
            <text:p>AlphaEnt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9" calcext:value-type="float">
            <text:p>19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lizardcommando: 1" calcext:value-type="string">
            <text:p>lizardcommando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99" calcext:value-type="float">
            <text:p>199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Major Cooke: 1" calcext:value-type="string">
            <text:p>Major Cooke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99" calcext:value-type="float">
            <text:p>19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YukesVonFaust: 1" calcext:value-type="string">
            <text:p>YukesVonFaust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99" calcext:value-type="float">
            <text:p>19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Sgt. Shivers: 1" calcext:value-type="string">
            <text:p>Sgt. Shivers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99" calcext:value-type="float">
            <text:p>19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Valken: 1" calcext:value-type="string">
            <text:p>Valken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99" calcext:value-type="float">
            <text:p>19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Beed28: 1" calcext:value-type="string">
            <text:p>Beed28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99" calcext:value-type="float">
            <text:p>199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Cyanide: 1" calcext:value-type="string">
            <text:p>Cyanide: 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99" calcext:value-type="float">
            <text:p>199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Kappes Buur: 1" calcext:value-type="string">
            <text:p>Kappes Buu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99" calcext:value-type="float">
            <text:p>199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Cyanide: 1" calcext:value-type="string">
            <text:p>Cyanide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99" calcext:value-type="float">
            <text:p>199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IdiotBitz: 1" calcext:value-type="string">
            <text:p>IdiotBitz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99" calcext:value-type="float">
            <text:p>199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Rex705: 1" calcext:value-type="string">
            <text:p>Rex705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99" calcext:value-type="float">
            <text:p>199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Hipnotic Rogue: 1" calcext:value-type="string">
            <text:p>Hipnotic Rogue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99" calcext:value-type="float">
            <text:p>199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terminator44: 1" calcext:value-type="string">
            <text:p>terminator44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99" calcext:value-type="float">
            <text:p>199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TDRR: 1" calcext:value-type="string">
            <text:p>TDRR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99" calcext:value-type="float">
            <text:p>199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Infirnex: 1" calcext:value-type="string">
            <text:p>Infirnex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99" calcext:value-type="float">
            <text:p>199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TDRR: 1" calcext:value-type="string">
            <text:p>TDRR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99" calcext:value-type="float">
            <text:p>199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Marrub: 1" calcext:value-type="string">
            <text:p>Marrub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99" calcext:value-type="float">
            <text:p>199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ClessxAlghazanth: 1" calcext:value-type="string">
            <text:p>ClessxAlghazanth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99" calcext:value-type="float">
            <text:p>199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Koto: 1" calcext:value-type="string">
            <text:p>Koto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99" calcext:value-type="float">
            <text:p>199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Ravick: 1" calcext:value-type="string">
            <text:p>Ravick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99" calcext:value-type="float">
            <text:p>199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IdiotBitz: 1" calcext:value-type="string">
            <text:p>IdiotBitz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99" calcext:value-type="float">
            <text:p>199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Hipnotic Rogue: 1" calcext:value-type="string">
            <text:p>Hipnotic Rogue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99" calcext:value-type="float">
            <text:p>199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Kappes Buur: 1" calcext:value-type="string">
            <text:p>Kappes Buu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99" calcext:value-type="float">
            <text:p>199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Rachael: 1" calcext:value-type="string">
            <text:p>Rachael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99" calcext:value-type="float">
            <text:p>199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Cyanide: 1" calcext:value-type="string">
            <text:p>Cyanide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99" calcext:value-type="float">
            <text:p>199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Matt: 1" calcext:value-type="string">
            <text:p>Matt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99" calcext:value-type="float">
            <text:p>199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Rachael: 1" calcext:value-type="string">
            <text:p>Rachael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99" calcext:value-type="float">
            <text:p>199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Zan: 1" calcext:value-type="string">
            <text:p>Zan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99" calcext:value-type="float">
            <text:p>199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Kappes Buur: 1" calcext:value-type="string">
            <text:p>Kappes Buur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99" calcext:value-type="float">
            <text:p>199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lil'devil: 1" calcext:value-type="string">
            <text:p>lil'devil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199" calcext:value-type="float">
            <text:p>199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Curunir: 1" calcext:value-type="string">
            <text:p>Curunir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199" calcext:value-type="float">
            <text:p>199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TheRatCircus: 1" calcext:value-type="string">
            <text:p>TheRatCircus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199" calcext:value-type="float">
            <text:p>199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Lagi: 1" calcext:value-type="string">
            <text:p>Lagi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199" calcext:value-type="float">
            <text:p>199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 office:value-type="string" office:string-value="undeadmonk354: 1" calcext:value-type="string">
            <text:p>undeadmonk354: 1</text:p>
          </table:table-cell>
          <table:table-cell table:formula="of:=SUMPRODUCT(NOT(ISBLANK([.H293:.AMJ293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199" calcext:value-type="float">
            <text:p>199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 office:value-type="string" office:string-value="Hexereticdoom: 1" calcext:value-type="string">
            <text:p>Hexereticdoom: 1</text:p>
          </table:table-cell>
          <table:table-cell table:formula="of:=SUMPRODUCT(NOT(ISBLANK([.H294:.AMJ29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199" calcext:value-type="float">
            <text:p>199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 office:value-type="string" office:string-value="m8f: 1" calcext:value-type="string">
            <text:p>m8f: 1</text:p>
          </table:table-cell>
          <table:table-cell table:formula="of:=SUMPRODUCT(NOT(ISBLANK([.H295:.AMJ2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199" calcext:value-type="float">
            <text:p>199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 office:value-type="string" office:string-value="Hipnotic Rogue: 1" calcext:value-type="string">
            <text:p>Hipnotic Rogue: 1</text:p>
          </table:table-cell>
          <table:table-cell table:formula="of:=SUMPRODUCT(NOT(ISBLANK([.H296:.AMJ2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199" calcext:value-type="float">
            <text:p>199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 office:value-type="string" office:string-value="sycspysycspy: 1" calcext:value-type="string">
            <text:p>sycspysycspy: 1</text:p>
          </table:table-cell>
          <table:table-cell table:formula="of:=SUMPRODUCT(NOT(ISBLANK([.H297:.AMJ297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199" calcext:value-type="float">
            <text:p>199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 office:value-type="string" office:string-value="shotfan: 1" calcext:value-type="string">
            <text:p>shotfan: 1</text:p>
          </table:table-cell>
          <table:table-cell table:formula="of:=SUMPRODUCT(NOT(ISBLANK([.H298:.AMJ29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199" calcext:value-type="float">
            <text:p>199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 office:value-type="string" office:string-value="xim: 1" calcext:value-type="string">
            <text:p>xim: 1</text:p>
          </table:table-cell>
          <table:table-cell table:formula="of:=SUMPRODUCT(NOT(ISBLANK([.H299:.AMJ299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199" calcext:value-type="float">
            <text:p>199</text:p>
          </table:table-cell>
          <table:table-cell table:formula="of:=SUM([.H300:.AMJ300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 office:value-type="string" office:string-value="Apaul27: 1" calcext:value-type="string">
            <text:p>Apaul27: 1</text:p>
          </table:table-cell>
          <table:table-cell table:formula="of:=SUMPRODUCT(NOT(ISBLANK([.H300:.AMJ30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8" calcext:value-type="float">
            <text:p>298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8" calcext:value-type="float">
            <text:p>298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8" calcext:value-type="float">
            <text:p>298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 generic name guy: 5[/size]]" calcext:value-type="string">
            <text:p>1. [b][url=https://github.com/pa1nki113r/Project_Brutality]Project Brutality[/url][/b] [7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, popguy12: 5, <text:s/>generic name guy: 5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Project_Brutality.png" calcext:value-type="string">
            <text:p>convert background.png -font Arial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Project_Brutality.png&#10;convert background.png -font Arial -gravity Center -size 270 -pointsize 24 -fill black -annotate +0-14 'Voted #2 mod' -pointsize 20 -fill white -annotate +0+18 'by ZDoom Community' png8:pngs/Hideous_Destructor.png&#10;convert background.png -font Arial -gravity Center -size 270 -pointsize 24 -fill black -annotate +0-14 'Voted #3 mod' -pointsize 20 -fill white -annotate +0+18 'by ZDoom Community' png8:pngs/DoomRL_Arsenal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Quake_Champions:_Doom_Edition__QCDE_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Final_Doom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10 mod' -pointsize 20 -fill white -annotate +0+18 'by ZDoom Community' png8:pngs/Death_Foretold__D4T_.png&#10;convert background.png -font Arial -gravity Center -size 270 -pointsize 24 -fill black -annotate +0-14 'Voted #11 mod' -pointsize 20 -fill white -annotate +0+18 'by ZDoom Community' png8:pngs/Hexen:_Walpurgis.png&#10;convert background.png -font Arial -gravity Center -size 270 -pointsize 24 -fill black -annotate +0-14 'Voted #12 mod' -pointsize 20 -fill white -annotate +0+18 'by ZDoom Community' png8:pngs/Ashes_2063_TC.png&#10;convert background.png -font Arial -gravity Center -size 270 -pointsize 24 -fill black -annotate +0-14 'Voted #12 mod' -pointsize 20 -fill white -annotate +0+18 'by ZDoom Community' png8:pngs/Netronian_Chaos.png&#10;convert background.png -font Arial -gravity Center -size 270 -pointsize 24 -fill black -annotate +0-14 'Voted #12 mod' -pointsize 20 -fill white -annotate +0+18 'by ZDoom Community' png8:pngs/Project_MSX.png&#10;convert background.png -font Arial -gravity Center -size 270 -pointsize 24 -fill black -annotate +0-14 'Voted #15 mod' -pointsize 20 -fill white -annotate +0+18 'by ZDoom Community' png8:pngs/Colourful_Hell.png&#10;convert background.png -font Arial -gravity Center -size 270 -pointsize 24 -fill black -annotate +0-14 'Voted #16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Brutal_Doom.png&#10;convert background.png -font Arial -gravity Center -size 270 -pointsize 24 -fill black -annotate +0-14 'Voted #17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Winter_s_Fury.png&#10;convert background.png -font Arial -gravity Center -size 270 -pointsize 24 -fill black -annotate +0-14 'Voted #20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don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Hearts_of_Demons_-_BARON.png&#10;convert background.png -font Arial -gravity Center -size 270 -pointsize 24 -fill black -annotate +0-14 'Voted #26 mod' -pointsize 20 -fill white -annotate +0+18 'by ZDoom Community' png8:pngs/Blade_of_Agony.png&#10;convert background.png -font Arial -gravity Center -size 270 -pointsize 24 -fill black -annotate +0-14 'Voted #26 mod' -pointsize 20 -fill white -annotate +0+18 'by ZDoom Community' png8:pngs/Touhou_Doom.png&#10;convert background.png -font Arial -gravity Center -size 270 -pointsize 24 -fill black -annotate +0-14 'Voted #28 mod' -pointsize 20 -fill white -annotate +0+18 'by ZDoom Community' png8:pngs/Doom_Incarnate.png&#10;convert background.png -font Arial -gravity Center -size 270 -pointsize 24 -fill black -annotate +0-14 'Voted #28 mod' -pointsize 20 -fill white -annotate +0+18 'by ZDoom Community' png8:pngs/La_Tailor_Girl.png&#10;convert background.png -font Arial -gravity Center -size 270 -pointsize 24 -fill black -annotate +0-14 'Voted #30 mod' -pointsize 20 -fill white -annotate +0+18 'by ZDoom Community' png8:pngs/Enhanced_Vanilla_Project__EVP_.png&#10;convert background.png -font Arial -gravity Center -size 270 -pointsize 24 -fill black -annotate +0-14 'Voted #31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Wrath_of_Cronos_RPG.png&#10;convert background.png -font Arial -gravity Center -size 270 -pointsize 24 -fill black -annotate +0-14 'Voted #33 mod' -pointsize 20 -fill white -annotate +0+18 'by ZDoom Community' png8:pngs/DOOM_For_DooM__D4D_.png&#10;convert background.png -font Arial -gravity Center -size 270 -pointsize 24 -fill black -annotate +0-14 'Voted #34 mod' -pointsize 20 -fill white -annotate +0+18 'by ZDoom Community' png8:pngs/Beautiful_Doom.png&#10;convert background.png -font Arial -gravity Center -size 270 -pointsize 24 -fill black -annotate +0-14 'Voted #35 mod' -pointsize 20 -fill white -annotate +0+18 'by ZDoom Community' png8:pngs/Doom:_The_Golden_Souls_2.png&#10;convert background.png -font Arial -gravity Center -size 270 -pointsize 24 -fill black -annotate +0-14 'Voted #35 mod' -pointsize 20 -fill white -annotate +0+18 'by ZDoom Community' png8:pngs/Lithiu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Hunter’s_Moon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6 mod' -pointsize 20 -fill white -annotate +0+18 'by ZDoom Community' png8:pngs/Combined_Arms.png&#10;convert background.png -font Arial -gravity Center -size 270 -pointsize 24 -fill black -annotate +0-14 'Voted #46 mod' -pointsize 20 -fill white -annotate +0+18 'by ZDoom Community' png8:pngs/Hell-Forged.png&#10;convert background.png -font Arial -gravity Center -size 270 -pointsize 24 -fill black -annotate +0-14 'Voted #46 mod' -pointsize 20 -fill white -annotate +0+18 'by ZDoom Community' png8:pngs/Reelism_2.png&#10;convert background.png -font Arial -gravity Center -size 270 -pointsize 24 -fill black -annotate +0-14 'Voted #49 mod' -pointsize 20 -fill white -annotate +0+18 'by ZDoom Community' png8:pngs/HexArcana.png&#10;convert background.png -font Arial -gravity Center -size 270 -pointsize 24 -fill black -annotate +0-14 'Voted #49 mod' -pointsize 20 -fill white -annotate +0+18 'by ZDoom Community' png8:pngs/Kriegsland:_Blutorden.png&#10;convert background.png -font Arial -gravity Center -size 270 -pointsize 24 -fill black -annotate +0-14 'Voted #49 mod' -pointsize 20 -fill white -annotate +0+18 'by ZDoom Community' png8:pngs/Pirate_Doom.png&#10;convert background.png -font Arial -gravity Center -size 270 -pointsize 24 -fill black -annotate +0-14 'Voted #52 mod' -pointsize 20 -fill white -annotate +0+18 'by ZDoom Community' png8:pngs/PlayStation_Doom_TC.png&#10;convert background.png -font Arial -gravity Center -size 270 -pointsize 24 -fill black -annotate +0-14 'Voted #52 mod' -pointsize 20 -fill white -annotate +0+18 'by ZDoom Community' png8:pngs/Ultimate_DoomVisor.png&#10;convert background.png -font Arial -gravity Center -size 270 -pointsize 24 -fill black -annotate +0-14 'Voted #54 mod' -pointsize 20 -fill white -annotate +0+18 'by ZDoom Community' png8:pngs/Hocusdoom.png&#10;convert background.png -font Arial -gravity Center -size 270 -pointsize 24 -fill black -annotate +0-14 'Voted #54 mod' -pointsize 20 -fill white -annotate +0+18 'by ZDoom Community' png8:pngs/Zen_Dynamics.png&#10;convert background.png -font Arial -gravity Center -size 270 -pointsize 24 -fill black -annotate +0-14 'Voted #56 mod' -pointsize 20 -fill white -annotate +0+18 'by ZDoom Community' png8:pngs/Legacy_of_Suffering.png&#10;convert background.png -font Arial -gravity Center -size 270 -pointsize 24 -fill black -annotate +0-14 'Voted #56 mod' -pointsize 20 -fill white -annotate +0+18 'by ZDoom Community' png8:pngs/ouch_m_2:_abort_m.png&#10;convert background.png -font Arial -gravity Center -size 270 -pointsize 24 -fill black -annotate +0-14 'Voted #56 mod' -pointsize 20 -fill white -annotate +0+18 'by ZDoom Community' png8:pngs/Shadow_Of_The_Wool_Ball.png&#10;convert background.png -font Arial -gravity Center -size 270 -pointsize 24 -fill black -annotate +0-14 'Voted #56 mod' -pointsize 20 -fill white -annotate +0+18 'by ZDoom Community' png8:pngs/The_Inquisitor_III.png&#10;convert background.png -font Arial -gravity Center -size 270 -pointsize 24 -fill black -annotate +0-14 'Voted #56 mod' -pointsize 20 -fill white -annotate +0+18 'by ZDoom Community' png8:pngs/The_Ultimate_Torment_and_Torture.png&#10;convert background.png -font Arial -gravity Center -size 270 -pointsize 24 -fill black -annotate +0-14 'Voted #61 mod' -pointsize 20 -fill white -annotate +0+18 'by ZDoom Community' png8:pngs/Corruption_Cards.png&#10;convert background.png -font Arial -gravity Center -size 270 -pointsize 24 -fill black -annotate +0-14 'Voted #61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Treasure_Tech.png&#10;convert background.png -font Arial -gravity Center -size 270 -pointsize 24 -fill black -annotate +0-14 'Voted #64 mod' -pointsize 20 -fill white -annotate +0+18 'by ZDoom Community' png8:pngs/Rise_Of_The_Wool_Ball.png&#10;convert background.png -font Arial -gravity Center -size 270 -pointsize 24 -fill black -annotate +0-14 'Voted #64 mod' -pointsize 20 -fill white -annotate +0+18 'by ZDoom Community' png8:pngs/WW-Cola3.png&#10;convert background.png -font Arial -gravity Center -size 270 -pointsize 24 -fill black -annotate +0-14 'Voted #66 mod' -pointsize 20 -fill white -annotate +0+18 'by ZDoom Community' png8:pngs/Aracnocide.png&#10;convert background.png -font Arial -gravity Center -size 270 -pointsize 24 -fill black -annotate +0-14 'Voted #66 mod' -pointsize 20 -fill white -annotate +0+18 'by ZDoom Community' png8:pngs/Ascension.png&#10;convert background.png -font Arial -gravity Center -size 270 -pointsize 24 -fill black -annotate +0-14 'Voted #66 mod' -pointsize 20 -fill white -annotate +0+18 'by ZDoom Community' png8:pngs/Codename:_DEMOLITIONIST.png&#10;convert background.png -font Arial -gravity Center -size 270 -pointsize 24 -fill black -annotate +0-14 'Voted #66 mod' -pointsize 20 -fill white -annotate +0+18 'by ZDoom Community' png8:pngs/Daytime_Drama.png&#10;convert background.png -font Arial -gravity Center -size 270 -pointsize 24 -fill black -annotate +0-14 'Voted #66 mod' -pointsize 20 -fill white -annotate +0+18 'by ZDoom Community' png8:pngs/DTS-T.png&#10;convert background.png -font Arial -gravity Center -size 270 -pointsize 24 -fill black -annotate +0-14 'Voted #66 mod' -pointsize 20 -fill white -annotate +0+18 'by ZDoom Community' png8:pngs/Faspons.png&#10;convert background.png -font Arial -gravity Center -size 270 -pointsize 24 -fill black -annotate +0-14 'Voted #66 mod' -pointsize 20 -fill white -annotate +0+18 'by ZDoom Community' png8:pngs/Project_Einherjar.png&#10;convert background.png -font Arial -gravity Center -size 270 -pointsize 24 -fill black -annotate +0-14 'Voted #66 mod' -pointsize 20 -fill white -annotate +0+18 'by ZDoom Community' png8:pngs/Target_Spy.png&#10;convert background.png -font Arial -gravity Center -size 270 -pointsize 24 -fill black -annotate +0-14 'Voted #66 mod' -pointsize 20 -fill white -annotate +0+18 'by ZDoom Community' png8:pngs/Weapons_of_Saturn.png&#10;convert background.png -font Arial -gravity Center -size 270 -pointsize 24 -fill black -annotate +0-14 'Voted #66 mod' -pointsize 20 -fill white -annotate +0+18 'by ZDoom Community' png8:pngs/Zagemod.png&#10;convert background.png -font Arial -gravity Center -size 270 -pointsize 24 -fill black -annotate +0-14 'Voted #66 mod' -pointsize 20 -fill white -annotate +0+18 'by ZDoom Community' png8:pngs/Zero_Tolerance.png&#10;convert background.png -font Arial -gravity Center -size 270 -pointsize 24 -fill black -annotate +0-14 'Voted #77 mod' -pointsize 20 -fill white -annotate +0+18 'by ZDoom Community' png8:pngs/AEons_Of_Death.png&#10;convert background.png -font Arial -gravity Center -size 270 -pointsize 24 -fill black -annotate +0-14 'Voted #77 mod' -pointsize 20 -fill white -annotate +0+18 'by ZDoom Community' png8:pngs/Brutal_Doom_64.png&#10;convert background.png -font Arial -gravity Center -size 270 -pointsize 24 -fill black -annotate +0-14 'Voted #77 mod' -pointsize 20 -fill white -annotate +0+18 'by ZDoom Community' png8:pngs/Brutal_Hexen_RPG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Gearbox.png&#10;convert background.png -font Arial -gravity Center -size 270 -pointsize 24 -fill black -annotate +0-14 'Voted #77 mod' -pointsize 20 -fill white -annotate +0+18 'by ZDoom Community' png8:pngs/Halo:_Doom_Evolved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6 mod' -pointsize 20 -fill white -annotate +0+18 'by ZDoom Community' png8:pngs/10x.png&#10;convert background.png -font Arial -gravity Center -size 270 -pointsize 24 -fill black -annotate +0-14 'Voted #96 mod' -pointsize 20 -fill white -annotate +0+18 'by ZDoom Community' png8:pngs/Abysm_2:_Infernal_Contract.png&#10;convert background.png -font Arial -gravity Center -size 270 -pointsize 24 -fill black -annotate +0-14 'Voted #96 mod' -pointsize 20 -fill white -annotate +0+18 'by ZDoom Community' png8:pngs/Action_Doom.png&#10;convert background.png -font Arial -gravity Center -size 270 -pointsize 24 -fill black -annotate +0-14 'Voted #96 mod' -pointsize 20 -fill white -annotate +0+18 'by ZDoom Community' png8:pngs/Angelic_Waifus.png&#10;convert background.png -font Arial -gravity Center -size 270 -pointsize 24 -fill black -annotate +0-14 'Voted #96 mod' -pointsize 20 -fill white -annotate +0+18 'by ZDoom Community' png8:pngs/Argent.png&#10;convert background.png -font Arial -gravity Center -size 270 -pointsize 24 -fill black -annotate +0-14 'Voted #96 mod' -pointsize 20 -fill white -annotate +0+18 'by ZDoom Community' png8:pngs/BGPA_Missions_Liberation.png&#10;convert background.png -font Arial -gravity Center -size 270 -pointsize 24 -fill black -annotate +0-14 'Voted #96 mod' -pointsize 20 -fill white -annotate +0+18 'by ZDoom Community' png8:pngs/Bratwurst.png&#10;convert background.png -font Arial -gravity Center -size 270 -pointsize 24 -fill black -annotate +0-14 'Voted #96 mod' -pointsize 20 -fill white -annotate +0+18 'by ZDoom Community' png8:pngs/Bullet-Eye.png&#10;convert background.png -font Arial -gravity Center -size 270 -pointsize 24 -fill black -annotate +0-14 'Voted #96 mod' -pointsize 20 -fill white -annotate +0+18 'by ZDoom Community' png8:pngs/Burl_Tumd.png&#10;convert background.png -font Arial -gravity Center -size 270 -pointsize 24 -fill black -annotate +0-14 'Voted #96 mod' -pointsize 20 -fill white -annotate +0+18 'by ZDoom Community' png8:pngs/DeathStrider.png&#10;convert background.png -font Arial -gravity Center -size 270 -pointsize 24 -fill black -annotate +0-14 'Voted #96 mod' -pointsize 20 -fill white -annotate +0+18 'by ZDoom Community' png8:pngs/Demon_Eclipse.png&#10;convert background.png -font Arial -gravity Center -size 270 -pointsize 24 -fill black -annotate +0-14 'Voted #96 mod' -pointsize 20 -fill white -annotate +0+18 'by ZDoom Community' png8:pngs/Doom_Delta.png&#10;convert background.png -font Arial -gravity Center -size 270 -pointsize 24 -fill black -annotate +0-14 'Voted #96 mod' -pointsize 20 -fill white -annotate +0+18 'by ZDoom Community' png8:pngs/Droplets:_Simulated_Blood.png&#10;convert background.png -font Arial -gravity Center -size 270 -pointsize 24 -fill black -annotate +0-14 'Voted #96 mod' -pointsize 20 -fill white -annotate +0+18 'by ZDoom Community' png8:pngs/Heretical_Doom.png&#10;convert background.png -font Arial -gravity Center -size 270 -pointsize 24 -fill black -annotate +0-14 'Voted #96 mod' -pointsize 20 -fill white -annotate +0+18 'by ZDoom Community' png8:pngs/Irontusk’s_Diablo_3D.png&#10;convert background.png -font Arial -gravity Center -size 270 -pointsize 24 -fill black -annotate +0-14 'Voted #96 mod' -pointsize 20 -fill white -annotate +0+18 'by ZDoom Community' png8:pngs/JohnnyDoom.png&#10;convert background.png -font Arial -gravity Center -size 270 -pointsize 24 -fill black -annotate +0-14 'Voted #96 mod' -pointsize 20 -fill white -annotate +0+18 'by ZDoom Community' png8:pngs/Juvenile_Power_Fantasy.png&#10;convert background.png -font Arial -gravity Center -size 270 -pointsize 24 -fill black -annotate +0-14 'Voted #96 mod' -pointsize 20 -fill white -annotate +0+18 'by ZDoom Community' png8:pngs/NC_HUD.png&#10;convert background.png -font Arial -gravity Center -size 270 -pointsize 24 -fill black -annotate +0-14 'Voted #96 mod' -pointsize 20 -fill white -annotate +0+18 'by ZDoom Community' png8:pngs/Perkristan_s_HD_Sounds.png&#10;convert background.png -font Arial -gravity Center -size 270 -pointsize 24 -fill black -annotate +0-14 'Voted #96 mod' -pointsize 20 -fill white -annotate +0+18 'by ZDoom Community' png8:pngs/Serpent_Resurrection.png&#10;convert background.png -font Arial -gravity Center -size 270 -pointsize 24 -fill black -annotate +0-14 'Voted #96 mod' -pointsize 20 -fill white -annotate +0+18 'by ZDoom Community' png8:pngs/Shades_of_Doom.png&#10;convert background.png -font Arial -gravity Center -size 270 -pointsize 24 -fill black -annotate +0-14 'Voted #96 mod' -pointsize 20 -fill white -annotate +0+18 'by ZDoom Community' png8:pngs/Shut_up_and_Bleed.png&#10;convert background.png -font Arial -gravity Center -size 270 -pointsize 24 -fill black -annotate +0-14 'Voted #96 mod' -pointsize 20 -fill white -annotate +0+18 'by ZDoom Community' png8:pngs/SpriteShadow.png&#10;convert background.png -font Arial -gravity Center -size 270 -pointsize 24 -fill black -annotate +0-14 'Voted #96 mod' -pointsize 20 -fill white -annotate +0+18 'by ZDoom Community' png8:pngs/Total_Chaos.png&#10;convert background.png -font Arial -gravity Center -size 270 -pointsize 24 -fill black -annotate +0-14 'Voted #96 mod' -pointsize 20 -fill white -annotate +0+18 'by ZDoom Community' png8:pngs/Waterlab_GZD.png&#10;convert background.png -font Arial -gravity Center -size 270 -pointsize 24 -fill black -annotate +0-14 'Voted #96 mod' -pointsize 20 -fill white -annotate +0+18 'by ZDoom Community' png8:pngs/Who_Dun_It.png&#10;convert background.png -font Arial -gravity Center -size 270 -pointsize 24 -fill black -annotate +0-14 'Voted #122 mod' -pointsize 20 -fill white -annotate +0+18 'by ZDoom Community' png8:pngs/10.5x.png&#10;convert background.png -font Arial -gravity Center -size 270 -pointsize 24 -fill black -annotate +0-14 'Voted #122 mod' -pointsize 20 -fill white -annotate +0+18 'by ZDoom Community' png8:pngs/Alandoguns.png&#10;convert background.png -font Arial -gravity Center -size 270 -pointsize 24 -fill black -annotate +0-14 'Voted #122 mod' -pointsize 20 -fill white -annotate +0+18 'by ZDoom Community' png8:pngs/Aliens:_Eradication.png&#10;convert background.png -font Arial -gravity Center -size 270 -pointsize 24 -fill black -annotate +0-14 'Voted #122 mod' -pointsize 20 -fill white -annotate +0+18 'by ZDoom Community' png8:pngs/Bitter_Heretic.png&#10;convert background.png -font Arial -gravity Center -size 270 -pointsize 24 -fill black -annotate +0-14 'Voted #122 mod' -pointsize 20 -fill white -annotate +0+18 'by ZDoom Community' png8:pngs/Brutal_Heretic_RPG.png&#10;convert background.png -font Arial -gravity Center -size 270 -pointsize 24 -fill black -annotate +0-14 'Voted #122 mod' -pointsize 20 -fill white -annotate +0+18 'by ZDoom Community' png8:pngs/Call_of_Dooty.png&#10;convert background.png -font Arial -gravity Center -size 270 -pointsize 24 -fill black -annotate +0-14 'Voted #122 mod' -pointsize 20 -fill white -annotate +0+18 'by ZDoom Community' png8:pngs/Castlevania_-_Simon_s_Destiny.png&#10;convert background.png -font Arial -gravity Center -size 270 -pointsize 24 -fill black -annotate +0-14 'Voted #122 mod' -pointsize 20 -fill white -annotate +0+18 'by ZDoom Community' png8:pngs/Cold_as_Hell.png&#10;convert background.png -font Arial -gravity Center -size 270 -pointsize 24 -fill black -annotate +0-14 'Voted #122 mod' -pointsize 20 -fill white -annotate +0+18 'by ZDoom Community' png8:pngs/Compendium.png&#10;convert background.png -font Arial -gravity Center -size 270 -pointsize 24 -fill black -annotate +0-14 'Voted #122 mod' -pointsize 20 -fill white -annotate +0+18 'by ZDoom Community' png8:pngs/Complex_Doom.png&#10;convert background.png -font Arial -gravity Center -size 270 -pointsize 24 -fill black -annotate +0-14 'Voted #122 mod' -pointsize 20 -fill white -annotate +0+18 'by ZDoom Community' png8:pngs/DamNums.png&#10;convert background.png -font Arial -gravity Center -size 270 -pointsize 24 -fill black -annotate +0-14 'Voted #122 mod' -pointsize 20 -fill white -annotate +0+18 'by ZDoom Community' png8:pngs/Dark_Encounters.png&#10;convert background.png -font Arial -gravity Center -size 270 -pointsize 24 -fill black -annotate +0-14 'Voted #122 mod' -pointsize 20 -fill white -annotate +0+18 'by ZDoom Community' png8:pngs/Diaz:_Last_Hours_of_Purity.png&#10;convert background.png -font Arial -gravity Center -size 270 -pointsize 24 -fill black -annotate +0-14 'Voted #122 mod' -pointsize 20 -fill white -annotate +0+18 'by ZDoom Community' png8:pngs/Dusted_s_Pandemonia.png&#10;convert background.png -font Arial -gravity Center -size 270 -pointsize 24 -fill black -annotate +0-14 'Voted #122 mod' -pointsize 20 -fill white -annotate +0+18 'by ZDoom Community' png8:pngs/Eriguns.png&#10;convert background.png -font Arial -gravity Center -size 270 -pointsize 24 -fill black -annotate +0-14 'Voted #122 mod' -pointsize 20 -fill white -annotate +0+18 'by ZDoom Community' png8:pngs/Factotum.png&#10;convert background.png -font Arial -gravity Center -size 270 -pointsize 24 -fill black -annotate +0-14 'Voted #122 mod' -pointsize 20 -fill white -annotate +0+18 'by ZDoom Community' png8:pngs/Full_GZDoom_Skybox_Set.png&#10;convert background.png -font Arial -gravity Center -size 270 -pointsize 24 -fill black -annotate +0-14 'Voted #122 mod' -pointsize 20 -fill white -annotate +0+18 'by ZDoom Community' png8:pngs/Happy_Time_Circus.png&#10;convert background.png -font Arial -gravity Center -size 270 -pointsize 24 -fill black -annotate +0-14 'Voted #122 mod' -pointsize 20 -fill white -annotate +0+18 'by ZDoom Community' png8:pngs/Hard-Doom.png&#10;convert background.png -font Arial -gravity Center -size 270 -pointsize 24 -fill black -annotate +0-14 'Voted #122 mod' -pointsize 20 -fill white -annotate +0+18 'by ZDoom Community' png8:pngs/HXRTC_Project.png&#10;convert background.png -font Arial -gravity Center -size 270 -pointsize 24 -fill black -annotate +0-14 'Voted #122 mod' -pointsize 20 -fill white -annotate +0+18 'by ZDoom Community' png8:pngs/Insanity_s_Requiem.png&#10;convert background.png -font Arial -gravity Center -size 270 -pointsize 24 -fill black -annotate +0-14 'Voted #122 mod' -pointsize 20 -fill white -annotate +0+18 'by ZDoom Community' png8:pngs/Jimmy’s_Jukebox.png&#10;convert background.png -font Arial -gravity Center -size 270 -pointsize 24 -fill black -annotate +0-14 'Voted #122 mod' -pointsize 20 -fill white -annotate +0+18 'by ZDoom Community' png8:pngs/Psychophobia.png&#10;convert background.png -font Arial -gravity Center -size 270 -pointsize 24 -fill black -annotate +0-14 'Voted #122 mod' -pointsize 20 -fill white -annotate +0+18 'by ZDoom Community' png8:pngs/QUAKE:_Descent_into_Heresy.png&#10;convert background.png -font Arial -gravity Center -size 270 -pointsize 24 -fill black -annotate +0-14 'Voted #122 mod' -pointsize 20 -fill white -annotate +0+18 'by ZDoom Community' png8:pngs/Redux_E2M4.png&#10;convert background.png -font Arial -gravity Center -size 270 -pointsize 24 -fill black -annotate +0-14 'Voted #122 mod' -pointsize 20 -fill white -annotate +0+18 'by ZDoom Community' png8:pngs/scalliano_s_667_Shuffle.png&#10;convert background.png -font Arial -gravity Center -size 270 -pointsize 24 -fill black -annotate +0-14 'Voted #122 mod' -pointsize 20 -fill white -annotate +0+18 'by ZDoom Community' png8:pngs/The_Ghoul_s_Forest_3.png&#10;convert background.png -font Arial -gravity Center -size 270 -pointsize 24 -fill black -annotate +0-14 'Voted #122 mod' -pointsize 20 -fill white -annotate +0+18 'by ZDoom Community' png8:pngs/Void.png&#10;convert background.png -font Arial -gravity Center -size 270 -pointsize 24 -fill black -annotate +0-14 'Voted #122 mod' -pointsize 20 -fill white -annotate +0+18 'by ZDoom Community' png8:pngs/WolfenDOOM:_Operation:_Arctic_Wolf.png&#10;convert background.png -font Arial -gravity Center -size 270 -pointsize 24 -fill black -annotate +0-14 'Voted #122 mod' -pointsize 20 -fill white -annotate +0+18 'by ZDoom Community' png8:pngs/ZBlood+.png&#10;convert background.png -font Arial -gravity Center -size 270 -pointsize 24 -fill black -annotate +0-14 'Voted #152 mod' -pointsize 20 -fill white -annotate +0+18 'by ZDoom Community' png8:pngs/All_Clear_Message.png&#10;convert background.png -font Arial -gravity Center -size 270 -pointsize 24 -fill black -annotate +0-14 'Voted #152 mod' -pointsize 20 -fill white -annotate +0+18 'by ZDoom Community' png8:pngs/Champions.png&#10;convert background.png -font Arial -gravity Center -size 270 -pointsize 24 -fill black -annotate +0-14 'Voted #152 mod' -pointsize 20 -fill white -annotate +0+18 'by ZDoom Community' png8:pngs/Consolation_Prize:_The_PSX_Doom_TC.png&#10;convert background.png -font Arial -gravity Center -size 270 -pointsize 24 -fill black -annotate +0-14 'Voted #152 mod' -pointsize 20 -fill white -annotate +0+18 'by ZDoom Community' png8:pngs/Crossfire.png&#10;convert background.png -font Arial -gravity Center -size 270 -pointsize 24 -fill black -annotate +0-14 'Voted #152 mod' -pointsize 20 -fill white -annotate +0+18 'by ZDoom Community' png8:pngs/Cyberrunner.png&#10;convert background.png -font Arial -gravity Center -size 270 -pointsize 24 -fill black -annotate +0-14 'Voted #152 mod' -pointsize 20 -fill white -annotate +0+18 'by ZDoom Community' png8:pngs/DarkDoomZ.png&#10;convert background.png -font Arial -gravity Center -size 270 -pointsize 24 -fill black -annotate +0-14 'Voted #152 mod' -pointsize 20 -fill white -annotate +0+18 'by ZDoom Community' png8:pngs/Dead_Marine.png&#10;convert background.png -font Arial -gravity Center -size 270 -pointsize 24 -fill black -annotate +0-14 'Voted #152 mod' -pointsize 20 -fill white -annotate +0+18 'by ZDoom Community' png8:pngs/Demon_CounterStrike.png&#10;convert background.png -font Arial -gravity Center -size 270 -pointsize 24 -fill black -annotate +0-14 'Voted #152 mod' -pointsize 20 -fill white -annotate +0+18 'by ZDoom Community' png8:pngs/Error:_Doom.png&#10;convert background.png -font Arial -gravity Center -size 270 -pointsize 24 -fill black -annotate +0-14 'Voted #152 mod' -pointsize 20 -fill white -annotate +0+18 'by ZDoom Community' png8:pngs/Final_NeoDoom.png&#10;convert background.png -font Arial -gravity Center -size 270 -pointsize 24 -fill black -annotate +0-14 'Voted #152 mod' -pointsize 20 -fill white -annotate +0+18 'by ZDoom Community' png8:pngs/Flashlight++.png&#10;convert background.png -font Arial -gravity Center -size 270 -pointsize 24 -fill black -annotate +0-14 'Voted #152 mod' -pointsize 20 -fill white -annotate +0+18 'by ZDoom Community' png8:pngs/Footsteps.png&#10;convert background.png -font Arial -gravity Center -size 270 -pointsize 24 -fill black -annotate +0-14 'Voted #152 mod' -pointsize 20 -fill white -annotate +0+18 'by ZDoom Community' png8:pngs/FragTrak.png&#10;convert background.png -font Arial -gravity Center -size 270 -pointsize 24 -fill black -annotate +0-14 'Voted #152 mod' -pointsize 20 -fill white -annotate +0+18 'by ZDoom Community' png8:pngs/Gene-Tech:_Before_the_Storm.png&#10;convert background.png -font Arial -gravity Center -size 270 -pointsize 24 -fill black -annotate +0-14 'Voted #152 mod' -pointsize 20 -fill white -annotate +0+18 'by ZDoom Community' png8:pngs/Gothic_Skins_for_Doom.png&#10;convert background.png -font Arial -gravity Center -size 270 -pointsize 24 -fill black -annotate +0-14 'Voted #152 mod' -pointsize 20 -fill white -annotate +0+18 'by ZDoom Community' png8:pngs/Hell_Crusher.png&#10;convert background.png -font Arial -gravity Center -size 270 -pointsize 24 -fill black -annotate +0-14 'Voted #152 mod' -pointsize 20 -fill white -annotate +0+18 'by ZDoom Community' png8:pngs/HeXeReTiC_Fantasy.png&#10;convert background.png -font Arial -gravity Center -size 270 -pointsize 24 -fill black -annotate +0-14 'Voted #152 mod' -pointsize 20 -fill white -annotate +0+18 'by ZDoom Community' png8:pngs/Highway_Acceleroid_Booster.png&#10;convert background.png -font Arial -gravity Center -size 270 -pointsize 24 -fill black -annotate +0-14 'Voted #152 mod' -pointsize 20 -fill white -annotate +0+18 'by ZDoom Community' png8:pngs/HitMarkers.png&#10;convert background.png -font Arial -gravity Center -size 270 -pointsize 24 -fill black -annotate +0-14 'Voted #152 mod' -pointsize 20 -fill white -annotate +0+18 'by ZDoom Community' png8:pngs/Lambda.png&#10;convert background.png -font Arial -gravity Center -size 270 -pointsize 24 -fill black -annotate +0-14 'Voted #152 mod' -pointsize 20 -fill white -annotate +0+18 'by ZDoom Community' png8:pngs/Live_Through_DOOM__LiTDOOM_.png&#10;convert background.png -font Arial -gravity Center -size 270 -pointsize 24 -fill black -annotate +0-14 'Voted #152 mod' -pointsize 20 -fill white -annotate +0+18 'by ZDoom Community' png8:pngs/MassMouth_2.png&#10;convert background.png -font Arial -gravity Center -size 270 -pointsize 24 -fill black -annotate +0-14 'Voted #152 mod' -pointsize 20 -fill white -annotate +0+18 'by ZDoom Community' png8:pngs/Midgard_Outlaw.png&#10;convert background.png -font Arial -gravity Center -size 270 -pointsize 24 -fill black -annotate +0-14 'Voted #152 mod' -pointsize 20 -fill white -annotate +0+18 'by ZDoom Community' png8:pngs/NeoCore:_Dark_Depths.png&#10;convert background.png -font Arial -gravity Center -size 270 -pointsize 24 -fill black -annotate +0-14 'Voted #152 mod' -pointsize 20 -fill white -annotate +0+18 'by ZDoom Community' png8:pngs/Nightshift.png&#10;convert background.png -font Arial -gravity Center -size 270 -pointsize 24 -fill black -annotate +0-14 'Voted #152 mod' -pointsize 20 -fill white -annotate +0+18 'by ZDoom Community' png8:pngs/Paradise.png&#10;convert background.png -font Arial -gravity Center -size 270 -pointsize 24 -fill black -annotate +0-14 'Voted #152 mod' -pointsize 20 -fill white -annotate +0+18 'by ZDoom Community' png8:pngs/Paranoid_and_Paranoiac.png&#10;convert background.png -font Arial -gravity Center -size 270 -pointsize 24 -fill black -annotate +0-14 'Voted #152 mod' -pointsize 20 -fill white -annotate +0+18 'by ZDoom Community' png8:pngs/Project_Ironclad.png&#10;convert background.png -font Arial -gravity Center -size 270 -pointsize 24 -fill black -annotate +0-14 'Voted #152 mod' -pointsize 20 -fill white -annotate +0+18 'by ZDoom Community' png8:pngs/Queen_s_Crusade.png&#10;convert background.png -font Arial -gravity Center -size 270 -pointsize 24 -fill black -annotate +0-14 'Voted #152 mod' -pointsize 20 -fill white -annotate +0+18 'by ZDoom Community' png8:pngs/SBrightmaps.png&#10;convert background.png -font Arial -gravity Center -size 270 -pointsize 24 -fill black -annotate +0-14 'Voted #152 mod' -pointsize 20 -fill white -annotate +0+18 'by ZDoom Community' png8:pngs/Skulldash.png&#10;convert background.png -font Arial -gravity Center -size 270 -pointsize 24 -fill black -annotate +0-14 'Voted #152 mod' -pointsize 20 -fill white -annotate +0+18 'by ZDoom Community' png8:pngs/Slomo_Bullettime_Ultimate.png&#10;convert background.png -font Arial -gravity Center -size 270 -pointsize 24 -fill black -annotate +0-14 'Voted #152 mod' -pointsize 20 -fill white -annotate +0+18 'by ZDoom Community' png8:pngs/Sneaky_Doom.png&#10;convert background.png -font Arial -gravity Center -size 270 -pointsize 24 -fill black -annotate +0-14 'Voted #152 mod' -pointsize 20 -fill white -annotate +0+18 'by ZDoom Community' png8:pngs/Sound_Caulking.png&#10;convert background.png -font Arial -gravity Center -size 270 -pointsize 24 -fill black -annotate +0-14 'Voted #152 mod' -pointsize 20 -fill white -annotate +0+18 'by ZDoom Community' png8:pngs/Spooktober_Community_Mapping_Project.png&#10;convert background.png -font Arial -gravity Center -size 270 -pointsize 24 -fill black -annotate +0-14 'Voted #152 mod' -pointsize 20 -fill white -annotate +0+18 'by ZDoom Community' png8:pngs/Strange_Aeons.png&#10;convert background.png -font Arial -gravity Center -size 270 -pointsize 24 -fill black -annotate +0-14 'Voted #152 mod' -pointsize 20 -fill white -annotate +0+18 'by ZDoom Community' png8:pngs/Temple_of_the_Lizard_Men_4.png&#10;convert background.png -font Arial -gravity Center -size 270 -pointsize 24 -fill black -annotate +0-14 'Voted #152 mod' -pointsize 20 -fill white -annotate +0+18 'by ZDoom Community' png8:pngs/The_Space_Pirate.png&#10;convert background.png -font Arial -gravity Center -size 270 -pointsize 24 -fill black -annotate +0-14 'Voted #152 mod' -pointsize 20 -fill white -annotate +0+18 'by ZDoom Community' png8:pngs/The_Wayfarer_s_Tome.png&#10;convert background.png -font Arial -gravity Center -size 270 -pointsize 24 -fill black -annotate +0-14 'Voted #152 mod' -pointsize 20 -fill white -annotate +0+18 'by ZDoom Community' png8:pngs/Tilt++.png&#10;convert background.png -font Arial -gravity Center -size 270 -pointsize 24 -fill black -annotate +0-14 'Voted #152 mod' -pointsize 20 -fill white -annotate +0+18 'by ZDoom Community' png8:pngs/Town_Infection:_The_Flooding.png&#10;convert background.png -font Arial -gravity Center -size 270 -pointsize 24 -fill black -annotate +0-14 'Voted #152 mod' -pointsize 20 -fill white -annotate +0+18 'by ZDoom Community' png8:pngs/Trench_Foot.png&#10;convert background.png -font Arial -gravity Center -size 270 -pointsize 24 -fill black -annotate +0-14 'Voted #152 mod' -pointsize 20 -fill white -annotate +0+18 'by ZDoom Community' png8:pngs/TurboCharged_ARCADE!.png&#10;convert background.png -font Arial -gravity Center -size 270 -pointsize 24 -fill black -annotate +0-14 'Voted #152 mod' -pointsize 20 -fill white -annotate +0+18 'by ZDoom Community' png8:pngs/Ugly_as_Sin.png&#10;convert background.png -font Arial -gravity Center -size 270 -pointsize 24 -fill black -annotate +0-14 'Voted #152 mod' -pointsize 20 -fill white -annotate +0+18 'by ZDoom Community' png8:pngs/Ultra_Crispy.png&#10;convert background.png -font Arial -gravity Center -size 270 -pointsize 24 -fill black -annotate +0-14 'Voted #152 mod' -pointsize 20 -fill white -annotate +0+18 'by ZDoom Community' png8:pngs/WolfenDOOM:_Astrostein.png&#10;convert background.png -font Arial -gravity Center -size 270 -pointsize 24 -fill black -annotate +0-14 'Voted #152 mod' -pointsize 20 -fill white -annotate +0+18 'by ZDoom Community' png8:pngs/ZMovement.png&#10;convert background.png -font Arial -gravity Center -size 270 -pointsize 24 -fill black -annotate +0-14 'Voted #199 mod' -pointsize 20 -fill white -annotate +0+18 'by ZDoom Community' png8:pngs/007:_Licence_to_Spell_DooM.png&#10;convert background.png -font Arial -gravity Center -size 270 -pointsize 24 -fill black -annotate +0-14 'Voted #199 mod' -pointsize 20 -fill white -annotate +0+18 'by ZDoom Community' png8:pngs/20_Monsters_Challenge.png&#10;convert background.png -font Arial -gravity Center -size 270 -pointsize 24 -fill black -annotate +0-14 'Voted #199 mod' -pointsize 20 -fill white -annotate +0+18 'by ZDoom Community' png8:pngs/Abandoned_Misery.png&#10;convert background.png -font Arial -gravity Center -size 270 -pointsize 24 -fill black -annotate +0-14 'Voted #199 mod' -pointsize 20 -fill white -annotate +0+18 'by ZDoom Community' png8:pngs/Accessories_to_Murder.png&#10;convert background.png -font Arial -gravity Center -size 270 -pointsize 24 -fill black -annotate +0-14 'Voted #199 mod' -pointsize 20 -fill white -annotate +0+18 'by ZDoom Community' png8:pngs/Aetherius.png&#10;convert background.png -font Arial -gravity Center -size 270 -pointsize 24 -fill black -annotate +0-14 'Voted #199 mod' -pointsize 20 -fill white -annotate +0+18 'by ZDoom Community' png8:pngs/Alfonzone.png&#10;convert background.png -font Arial -gravity Center -size 270 -pointsize 24 -fill black -annotate +0-14 'Voted #199 mod' -pointsize 20 -fill white -annotate +0+18 'by ZDoom Community' png8:pngs/Aliens:_Colonial_Marines_TC.png&#10;convert background.png -font Arial -gravity Center -size 270 -pointsize 24 -fill black -annotate +0-14 'Voted #199 mod' -pointsize 20 -fill white -annotate +0+18 'by ZDoom Community' png8:pngs/Aliens:_The_Ultimate_Doom.png&#10;convert background.png -font Arial -gravity Center -size 270 -pointsize 24 -fill black -annotate +0-14 'Voted #199 mod' -pointsize 20 -fill white -annotate +0+18 'by ZDoom Community' png8:pngs/aspot.png&#10;convert background.png -font Arial -gravity Center -size 270 -pointsize 24 -fill black -annotate +0-14 'Voted #199 mod' -pointsize 20 -fill white -annotate +0+18 'by ZDoom Community' png8:pngs/AvP_2.0.png&#10;convert background.png -font Arial -gravity Center -size 270 -pointsize 24 -fill black -annotate +0-14 'Voted #199 mod' -pointsize 20 -fill white -annotate +0+18 'by ZDoom Community' png8:pngs/Banhammer.png&#10;convert background.png -font Arial -gravity Center -size 270 -pointsize 24 -fill black -annotate +0-14 'Voted #199 mod' -pointsize 20 -fill white -annotate +0+18 'by ZDoom Community' png8:pngs/Beyond_Reality.png&#10;convert background.png -font Arial -gravity Center -size 270 -pointsize 24 -fill black -annotate +0-14 'Voted #199 mod' -pointsize 20 -fill white -annotate +0+18 'by ZDoom Community' png8:pngs/BlackWarrior.png&#10;convert background.png -font Arial -gravity Center -size 270 -pointsize 24 -fill black -annotate +0-14 'Voted #199 mod' -pointsize 20 -fill white -annotate +0+18 'by ZDoom Community' png8:pngs/Brutal_Doom:_Tomtefars_Extension.png&#10;convert background.png -font Arial -gravity Center -size 270 -pointsize 24 -fill black -annotate +0-14 'Voted #199 mod' -pointsize 20 -fill white -annotate +0+18 'by ZDoom Community' png8:pngs/Brutalkick.png&#10;convert background.png -font Arial -gravity Center -size 270 -pointsize 24 -fill black -annotate +0-14 'Voted #199 mod' -pointsize 20 -fill white -annotate +0+18 'by ZDoom Community' png8:pngs/Cheogsh.png&#10;convert background.png -font Arial -gravity Center -size 270 -pointsize 24 -fill black -annotate +0-14 'Voted #199 mod' -pointsize 20 -fill white -annotate +0+18 'by ZDoom Community' png8:pngs/Cheogsh_2.png&#10;convert background.png -font Arial -gravity Center -size 270 -pointsize 24 -fill black -annotate +0-14 'Voted #199 mod' -pointsize 20 -fill white -annotate +0+18 'by ZDoom Community' png8:pngs/Chosen.png&#10;convert background.png -font Arial -gravity Center -size 270 -pointsize 24 -fill black -annotate +0-14 'Voted #199 mod' -pointsize 20 -fill white -annotate +0+18 'by ZDoom Community' png8:pngs/Complex_Doom:_LCA.png&#10;convert background.png -font Arial -gravity Center -size 270 -pointsize 24 -fill black -annotate +0-14 'Voted #199 mod' -pointsize 20 -fill white -annotate +0+18 'by ZDoom Community' png8:pngs/Counter-Strike_Doom:_Martian_Offensive.png&#10;convert background.png -font Arial -gravity Center -size 270 -pointsize 24 -fill black -annotate +0-14 'Voted #199 mod' -pointsize 20 -fill white -annotate +0+18 'by ZDoom Community' png8:pngs/Critical_Shots.png&#10;convert background.png -font Arial -gravity Center -size 270 -pointsize 24 -fill black -annotate +0-14 'Voted #199 mod' -pointsize 20 -fill white -annotate +0+18 'by ZDoom Community' png8:pngs/Custom_Crosshair_Pack.png&#10;convert background.png -font Arial -gravity Center -size 270 -pointsize 24 -fill black -annotate +0-14 'Voted #199 mod' -pointsize 20 -fill white -annotate +0+18 'by ZDoom Community' png8:pngs/Dark_7__with_Mission_Pack_.png&#10;convert background.png -font Arial -gravity Center -size 270 -pointsize 24 -fill black -annotate +0-14 'Voted #199 mod' -pointsize 20 -fill white -annotate +0+18 'by ZDoom Community' png8:pngs/Darkmoon.png&#10;convert background.png -font Arial -gravity Center -size 270 -pointsize 24 -fill black -annotate +0-14 'Voted #199 mod' -pointsize 20 -fill white -annotate +0+18 'by ZDoom Community' png8:pngs/Dawn_of_Reality.png&#10;convert background.png -font Arial -gravity Center -size 270 -pointsize 24 -fill black -annotate +0-14 'Voted #199 mod' -pointsize 20 -fill white -annotate +0+18 'by ZDoom Community' png8:pngs/Demonsteele:_NowThatsWhatICallMIDI.png&#10;convert background.png -font Arial -gravity Center -size 270 -pointsize 24 -fill black -annotate +0-14 'Voted #199 mod' -pointsize 20 -fill white -annotate +0+18 'by ZDoom Community' png8:pngs/DN3DooM.png&#10;convert background.png -font Arial -gravity Center -size 270 -pointsize 24 -fill black -annotate +0-14 'Voted #199 mod' -pointsize 20 -fill white -annotate +0+18 'by ZDoom Community' png8:pngs/Don’t_play_with_HELL_–_Black_Edition.png&#10;convert background.png -font Arial -gravity Center -size 270 -pointsize 24 -fill black -annotate +0-14 'Voted #199 mod' -pointsize 20 -fill white -annotate +0+18 'by ZDoom Community' png8:pngs/Doom_2_Minor_Sprite_Fixing_Project.png&#10;convert background.png -font Arial -gravity Center -size 270 -pointsize 24 -fill black -annotate +0-14 'Voted #199 mod' -pointsize 20 -fill white -annotate +0+18 'by ZDoom Community' png8:pngs/DOOM_4_VANILLA.png&#10;convert background.png -font Arial -gravity Center -size 270 -pointsize 24 -fill black -annotate +0-14 'Voted #199 mod' -pointsize 20 -fill white -annotate +0+18 'by ZDoom Community' png8:pngs/Doom_64__weapons_only_.png&#10;convert background.png -font Arial -gravity Center -size 270 -pointsize 24 -fill black -annotate +0-14 'Voted #199 mod' -pointsize 20 -fill white -annotate +0+18 'by ZDoom Community' png8:pngs/Doom_Ambient_Pack.png&#10;convert background.png -font Arial -gravity Center -size 270 -pointsize 24 -fill black -annotate +0-14 'Voted #199 mod' -pointsize 20 -fill white -annotate +0+18 'by ZDoom Community' png8:pngs/Doom_Loot_Box_Mod.png&#10;convert background.png -font Arial -gravity Center -size 270 -pointsize 24 -fill black -annotate +0-14 'Voted #199 mod' -pointsize 20 -fill white -annotate +0+18 'by ZDoom Community' png8:pngs/Doom_Raider:Crypt_of_the_Vile.png&#10;convert background.png -font Arial -gravity Center -size 270 -pointsize 24 -fill black -annotate +0-14 'Voted #199 mod' -pointsize 20 -fill white -annotate +0+18 'by ZDoom Community' png8:pngs/DoomKrakken_s_Monster_Randomizer.png&#10;convert background.png -font Arial -gravity Center -size 270 -pointsize 24 -fill black -annotate +0-14 'Voted #199 mod' -pointsize 20 -fill white -annotate +0+18 'by ZDoom Community' png8:pngs/Eternal_DOOM_IV:_Return_from_Oblivion.png&#10;convert background.png -font Arial -gravity Center -size 270 -pointsize 24 -fill black -annotate +0-14 'Voted #199 mod' -pointsize 20 -fill white -annotate +0+18 'by ZDoom Community' png8:pngs/FamiliarDoom.png&#10;convert background.png -font Arial -gravity Center -size 270 -pointsize 24 -fill black -annotate +0-14 'Voted #199 mod' -pointsize 20 -fill white -annotate +0+18 'by ZDoom Community' png8:pngs/FantasyMonsters_4_Heretic.png&#10;convert background.png -font Arial -gravity Center -size 270 -pointsize 24 -fill black -annotate +0-14 'Voted #199 mod' -pointsize 20 -fill white -annotate +0+18 'by ZDoom Community' png8:pngs/Fearrific.png&#10;convert background.png -font Arial -gravity Center -size 270 -pointsize 24 -fill black -annotate +0-14 'Voted #199 mod' -pointsize 20 -fill white -annotate +0+18 'by ZDoom Community' png8:pngs/Foreverhood.png&#10;convert background.png -font Arial -gravity Center -size 270 -pointsize 24 -fill black -annotate +0-14 'Voted #199 mod' -pointsize 20 -fill white -annotate +0+18 'by ZDoom Community' png8:pngs/Ghoul_School_3D.png&#10;convert background.png -font Arial -gravity Center -size 270 -pointsize 24 -fill black -annotate +0-14 'Voted #199 mod' -pointsize 20 -fill white -annotate +0+18 'by ZDoom Community' png8:pngs/GZSHud.png&#10;convert background.png -font Arial -gravity Center -size 270 -pointsize 24 -fill black -annotate +0-14 'Voted #199 mod' -pointsize 20 -fill white -annotate +0+18 'by ZDoom Community' png8:pngs/Harder_Event.png&#10;convert background.png -font Arial -gravity Center -size 270 -pointsize 24 -fill black -annotate +0-14 'Voted #199 mod' -pointsize 20 -fill white -annotate +0+18 'by ZDoom Community' png8:pngs/Haze.png&#10;convert background.png -font Arial -gravity Center -size 270 -pointsize 24 -fill black -annotate +0-14 'Voted #199 mod' -pointsize 20 -fill white -annotate +0+18 'by ZDoom Community' png8:pngs/Hellrider.png&#10;convert background.png -font Arial -gravity Center -size 270 -pointsize 24 -fill black -annotate +0-14 'Voted #199 mod' -pointsize 20 -fill white -annotate +0+18 'by ZDoom Community' png8:pngs/Hellscape_Navigator.png&#10;convert background.png -font Arial -gravity Center -size 270 -pointsize 24 -fill black -annotate +0-14 'Voted #199 mod' -pointsize 20 -fill white -annotate +0+18 'by ZDoom Community' png8:pngs/Hellwalker﻿_Mod.png&#10;convert background.png -font Arial -gravity Center -size 270 -pointsize 24 -fill black -annotate +0-14 'Voted #199 mod' -pointsize 20 -fill white -annotate +0+18 'by ZDoom Community' png8:pngs/Heretic_Widescreened_HUD.png&#10;convert background.png -font Arial -gravity Center -size 270 -pointsize 24 -fill black -annotate +0-14 'Voted #199 mod' -pointsize 20 -fill white -annotate +0+18 'by ZDoom Community' png8:pngs/Hexen:_Scourge_of_Viscerus.png&#10;convert background.png -font Arial -gravity Center -size 270 -pointsize 24 -fill black -annotate +0-14 'Voted #199 mod' -pointsize 20 -fill white -annotate +0+18 'by ZDoom Community' png8:pngs/HeXercise.png&#10;convert background.png -font Arial -gravity Center -size 270 -pointsize 24 -fill black -annotate +0-14 'Voted #199 mod' -pointsize 20 -fill white -annotate +0+18 'by ZDoom Community' png8:pngs/Hordes_of_Chaos.png&#10;convert background.png -font Arial -gravity Center -size 270 -pointsize 24 -fill black -annotate +0-14 'Voted #199 mod' -pointsize 20 -fill white -annotate +0+18 'by ZDoom Community' png8:pngs/Intelligent_Supplies.png&#10;convert background.png -font Arial -gravity Center -size 270 -pointsize 24 -fill black -annotate +0-14 'Voted #199 mod' -pointsize 20 -fill white -annotate +0+18 'by ZDoom Community' png8:pngs/JP_s_HUD.png&#10;convert background.png -font Arial -gravity Center -size 270 -pointsize 24 -fill black -annotate +0-14 'Voted #199 mod' -pointsize 20 -fill white -annotate +0+18 'by ZDoom Community' png8:pngs/Karnak.png&#10;convert background.png -font Arial -gravity Center -size 270 -pointsize 24 -fill black -annotate +0-14 'Voted #199 mod' -pointsize 20 -fill white -annotate +0+18 'by ZDoom Community' png8:pngs/Keymaster.png&#10;convert background.png -font Arial -gravity Center -size 270 -pointsize 24 -fill black -annotate +0-14 'Voted #199 mod' -pointsize 20 -fill white -annotate +0+18 'by ZDoom Community' png8:pngs/Lasting_Light.png&#10;convert background.png -font Arial -gravity Center -size 270 -pointsize 24 -fill black -annotate +0-14 'Voted #199 mod' -pointsize 20 -fill white -annotate +0+18 'by ZDoom Community' png8:pngs/Legion_of_Bones.png&#10;convert background.png -font Arial -gravity Center -size 270 -pointsize 24 -fill black -annotate +0-14 'Voted #199 mod' -pointsize 20 -fill white -annotate +0+18 'by ZDoom Community' png8:pngs/Lilith.png&#10;convert background.png -font Arial -gravity Center -size 270 -pointsize 24 -fill black -annotate +0-14 'Voted #199 mod' -pointsize 20 -fill white -annotate +0+18 'by ZDoom Community' png8:pngs/Lizard_Squad.png&#10;convert background.png -font Arial -gravity Center -size 270 -pointsize 24 -fill black -annotate +0-14 'Voted #199 mod' -pointsize 20 -fill white -annotate +0+18 'by ZDoom Community' png8:pngs/LOST_SOULSPHERE:_Gold_Edition.png&#10;convert background.png -font Arial -gravity Center -size 270 -pointsize 24 -fill black -annotate +0-14 'Voted #199 mod' -pointsize 20 -fill white -annotate +0+18 'by ZDoom Community' png8:pngs/Lowtech_Remake.png&#10;convert background.png -font Arial -gravity Center -size 270 -pointsize 24 -fill black -annotate +0-14 'Voted #199 mod' -pointsize 20 -fill white -annotate +0+18 'by ZDoom Community' png8:pngs/MAIS.png&#10;convert background.png -font Arial -gravity Center -size 270 -pointsize 24 -fill black -annotate +0-14 'Voted #199 mod' -pointsize 20 -fill white -annotate +0+18 'by ZDoom Community' png8:pngs/Malice.png&#10;convert background.png -font Arial -gravity Center -size 270 -pointsize 24 -fill black -annotate +0-14 'Voted #199 mod' -pointsize 20 -fill white -annotate +0+18 'by ZDoom Community' png8:pngs/Megabounce.png&#10;convert background.png -font Arial -gravity Center -size 270 -pointsize 24 -fill black -annotate +0-14 'Voted #199 mod' -pointsize 20 -fill white -annotate +0+18 'by ZDoom Community' png8:pngs/Metroid:_Dreadnought.png&#10;convert background.png -font Arial -gravity Center -size 270 -pointsize 24 -fill black -annotate +0-14 'Voted #199 mod' -pointsize 20 -fill white -annotate +0+18 'by ZDoom Community' png8:pngs/MMDCXIV_-_Journey_into_27_Century.png&#10;convert background.png -font Arial -gravity Center -size 270 -pointsize 24 -fill black -annotate +0-14 'Voted #199 mod' -pointsize 20 -fill white -annotate +0+18 'by ZDoom Community' png8:pngs/Monster_Scouter.png&#10;convert background.png -font Arial -gravity Center -size 270 -pointsize 24 -fill black -annotate +0-14 'Voted #199 mod' -pointsize 20 -fill white -annotate +0+18 'by ZDoom Community' png8:pngs/Nameless_Lite_RPG_Mod.png&#10;convert background.png -font Arial -gravity Center -size 270 -pointsize 24 -fill black -annotate +0-14 'Voted #199 mod' -pointsize 20 -fill white -annotate +0+18 'by ZDoom Community' png8:pngs/Nerves_of_Steel.png&#10;convert background.png -font Arial -gravity Center -size 270 -pointsize 24 -fill black -annotate +0-14 'Voted #199 mod' -pointsize 20 -fill white -annotate +0+18 'by ZDoom Community' png8:pngs/njsplash.png&#10;convert background.png -font Arial -gravity Center -size 270 -pointsize 24 -fill black -annotate +0-14 'Voted #199 mod' -pointsize 20 -fill white -annotate +0+18 'by ZDoom Community' png8:pngs/Nobody_Told_Me_About_id.png&#10;convert background.png -font Arial -gravity Center -size 270 -pointsize 24 -fill black -annotate +0-14 'Voted #199 mod' -pointsize 20 -fill white -annotate +0+18 'by ZDoom Community' png8:pngs/OMG_Weapons!__and_Monsters_.png&#10;convert background.png -font Arial -gravity Center -size 270 -pointsize 24 -fill black -annotate +0-14 'Voted #199 mod' -pointsize 20 -fill white -annotate +0+18 'by ZDoom Community' png8:pngs/Painslayer.png&#10;convert background.png -font Arial -gravity Center -size 270 -pointsize 24 -fill black -annotate +0-14 'Voted #199 mod' -pointsize 20 -fill white -annotate +0+18 'by ZDoom Community' png8:pngs/Parkour.png&#10;convert background.png -font Arial -gravity Center -size 270 -pointsize 24 -fill black -annotate +0-14 'Voted #199 mod' -pointsize 20 -fill white -annotate +0+18 'by ZDoom Community' png8:pngs/Pokémon_Doom.png&#10;convert background.png -font Arial -gravity Center -size 270 -pointsize 24 -fill black -annotate +0-14 'Voted #199 mod' -pointsize 20 -fill white -annotate +0+18 'by ZDoom Community' png8:pngs/Project_Re-Blood.png&#10;convert background.png -font Arial -gravity Center -size 270 -pointsize 24 -fill black -annotate +0-14 'Voted #199 mod' -pointsize 20 -fill white -annotate +0+18 'by ZDoom Community' png8:pngs/Real_Guns_Hardcore.png&#10;convert background.png -font Arial -gravity Center -size 270 -pointsize 24 -fill black -annotate +0-14 'Voted #199 mod' -pointsize 20 -fill white -annotate +0+18 'by ZDoom Community' png8:pngs/Realm_of_Cheogsh.png&#10;convert background.png -font Arial -gravity Center -size 270 -pointsize 24 -fill black -annotate +0-14 'Voted #199 mod' -pointsize 20 -fill white -annotate +0+18 'by ZDoom Community' png8:pngs/Run_For_It!.png&#10;convert background.png -font Arial -gravity Center -size 270 -pointsize 24 -fill black -annotate +0-14 'Voted #199 mod' -pointsize 20 -fill white -annotate +0+18 'by ZDoom Community' png8:pngs/Smooth_fluids.png&#10;convert background.png -font Arial -gravity Center -size 270 -pointsize 24 -fill black -annotate +0-14 'Voted #199 mod' -pointsize 20 -fill white -annotate +0+18 'by ZDoom Community' png8:pngs/SpaceDM9.png&#10;convert background.png -font Arial -gravity Center -size 270 -pointsize 24 -fill black -annotate +0-14 'Voted #199 mod' -pointsize 20 -fill white -annotate +0+18 'by ZDoom Community' png8:pngs/Splatterhouse_3D.png&#10;convert background.png -font Arial -gravity Center -size 270 -pointsize 24 -fill black -annotate +0-14 'Voted #199 mod' -pointsize 20 -fill white -annotate +0+18 'by ZDoom Community' png8:pngs/StatsKeeper.png&#10;convert background.png -font Arial -gravity Center -size 270 -pointsize 24 -fill black -annotate +0-14 'Voted #199 mod' -pointsize 20 -fill white -annotate +0+18 'by ZDoom Community' png8:pngs/Sun_Damage_Omen.png&#10;convert background.png -font Arial -gravity Center -size 270 -pointsize 24 -fill black -annotate +0-14 'Voted #199 mod' -pointsize 20 -fill white -annotate +0+18 'by ZDoom Community' png8:pngs/TGRDM3__Morgenstern_.png&#10;convert background.png -font Arial -gravity Center -size 270 -pointsize 24 -fill black -annotate +0-14 'Voted #199 mod' -pointsize 20 -fill white -annotate +0+18 'by ZDoom Community' png8:pngs/The_City_of_The_Damned_:_Apocalypse.png&#10;convert background.png -font Arial -gravity Center -size 270 -pointsize 24 -fill black -annotate +0-14 'Voted #199 mod' -pointsize 20 -fill white -annotate +0+18 'by ZDoom Community' png8:pngs/The_Island.png&#10;convert background.png -font Arial -gravity Center -size 270 -pointsize 24 -fill black -annotate +0-14 'Voted #199 mod' -pointsize 20 -fill white -annotate +0+18 'by ZDoom Community' png8:pngs/The_Trooper.png&#10;convert background.png -font Arial -gravity Center -size 270 -pointsize 24 -fill black -annotate +0-14 'Voted #199 mod' -pointsize 20 -fill white -annotate +0+18 'by ZDoom Community' png8:pngs/Thief_-_The_Trail_of_the_Arch-Heretic.png&#10;convert background.png -font Arial -gravity Center -size 270 -pointsize 24 -fill black -annotate +0-14 'Voted #199 mod' -pointsize 20 -fill white -annotate +0+18 'by ZDoom Community' png8:pngs/Thrifty_Ammo,_Thrifty_Health.png&#10;convert background.png -font Arial -gravity Center -size 270 -pointsize 24 -fill black -annotate +0-14 'Voted #199 mod' -pointsize 20 -fill white -annotate +0+18 'by ZDoom Community' png8:pngs/Ultimate_Custom_Doom.png&#10;convert background.png -font Arial -gravity Center -size 270 -pointsize 24 -fill black -annotate +0-14 'Voted #199 mod' -pointsize 20 -fill white -annotate +0+18 'by ZDoom Community' png8:pngs/VietDoom.png&#10;convert background.png -font Arial -gravity Center -size 270 -pointsize 24 -fill black -annotate +0-14 'Voted #199 mod' -pointsize 20 -fill white -annotate +0+18 'by ZDoom Community' png8:pngs/Vignette_Shader.png&#10;convert background.png -font Arial -gravity Center -size 270 -pointsize 24 -fill black -annotate +0-14 'Voted #199 mod' -pointsize 20 -fill white -annotate +0+18 'by ZDoom Community' png8:pngs/War_Trophies.png&#10;convert background.png -font Arial -gravity Center -size 270 -pointsize 24 -fill black -annotate +0-14 'Voted #199 mod' -pointsize 20 -fill white -annotate +0+18 'by ZDoom Community' png8:pngs/WARDUST_heretic_Sprites.png&#10;convert background.png -font Arial -gravity Center -size 270 -pointsize 24 -fill black -annotate +0-14 'Voted #199 mod' -pointsize 20 -fill white -annotate +0+18 'by ZDoom Community' png8:pngs/Wolfenstein_3D_TC.png&#10;convert background.png -font Arial -gravity Center -size 270 -pointsize 24 -fill black -annotate +0-14 'Voted #199 mod' -pointsize 20 -fill white -annotate +0+18 'by ZDoom Community' png8:pngs/X-Weapon:_Helsturm.png&#10;convert background.png -font Arial -gravity Center -size 270 -pointsize 24 -fill black -annotate +0-14 'Voted #199 mod' -pointsize 20 -fill white -annotate +0+18 'by ZDoom Community' png8:pngs/Xim_s_Star_Wars_Doom.png&#10;convert background.png -font Arial -gravity Center -size 270 -pointsize 24 -fill black -annotate +0-14 'Voted #19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Project_Brutality.png</text:p>
            <text:p>convert background.png -font Arial -gravity Center -size 270 -pointsize 24 -fill black -annotate +0-14 'Voted #2 mod' -pointsize 20 -fill white -annotate +0+18 'by ZDoom Community' png8:pngs/Hideous_Destructor.png</text:p>
            <text:p>convert background.png -font Arial -gravity Center -size 270 -pointsize 24 -fill black -annotate +0-14 'Voted #3 mod' -pointsize 20 -fill white -annotate +0+18 'by ZDoom Community' png8:pngs/DoomRL_Arsenal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Quake_Champions:_Doom_Edition__QCDE_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Final_Doom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10 mod' -pointsize 20 -fill white -annotate +0+18 'by ZDoom Community' png8:pngs/Death_Foretold__D4T_.png</text:p>
            <text:p>convert background.png -font Arial -gravity Center -size 270 -pointsize 24 -fill black -annotate +0-14 'Voted #11 mod' -pointsize 20 -fill white -annotate +0+18 'by ZDoom Community' png8:pngs/Hexen:_Walpurgis.png</text:p>
            <text:p>convert background.png -font Arial -gravity Center -size 270 -pointsize 24 -fill black -annotate +0-14 'Voted #12 mod' -pointsize 20 -fill white -annotate +0+18 'by ZDoom Community' png8:pngs/Ashes_2063_TC.png</text:p>
            <text:p>convert background.png -font Arial -gravity Center -size 270 -pointsize 24 -fill black -annotate +0-14 'Voted #12 mod' -pointsize 20 -fill white -annotate +0+18 'by ZDoom Community' png8:pngs/Netronian_Chaos.png</text:p>
            <text:p>convert background.png -font Arial -gravity Center -size 270 -pointsize 24 -fill black -annotate +0-14 'Voted #12 mod' -pointsize 20 -fill white -annotate +0+18 'by ZDoom Community' png8:pngs/Project_MSX.png</text:p>
            <text:p>convert background.png -font Arial -gravity Center -size 270 -pointsize 24 -fill black -annotate +0-14 'Voted #15 mod' -pointsize 20 -fill white -annotate +0+18 'by ZDoom Community' png8:pngs/Colourful_Hell.png</text:p>
            <text:p>convert background.png -font Arial -gravity Center -size 270 -pointsize 24 -fill black -annotate +0-14 'Voted #16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Brutal_Doom.png</text:p>
            <text:p>convert background.png -font Arial -gravity Center -size 270 -pointsize 24 -fill black -annotate +0-14 'Voted #17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Winter_s_Fury.png</text:p>
            <text:p>convert background.png -font Arial -gravity Center -size 270 -pointsize 24 -fill black -annotate +0-14 'Voted #20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don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Hearts_of_Demons_-_BARON.png</text:p>
            <text:p>convert background.png -font Arial -gravity Center -size 270 -pointsize 24 -fill black -annotate +0-14 'Voted #26 mod' -pointsize 20 -fill white -annotate +0+18 'by ZDoom Community' png8:pngs/Blade_of_Agony.png</text:p>
            <text:p>convert background.png -font Arial -gravity Center -size 270 -pointsize 24 -fill black -annotate +0-14 'Voted #26 mod' -pointsize 20 -fill white -annotate +0+18 'by ZDoom Community' png8:pngs/Touhou_Doom.png</text:p>
            <text:p>convert background.png -font Arial -gravity Center -size 270 -pointsize 24 -fill black -annotate +0-14 'Voted #28 mod' -pointsize 20 -fill white -annotate +0+18 'by ZDoom Community' png8:pngs/Doom_Incarnate.png</text:p>
            <text:p>convert background.png -font Arial -gravity Center -size 270 -pointsize 24 -fill black -annotate +0-14 'Voted #28 mod' -pointsize 20 -fill white -annotate +0+18 'by ZDoom Community' png8:pngs/La_Tailor_Girl.png</text:p>
            <text:p>convert background.png -font Arial -gravity Center -size 270 -pointsize 24 -fill black -annotate +0-14 'Voted #30 mod' -pointsize 20 -fill white -annotate +0+18 'by ZDoom Community' png8:pngs/Enhanced_Vanilla_Project__EVP_.png</text:p>
            <text:p>convert background.png -font Arial -gravity Center -size 270 -pointsize 24 -fill black -annotate +0-14 'Voted #31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Wrath_of_Cronos_RPG.png</text:p>
            <text:p>convert background.png -font Arial -gravity Center -size 270 -pointsize 24 -fill black -annotate +0-14 'Voted #33 mod' -pointsize 20 -fill white -annotate +0+18 'by ZDoom Community' png8:pngs/DOOM_For_DooM__D4D_.png</text:p>
            <text:p>convert background.png -font Arial -gravity Center -size 270 -pointsize 24 -fill black -annotate +0-14 'Voted #34 mod' -pointsize 20 -fill white -annotate +0+18 'by ZDoom Community' png8:pngs/Beautiful_Doom.png</text:p>
            <text:p>convert background.png -font Arial -gravity Center -size 270 -pointsize 24 -fill black -annotate +0-14 'Voted #35 mod' -pointsize 20 -fill white -annotate +0+18 'by ZDoom Community' png8:pngs/Doom:_The_Golden_Souls_2.png</text:p>
            <text:p>convert background.png -font Arial -gravity Center -size 270 -pointsize 24 -fill black -annotate +0-14 'Voted #35 mod' -pointsize 20 -fill white -annotate +0+18 'by ZDoom Community' png8:pngs/Lithiu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Hunter’s_Moon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6 mod' -pointsize 20 -fill white -annotate +0+18 'by ZDoom Community' png8:pngs/Combined_Arms.png</text:p>
            <text:p>convert background.png -font Arial -gravity Center -size 270 -pointsize 24 -fill black -annotate +0-14 'Voted #46 mod' -pointsize 20 -fill white -annotate +0+18 'by ZDoom Community' png8:pngs/Hell-Forged.png</text:p>
            <text:p>convert background.png -font Arial -gravity Center -size 270 -pointsize 24 -fill black -annotate +0-14 'Voted #46 mod' -pointsize 20 -fill white -annotate +0+18 'by ZDoom Community' png8:pngs/Reelism_2.png</text:p>
            <text:p>convert background.png -font Arial -gravity Center -size 270 -pointsize 24 -fill black -annotate +0-14 'Voted #49 mod' -pointsize 20 -fill white -annotate +0+18 'by ZDoom Community' png8:pngs/HexArcana.png</text:p>
            <text:p>convert background.png -font Arial -gravity Center -size 270 -pointsize 24 -fill black -annotate +0-14 'Voted #49 mod' -pointsize 20 -fill white -annotate +0+18 'by ZDoom Community' png8:pngs/Kriegsland:_Blutorden.png</text:p>
            <text:p>convert background.png -font Arial -gravity Center -size 270 -pointsize 24 -fill black -annotate +0-14 'Voted #49 mod' -pointsize 20 -fill white -annotate +0+18 'by ZDoom Community' png8:pngs/Pirate_Doom.png</text:p>
            <text:p>convert background.png -font Arial -gravity Center -size 270 -pointsize 24 -fill black -annotate +0-14 'Voted #52 mod' -pointsize 20 -fill white -annotate +0+18 'by ZDoom Community' png8:pngs/PlayStation_Doom_TC.png</text:p>
            <text:p>convert background.png -font Arial -gravity Center -size 270 -pointsize 24 -fill black -annotate +0-14 'Voted #52 mod' -pointsize 20 -fill white -annotate +0+18 'by ZDoom Community' png8:pngs/Ultimate_DoomVisor.png</text:p>
            <text:p>convert background.png -font Arial -gravity Center -size 270 -pointsize 24 -fill black -annotate +0-14 'Voted #54 mod' -pointsize 20 -fill white -annotate +0+18 'by ZDoom Community' png8:pngs/Hocusdoom.png</text:p>
            <text:p>convert background.png -font Arial -gravity Center -size 270 -pointsize 24 -fill black -annotate +0-14 'Voted #54 mod' -pointsize 20 -fill white -annotate +0+18 'by ZDoom Community' png8:pngs/Zen_Dynamics.png</text:p>
            <text:p>convert background.png -font Arial -gravity Center -size 270 -pointsize 24 -fill black -annotate +0-14 'Voted #56 mod' -pointsize 20 -fill white -annotate +0+18 'by ZDoom Community' png8:pngs/Legacy_of_Suffering.png</text:p>
            <text:p>convert background.png -font Arial -gravity Center -size 270 -pointsize 24 -fill black -annotate +0-14 'Voted #56 mod' -pointsize 20 -fill white -annotate +0+18 'by ZDoom Community' png8:pngs/ouch_m_2:_abort_m.png</text:p>
            <text:p>convert background.png -font Arial -gravity Center -size 270 -pointsize 24 -fill black -annotate +0-14 'Voted #56 mod' -pointsize 20 -fill white -annotate +0+18 'by ZDoom Community' png8:pngs/Shadow_Of_The_Wool_Ball.png</text:p>
            <text:p>convert background.png -font Arial -gravity Center -size 270 -pointsize 24 -fill black -annotate +0-14 'Voted #56 mod' -pointsize 20 -fill white -annotate +0+18 'by ZDoom Community' png8:pngs/The_Inquisitor_III.png</text:p>
            <text:p>convert background.png -font Arial -gravity Center -size 270 -pointsize 24 -fill black -annotate +0-14 'Voted #56 mod' -pointsize 20 -fill white -annotate +0+18 'by ZDoom Community' png8:pngs/The_Ultimate_Torment_and_Torture.png</text:p>
            <text:p>convert background.png -font Arial -gravity Center -size 270 -pointsize 24 -fill black -annotate +0-14 'Voted #61 mod' -pointsize 20 -fill white -annotate +0+18 'by ZDoom Community' png8:pngs/Corruption_Cards.png</text:p>
            <text:p>convert background.png -font Arial -gravity Center -size 270 -pointsize 24 -fill black -annotate +0-14 'Voted #61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Treasure_Tech.png</text:p>
            <text:p>convert background.png -font Arial -gravity Center -size 270 -pointsize 24 -fill black -annotate +0-14 'Voted #64 mod' -pointsize 20 -fill white -annotate +0+18 'by ZDoom Community' png8:pngs/Rise_Of_The_Wool_Ball.png</text:p>
            <text:p>convert background.png -font Arial -gravity Center -size 270 -pointsize 24 -fill black -annotate +0-14 'Voted #64 mod' -pointsize 20 -fill white -annotate +0+18 'by ZDoom Community' png8:pngs/WW-Cola3.png</text:p>
            <text:p>convert background.png -font Arial -gravity Center -size 270 -pointsize 24 -fill black -annotate +0-14 'Voted #66 mod' -pointsize 20 -fill white -annotate +0+18 'by ZDoom Community' png8:pngs/Aracnocide.png</text:p>
            <text:p>convert background.png -font Arial -gravity Center -size 270 -pointsize 24 -fill black -annotate +0-14 'Voted #66 mod' -pointsize 20 -fill white -annotate +0+18 'by ZDoom Community' png8:pngs/Ascension.png</text:p>
            <text:p>convert background.png -font Arial -gravity Center -size 270 -pointsize 24 -fill black -annotate +0-14 'Voted #66 mod' -pointsize 20 -fill white -annotate +0+18 'by ZDoom Community' png8:pngs/Codename:_DEMOLITIONIST.png</text:p>
            <text:p>convert background.png -font Arial -gravity Center -size 270 -pointsize 24 -fill black -annotate +0-14 'Voted #66 mod' -pointsize 20 -fill white -annotate +0+18 'by ZDoom Community' png8:pngs/Daytime_Drama.png</text:p>
            <text:p>convert background.png -font Arial -gravity Center -size 270 -pointsize 24 -fill black -annotate +0-14 'Voted #66 mod' -pointsize 20 -fill white -annotate +0+18 'by ZDoom Community' png8:pngs/DTS-T.png</text:p>
            <text:p>convert background.png -font Arial -gravity Center -size 270 -pointsize 24 -fill black -annotate +0-14 'Voted #66 mod' -pointsize 20 -fill white -annotate +0+18 'by ZDoom Community' png8:pngs/Faspons.png</text:p>
            <text:p>convert background.png -font Arial -gravity Center -size 270 -pointsize 24 -fill black -annotate +0-14 'Voted #66 mod' -pointsize 20 -fill white -annotate +0+18 'by ZDoom Community' png8:pngs/Project_Einherjar.png</text:p>
            <text:p>convert background.png -font Arial -gravity Center -size 270 -pointsize 24 -fill black -annotate +0-14 'Voted #66 mod' -pointsize 20 -fill white -annotate +0+18 'by ZDoom Community' png8:pngs/Target_Spy.png</text:p>
            <text:p>convert background.png -font Arial -gravity Center -size 270 -pointsize 24 -fill black -annotate +0-14 'Voted #66 mod' -pointsize 20 -fill white -annotate +0+18 'by ZDoom Community' png8:pngs/Weapons_of_Saturn.png</text:p>
            <text:p>convert background.png -font Arial -gravity Center -size 270 -pointsize 24 -fill black -annotate +0-14 'Voted #66 mod' -pointsize 20 -fill white -annotate +0+18 'by ZDoom Community' png8:pngs/Zagemod.png</text:p>
            <text:p>convert background.png -font Arial -gravity Center -size 270 -pointsize 24 -fill black -annotate +0-14 'Voted #66 mod' -pointsize 20 -fill white -annotate +0+18 'by ZDoom Community' png8:pngs/Zero_Tolerance.png</text:p>
            <text:p>convert background.png -font Arial -gravity Center -size 270 -pointsize 24 -fill black -annotate +0-14 'Voted #77 mod' -pointsize 20 -fill white -annotate +0+18 'by ZDoom Community' png8:pngs/AEons_Of_Death.png</text:p>
            <text:p>convert background.png -font Arial -gravity Center -size 270 -pointsize 24 -fill black -annotate +0-14 'Voted #77 mod' -pointsize 20 -fill white -annotate +0+18 'by ZDoom Community' png8:pngs/Brutal_Doom_64.png</text:p>
            <text:p>convert background.png -font Arial -gravity Center -size 270 -pointsize 24 -fill black -annotate +0-14 'Voted #77 mod' -pointsize 20 -fill white -annotate +0+18 'by ZDoom Community' png8:pngs/Brutal_Hexen_RPG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Gearbox.png</text:p>
            <text:p>convert background.png -font Arial -gravity Center -size 270 -pointsize 24 -fill black -annotate +0-14 'Voted #77 mod' -pointsize 20 -fill white -annotate +0+18 'by ZDoom Community' png8:pngs/Halo:_Doom_Evolved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6 mod' -pointsize 20 -fill white -annotate +0+18 'by ZDoom Community' png8:pngs/10x.png</text:p>
            <text:p>convert background.png -font Arial -gravity Center -size 270 -pointsize 24 -fill black -annotate +0-14 'Voted #96 mod' -pointsize 20 -fill white -annotate +0+18 'by ZDoom Community' png8:pngs/Abysm_2:_Infernal_Contract.png</text:p>
            <text:p>convert background.png -font Arial -gravity Center -size 270 -pointsize 24 -fill black -annotate +0-14 'Voted #96 mod' -pointsize 20 -fill white -annotate +0+18 'by ZDoom Community' png8:pngs/Action_Doom.png</text:p>
            <text:p>convert background.png -font Arial -gravity Center -size 270 -pointsize 24 -fill black -annotate +0-14 'Voted #96 mod' -pointsize 20 -fill white -annotate +0+18 'by ZDoom Community' png8:pngs/Angelic_Waifus.png</text:p>
            <text:p>convert background.png -font Arial -gravity Center -size 270 -pointsize 24 -fill black -annotate +0-14 'Voted #96 mod' -pointsize 20 -fill white -annotate +0+18 'by ZDoom Community' png8:pngs/Argent.png</text:p>
            <text:p>convert background.png -font Arial -gravity Center -size 270 -pointsize 24 -fill black -annotate +0-14 'Voted #96 mod' -pointsize 20 -fill white -annotate +0+18 'by ZDoom Community' png8:pngs/BGPA_Missions_Liberation.png</text:p>
            <text:p>convert background.png -font Arial -gravity Center -size 270 -pointsize 24 -fill black -annotate +0-14 'Voted #96 mod' -pointsize 20 -fill white -annotate +0+18 'by ZDoom Community' png8:pngs/Bratwurst.png</text:p>
            <text:p>convert background.png -font Arial -gravity Center -size 270 -pointsize 24 -fill black -annotate +0-14 'Voted #96 mod' -pointsize 20 -fill white -annotate +0+18 'by ZDoom Community' png8:pngs/Bullet-Eye.png</text:p>
            <text:p>convert background.png -font Arial -gravity Center -size 270 -pointsize 24 -fill black -annotate +0-14 'Voted #96 mod' -pointsize 20 -fill white -annotate +0+18 'by ZDoom Community' png8:pngs/Burl_Tumd.png</text:p>
            <text:p>convert background.png -font Arial -gravity Center -size 270 -pointsize 24 -fill black -annotate +0-14 'Voted #96 mod' -pointsize 20 -fill white -annotate +0+18 'by ZDoom Community' png8:pngs/DeathStrider.png</text:p>
            <text:p>convert background.png -font Arial -gravity Center -size 270 -pointsize 24 -fill black -annotate +0-14 'Voted #96 mod' -pointsize 20 -fill white -annotate +0+18 'by ZDoom Community' png8:pngs/Demon_Eclipse.png</text:p>
            <text:p>convert background.png -font Arial -gravity Center -size 270 -pointsize 24 -fill black -annotate +0-14 'Voted #96 mod' -pointsize 20 -fill white -annotate +0+18 'by ZDoom Community' png8:pngs/Doom_Delta.png</text:p>
            <text:p>convert background.png -font Arial -gravity Center -size 270 -pointsize 24 -fill black -annotate +0-14 'Voted #96 mod' -pointsize 20 -fill white -annotate +0+18 'by ZDoom Community' png8:pngs/Droplets:_Simulated_Blood.png</text:p>
            <text:p>convert background.png -font Arial -gravity Center -size 270 -pointsize 24 -fill black -annotate +0-14 'Voted #96 mod' -pointsize 20 -fill white -annotate +0+18 'by ZDoom Community' png8:pngs/Heretical_Doom.png</text:p>
            <text:p>convert background.png -font Arial -gravity Center -size 270 -pointsize 24 -fill black -annotate +0-14 'Voted #96 mod' -pointsize 20 -fill white -annotate +0+18 'by ZDoom Community' png8:pngs/Irontusk’s_Diablo_3D.png</text:p>
            <text:p>convert background.png -font Arial -gravity Center -size 270 -pointsize 24 -fill black -annotate +0-14 'Voted #96 mod' -pointsize 20 -fill white -annotate +0+18 'by ZDoom Community' png8:pngs/JohnnyDoom.png</text:p>
            <text:p>convert background.png -font Arial -gravity Center -size 270 -pointsize 24 -fill black -annotate +0-14 'Voted #96 mod' -pointsize 20 -fill white -annotate +0+18 'by ZDoom Community' png8:pngs/Juvenile_Power_Fantasy.png</text:p>
            <text:p>convert background.png -font Arial -gravity Center -size 270 -pointsize 24 -fill black -annotate +0-14 'Voted #96 mod' -pointsize 20 -fill white -annotate +0+18 'by ZDoom Community' png8:pngs/NC_HUD.png</text:p>
            <text:p>convert background.png -font Arial -gravity Center -size 270 -pointsize 24 -fill black -annotate +0-14 'Voted #96 mod' -pointsize 20 -fill white -annotate +0+18 'by ZDoom Community' png8:pngs/Perkristan_s_HD_Sounds.png</text:p>
            <text:p>convert background.png -font Arial -gravity Center -size 270 -pointsize 24 -fill black -annotate +0-14 'Voted #96 mod' -pointsize 20 -fill white -annotate +0+18 'by ZDoom Community' png8:pngs/Serpent_Resurrection.png</text:p>
            <text:p>convert background.png -font Arial -gravity Center -size 270 -pointsize 24 -fill black -annotate +0-14 'Voted #96 mod' -pointsize 20 -fill white -annotate +0+18 'by ZDoom Community' png8:pngs/Shades_of_Doom.png</text:p>
            <text:p>convert background.png -font Arial -gravity Center -size 270 -pointsize 24 -fill black -annotate +0-14 'Voted #96 mod' -pointsize 20 -fill white -annotate +0+18 'by ZDoom Community' png8:pngs/Shut_up_and_Bleed.png</text:p>
            <text:p>convert background.png -font Arial -gravity Center -size 270 -pointsize 24 -fill black -annotate +0-14 'Voted #96 mod' -pointsize 20 -fill white -annotate +0+18 'by ZDoom Community' png8:pngs/SpriteShadow.png</text:p>
            <text:p>convert background.png -font Arial -gravity Center -size 270 -pointsize 24 -fill black -annotate +0-14 'Voted #96 mod' -pointsize 20 -fill white -annotate +0+18 'by ZDoom Community' png8:pngs/Total_Chaos.png</text:p>
            <text:p>convert background.png -font Arial -gravity Center -size 270 -pointsize 24 -fill black -annotate +0-14 'Voted #96 mod' -pointsize 20 -fill white -annotate +0+18 'by ZDoom Community' png8:pngs/Waterlab_GZD.png</text:p>
            <text:p>convert background.png -font Arial -gravity Center -size 270 -pointsize 24 -fill black -annotate +0-14 'Voted #96 mod' -pointsize 20 -fill white -annotate +0+18 'by ZDoom Community' png8:pngs/Who_Dun_It.png</text:p>
            <text:p>convert background.png -font Arial -gravity Center -size 270 -pointsize 24 -fill black -annotate +0-14 'Voted #122 mod' -pointsize 20 -fill white -annotate +0+18 'by ZDoom Community' png8:pngs/10.5x.png</text:p>
            <text:p>convert background.png -font Arial -gravity Center -size 270 -pointsize 24 -fill black -annotate +0-14 'Voted #122 mod' -pointsize 20 -fill white -annotate +0+18 'by ZDoom Community' png8:pngs/Alandoguns.png</text:p>
            <text:p>convert background.png -font Arial -gravity Center -size 270 -pointsize 24 -fill black -annotate +0-14 'Voted #122 mod' -pointsize 20 -fill white -annotate +0+18 'by ZDoom Community' png8:pngs/Aliens:_Eradication.png</text:p>
            <text:p>convert background.png -font Arial -gravity Center -size 270 -pointsize 24 -fill black -annotate +0-14 'Voted #122 mod' -pointsize 20 -fill white -annotate +0+18 'by ZDoom Community' png8:pngs/Bitter_Heretic.png</text:p>
            <text:p>convert background.png -font Arial -gravity Center -size 270 -pointsize 24 -fill black -annotate +0-14 'Voted #122 mod' -pointsize 20 -fill white -annotate +0+18 'by ZDoom Community' png8:pngs/Brutal_Heretic_RPG.png</text:p>
            <text:p>convert background.png -font Arial -gravity Center -size 270 -pointsize 24 -fill black -annotate +0-14 'Voted #122 mod' -pointsize 20 -fill white -annotate +0+18 'by ZDoom Community' png8:pngs/Call_of_Dooty.png</text:p>
            <text:p>convert background.png -font Arial -gravity Center -size 270 -pointsize 24 -fill black -annotate +0-14 'Voted #122 mod' -pointsize 20 -fill white -annotate +0+18 'by ZDoom Community' png8:pngs/Castlevania_-_Simon_s_Destiny.png</text:p>
            <text:p>convert background.png -font Arial -gravity Center -size 270 -pointsize 24 -fill black -annotate +0-14 'Voted #122 mod' -pointsize 20 -fill white -annotate +0+18 'by ZDoom Community' png8:pngs/Cold_as_Hell.png</text:p>
            <text:p>convert background.png -font Arial -gravity Center -size 270 -pointsize 24 -fill black -annotate +0-14 'Voted #122 mod' -pointsize 20 -fill white -annotate +0+18 'by ZDoom Community' png8:pngs/Compendium.png</text:p>
            <text:p>convert background.png -font Arial -gravity Center -size 270 -pointsize 24 -fill black -annotate +0-14 'Voted #122 mod' -pointsize 20 -fill white -annotate +0+18 'by ZDoom Community' png8:pngs/Complex_Doom.png</text:p>
            <text:p>convert background.png -font Arial -gravity Center -size 270 -pointsize 24 -fill black -annotate +0-14 'Voted #122 mod' -pointsize 20 -fill white -annotate +0+18 'by ZDoom Community' png8:pngs/DamNums.png</text:p>
            <text:p>convert background.png -font Arial -gravity Center -size 270 -pointsize 24 -fill black -annotate +0-14 'Voted #122 mod' -pointsize 20 -fill white -annotate +0+18 'by ZDoom Community' png8:pngs/Dark_Encounters.png</text:p>
            <text:p>convert background.png -font Arial -gravity Center -size 270 -pointsize 24 -fill black -annotate +0-14 'Voted #122 mod' -pointsize 20 -fill white -annotate +0+18 'by ZDoom Community' png8:pngs/Diaz:_Last_Hours_of_Purity.png</text:p>
            <text:p>convert background.png -font Arial -gravity Center -size 270 -pointsize 24 -fill black -annotate +0-14 'Voted #122 mod' -pointsize 20 -fill white -annotate +0+18 'by ZDoom Community' png8:pngs/Dusted_s_Pandemonia.png</text:p>
            <text:p>convert background.png -font Arial -gravity Center -size 270 -pointsize 24 -fill black -annotate +0-14 'Voted #122 mod' -pointsize 20 -fill white -annotate +0+18 'by ZDoom Community' png8:pngs/Eriguns.png</text:p>
            <text:p>convert background.png -font Arial -gravity Center -size 270 -pointsize 24 -fill black -annotate +0-14 'Voted #122 mod' -pointsize 20 -fill white -annotate +0+18 'by ZDoom Community' png8:pngs/Factotum.png</text:p>
            <text:p>convert background.png -font Arial -gravity Center -size 270 -pointsize 24 -fill black -annotate +0-14 'Voted #122 mod' -pointsize 20 -fill white -annotate +0+18 'by ZDoom Community' png8:pngs/Full_GZDoom_Skybox_Set.png</text:p>
            <text:p>convert background.png -font Arial -gravity Center -size 270 -pointsize 24 -fill black -annotate +0-14 'Voted #122 mod' -pointsize 20 -fill white -annotate +0+18 'by ZDoom Community' png8:pngs/Happy_Time_Circus.png</text:p>
            <text:p>convert background.png -font Arial -gravity Center -size 270 -pointsize 24 -fill black -annotate +0-14 'Voted #122 mod' -pointsize 20 -fill white -annotate +0+18 'by ZDoom Community' png8:pngs/Hard-Doom.png</text:p>
            <text:p>convert background.png -font Arial -gravity Center -size 270 -pointsize 24 -fill black -annotate +0-14 'Voted #122 mod' -pointsize 20 -fill white -annotate +0+18 'by ZDoom Community' png8:pngs/HXRTC_Project.png</text:p>
            <text:p>convert background.png -font Arial -gravity Center -size 270 -pointsize 24 -fill black -annotate +0-14 'Voted #122 mod' -pointsize 20 -fill white -annotate +0+18 'by ZDoom Community' png8:pngs/Insanity_s_Requiem.png</text:p>
            <text:p>convert background.png -font Arial -gravity Center -size 270 -pointsize 24 -fill black -annotate +0-14 'Voted #122 mod' -pointsize 20 -fill white -annotate +0+18 'by ZDoom Community' png8:pngs/Jimmy’s_Jukebox.png</text:p>
            <text:p>convert background.png -font Arial -gravity Center -size 270 -pointsize 24 -fill black -annotate +0-14 'Voted #122 mod' -pointsize 20 -fill white -annotate +0+18 'by ZDoom Community' png8:pngs/Psychophobia.png</text:p>
            <text:p>convert background.png -font Arial -gravity Center -size 270 -pointsize 24 -fill black -annotate +0-14 'Voted #122 mod' -pointsize 20 -fill white -annotate +0+18 'by ZDoom Community' png8:pngs/QUAKE:_Descent_into_Heresy.png</text:p>
            <text:p>convert background.png -font Arial -gravity Center -size 270 -pointsize 24 -fill black -annotate +0-14 'Voted #122 mod' -pointsize 20 -fill white -annotate +0+18 'by ZDoom Community' png8:pngs/Redux_E2M4.png</text:p>
            <text:p>convert background.png -font Arial -gravity Center -size 270 -pointsize 24 -fill black -annotate +0-14 'Voted #122 mod' -pointsize 20 -fill white -annotate +0+18 'by ZDoom Community' png8:pngs/scalliano_s_667_Shuffle.png</text:p>
            <text:p>convert background.png -font Arial -gravity Center -size 270 -pointsize 24 -fill black -annotate +0-14 'Voted #122 mod' -pointsize 20 -fill white -annotate +0+18 'by ZDoom Community' png8:pngs/The_Ghoul_s_Forest_3.png</text:p>
            <text:p>convert background.png -font Arial -gravity Center -size 270 -pointsize 24 -fill black -annotate +0-14 'Voted #122 mod' -pointsize 20 -fill white -annotate +0+18 'by ZDoom Community' png8:pngs/Void.png</text:p>
            <text:p>convert background.png -font Arial -gravity Center -size 270 -pointsize 24 -fill black -annotate +0-14 'Voted #122 mod' -pointsize 20 -fill white -annotate +0+18 'by ZDoom Community' png8:pngs/WolfenDOOM:_Operation:_Arctic_Wolf.png</text:p>
            <text:p>convert background.png -font Arial -gravity Center -size 270 -pointsize 24 -fill black -annotate +0-14 'Voted #122 mod' -pointsize 20 -fill white -annotate +0+18 'by ZDoom Community' png8:pngs/ZBlood+.png</text:p>
            <text:p>convert background.png -font Arial -gravity Center -size 270 -pointsize 24 -fill black -annotate +0-14 'Voted #152 mod' -pointsize 20 -fill white -annotate +0+18 'by ZDoom Community' png8:pngs/All_Clear_Message.png</text:p>
            <text:p>convert background.png -font Arial -gravity Center -size 270 -pointsize 24 -fill black -annotate +0-14 'Voted #152 mod' -pointsize 20 -fill white -annotate +0+18 'by ZDoom Community' png8:pngs/Champions.png</text:p>
            <text:p>convert background.png -font Arial -gravity Center -size 270 -pointsize 24 -fill black -annotate +0-14 'Voted #152 mod' -pointsize 20 -fill white -annotate +0+18 'by ZDoom Community' png8:pngs/Consolation_Prize:_The_PSX_Doom_TC.png</text:p>
            <text:p>convert background.png -font Arial -gravity Center -size 270 -pointsize 24 -fill black -annotate +0-14 'Voted #152 mod' -pointsize 20 -fill white -annotate +0+18 'by ZDoom Community' png8:pngs/Crossfire.png</text:p>
            <text:p>convert background.png -font Arial -gravity Center -size 270 -pointsize 24 -fill black -annotate +0-14 'Voted #152 mod' -pointsize 20 -fill white -annotate +0+18 'by ZDoom Community' png8:pngs/Cyberrunner.png</text:p>
            <text:p>convert background.png -font Arial -gravity Center -size 270 -pointsize 24 -fill black -annotate +0-14 'Voted #152 mod' -pointsize 20 -fill white -annotate +0+18 'by ZDoom Community' png8:pngs/DarkDoomZ.png</text:p>
            <text:p>convert background.png -font Arial -gravity Center -size 270 -pointsize 24 -fill black -annotate +0-14 'Voted #152 mod' -pointsize 20 -fill white -annotate +0+18 'by ZDoom Community' png8:pngs/Dead_Marine.png</text:p>
            <text:p>convert background.png -font Arial -gravity Center -size 270 -pointsize 24 -fill black -annotate +0-14 'Voted #152 mod' -pointsize 20 -fill white -annotate +0+18 'by ZDoom Community' png8:pngs/Demon_CounterStrike.png</text:p>
            <text:p>convert background.png -font Arial -gravity Center -size 270 -pointsize 24 -fill black -annotate +0-14 'Voted #152 mod' -pointsize 20 -fill white -annotate +0+18 'by ZDoom Community' png8:pngs/Error:_Doom.png</text:p>
            <text:p>convert background.png -font Arial -gravity Center -size 270 -pointsize 24 -fill black -annotate +0-14 'Voted #152 mod' -pointsize 20 -fill white -annotate +0+18 'by ZDoom Community' png8:pngs/Final_NeoDoom.png</text:p>
            <text:p>convert background.png -font Arial -gravity Center -size 270 -pointsize 24 -fill black -annotate +0-14 'Voted #152 mod' -pointsize 20 -fill white -annotate +0+18 'by ZDoom Community' png8:pngs/Flashlight++.png</text:p>
            <text:p>convert background.png -font Arial -gravity Center -size 270 -pointsize 24 -fill black -annotate +0-14 'Voted #152 mod' -pointsize 20 -fill white -annotate +0+18 'by ZDoom Community' png8:pngs/Footsteps.png</text:p>
            <text:p>convert background.png -font Arial -gravity Center -size 270 -pointsize 24 -fill black -annotate +0-14 'Voted #152 mod' -pointsize 20 -fill white -annotate +0+18 'by ZDoom Community' png8:pngs/FragTrak.png</text:p>
            <text:p>convert background.png -font Arial -gravity Center -size 270 -pointsize 24 -fill black -annotate +0-14 'Voted #152 mod' -pointsize 20 -fill white -annotate +0+18 'by ZDoom Community' png8:pngs/Gene-Tech:_Before_the_Storm.png</text:p>
            <text:p>convert background.png -font Arial -gravity Center -size 270 -pointsize 24 -fill black -annotate +0-14 'Voted #152 mod' -pointsize 20 -fill white -annotate +0+18 'by ZDoom Community' png8:pngs/Gothic_Skins_for_Doom.png</text:p>
            <text:p>convert background.png -font Arial -gravity Center -size 270 -pointsize 24 -fill black -annotate +0-14 'Voted #152 mod' -pointsize 20 -fill white -annotate +0+18 'by ZDoom Community' png8:pngs/Hell_Crusher.png</text:p>
            <text:p>convert background.png -font Arial -gravity Center -size 270 -pointsize 24 -fill black -annotate +0-14 'Voted #152 mod' -pointsize 20 -fill white -annotate +0+18 'by ZDoom Community' png8:pngs/HeXeReTiC_Fantasy.png</text:p>
            <text:p>convert background.png -font Arial -gravity Center -size 270 -pointsize 24 -fill black -annotate +0-14 'Voted #152 mod' -pointsize 20 -fill white -annotate +0+18 'by ZDoom Community' png8:pngs/Highway_Acceleroid_Booster.png</text:p>
            <text:p>convert background.png -font Arial -gravity Center -size 270 -pointsize 24 -fill black -annotate +0-14 'Voted #152 mod' -pointsize 20 -fill white -annotate +0+18 'by ZDoom Community' png8:pngs/HitMarkers.png</text:p>
            <text:p>convert background.png -font Arial -gravity Center -size 270 -pointsize 24 -fill black -annotate +0-14 'Voted #152 mod' -pointsize 20 -fill white -annotate +0+18 'by ZDoom Community' png8:pngs/Lambda.png</text:p>
            <text:p>convert background.png -font Arial -gravity Center -size 270 -pointsize 24 -fill black -annotate +0-14 'Voted #152 mod' -pointsize 20 -fill white -annotate +0+18 'by ZDoom Community' png8:pngs/Live_Through_DOOM__LiTDOOM_.png</text:p>
            <text:p>convert background.png -font Arial -gravity Center -size 270 -pointsize 24 -fill black -annotate +0-14 'Voted #152 mod' -pointsize 20 -fill white -annotate +0+18 'by ZDoom Community' png8:pngs/MassMouth_2.png</text:p>
            <text:p>convert background.png -font Arial -gravity Center -size 270 -pointsize 24 -fill black -annotate +0-14 'Voted #152 mod' -pointsize 20 -fill white -annotate +0+18 'by ZDoom Community' png8:pngs/Midgard_Outlaw.png</text:p>
            <text:p>convert background.png -font Arial -gravity Center -size 270 -pointsize 24 -fill black -annotate +0-14 'Voted #152 mod' -pointsize 20 -fill white -annotate +0+18 'by ZDoom Community' png8:pngs/NeoCore:_Dark_Depths.png</text:p>
            <text:p>convert background.png -font Arial -gravity Center -size 270 -pointsize 24 -fill black -annotate +0-14 'Voted #152 mod' -pointsize 20 -fill white -annotate +0+18 'by ZDoom Community' png8:pngs/Nightshift.png</text:p>
            <text:p>convert background.png -font Arial -gravity Center -size 270 -pointsize 24 -fill black -annotate +0-14 'Voted #152 mod' -pointsize 20 -fill white -annotate +0+18 'by ZDoom Community' png8:pngs/Paradise.png</text:p>
            <text:p>convert background.png -font Arial -gravity Center -size 270 -pointsize 24 -fill black -annotate +0-14 'Voted #152 mod' -pointsize 20 -fill white -annotate +0+18 'by ZDoom Community' png8:pngs/Paranoid_and_Paranoiac.png</text:p>
            <text:p>convert background.png -font Arial -gravity Center -size 270 -pointsize 24 -fill black -annotate +0-14 'Voted #152 mod' -pointsize 20 -fill white -annotate +0+18 'by ZDoom Community' png8:pngs/Project_Ironclad.png</text:p>
            <text:p>convert background.png -font Arial -gravity Center -size 270 -pointsize 24 -fill black -annotate +0-14 'Voted #152 mod' -pointsize 20 -fill white -annotate +0+18 'by ZDoom Community' png8:pngs/Queen_s_Crusade.png</text:p>
            <text:p>convert background.png -font Arial -gravity Center -size 270 -pointsize 24 -fill black -annotate +0-14 'Voted #152 mod' -pointsize 20 -fill white -annotate +0+18 'by ZDoom Community' png8:pngs/SBrightmaps.png</text:p>
            <text:p>convert background.png -font Arial -gravity Center -size 270 -pointsize 24 -fill black -annotate +0-14 'Voted #152 mod' -pointsize 20 -fill white -annotate +0+18 'by ZDoom Community' png8:pngs/Skulldash.png</text:p>
            <text:p>convert background.png -font Arial -gravity Center -size 270 -pointsize 24 -fill black -annotate +0-14 'Voted #152 mod' -pointsize 20 -fill white -annotate +0+18 'by ZDoom Community' png8:pngs/Slomo_Bullettime_Ultimate.png</text:p>
            <text:p>convert background.png -font Arial -gravity Center -size 270 -pointsize 24 -fill black -annotate +0-14 'Voted #152 mod' -pointsize 20 -fill white -annotate +0+18 'by ZDoom Community' png8:pngs/Sneaky_Doom.png</text:p>
            <text:p>convert background.png -font Arial -gravity Center -size 270 -pointsize 24 -fill black -annotate +0-14 'Voted #152 mod' -pointsize 20 -fill white -annotate +0+18 'by ZDoom Community' png8:pngs/Sound_Caulking.png</text:p>
            <text:p>convert background.png -font Arial -gravity Center -size 270 -pointsize 24 -fill black -annotate +0-14 'Voted #152 mod' -pointsize 20 -fill white -annotate +0+18 'by ZDoom Community' png8:pngs/Spooktober_Community_Mapping_Project.png</text:p>
            <text:p>convert background.png -font Arial -gravity Center -size 270 -pointsize 24 -fill black -annotate +0-14 'Voted #152 mod' -pointsize 20 -fill white -annotate +0+18 'by ZDoom Community' png8:pngs/Strange_Aeons.png</text:p>
            <text:p>convert background.png -font Arial -gravity Center -size 270 -pointsize 24 -fill black -annotate +0-14 'Voted #152 mod' -pointsize 20 -fill white -annotate +0+18 'by ZDoom Community' png8:pngs/Temple_of_the_Lizard_Men_4.png</text:p>
            <text:p>convert background.png -font Arial -gravity Center -size 270 -pointsize 24 -fill black -annotate +0-14 'Voted #152 mod' -pointsize 20 -fill white -annotate +0+18 'by ZDoom Community' png8:pngs/The_Space_Pirate.png</text:p>
            <text:p>convert background.png -font Arial -gravity Center -size 270 -pointsize 24 -fill black -annotate +0-14 'Voted #152 mod' -pointsize 20 -fill white -annotate +0+18 'by ZDoom Community' png8:pngs/The_Wayfarer_s_Tome.png</text:p>
            <text:p>convert background.png -font Arial -gravity Center -size 270 -pointsize 24 -fill black -annotate +0-14 'Voted #152 mod' -pointsize 20 -fill white -annotate +0+18 'by ZDoom Community' png8:pngs/Tilt++.png</text:p>
            <text:p>convert background.png -font Arial -gravity Center -size 270 -pointsize 24 -fill black -annotate +0-14 'Voted #152 mod' -pointsize 20 -fill white -annotate +0+18 'by ZDoom Community' png8:pngs/Town_Infection:_The_Flooding.png</text:p>
            <text:p>convert background.png -font Arial -gravity Center -size 270 -pointsize 24 -fill black -annotate +0-14 'Voted #152 mod' -pointsize 20 -fill white -annotate +0+18 'by ZDoom Community' png8:pngs/Trench_Foot.png</text:p>
            <text:p>convert background.png -font Arial -gravity Center -size 270 -pointsize 24 -fill black -annotate +0-14 'Voted #152 mod' -pointsize 20 -fill white -annotate +0+18 'by ZDoom Community' png8:pngs/TurboCharged_ARCADE!.png</text:p>
            <text:p>convert background.png -font Arial -gravity Center -size 270 -pointsize 24 -fill black -annotate +0-14 'Voted #152 mod' -pointsize 20 -fill white -annotate +0+18 'by ZDoom Community' png8:pngs/Ugly_as_Sin.png</text:p>
            <text:p>convert background.png -font Arial -gravity Center -size 270 -pointsize 24 -fill black -annotate +0-14 'Voted #152 mod' -pointsize 20 -fill white -annotate +0+18 'by ZDoom Community' png8:pngs/Ultra_Crispy.png</text:p>
            <text:p>convert background.png -font Arial -gravity Center -size 270 -pointsize 24 -fill black -annotate +0-14 'Voted #152 mod' -pointsize 20 -fill white -annotate +0+18 'by ZDoom Community' png8:pngs/WolfenDOOM:_Astrostein.png</text:p>
            <text:p>convert background.png -font Arial -gravity Center -size 270 -pointsize 24 -fill black -annotate +0-14 'Voted #152 mod' -pointsize 20 -fill white -annotate +0+18 'by ZDoom Community' png8:pngs/ZMovement.png</text:p>
            <text:p>convert background.png -font Arial -gravity Center -size 270 -pointsize 24 -fill black -annotate +0-14 'Voted #199 mod' -pointsize 20 -fill white -annotate +0+18 'by ZDoom Community' png8:pngs/007:_Licence_to_Spell_DooM.png</text:p>
            <text:p>convert background.png -font Arial -gravity Center -size 270 -pointsize 24 -fill black -annotate +0-14 'Voted #199 mod' -pointsize 20 -fill white -annotate +0+18 'by ZDoom Community' png8:pngs/20_Monsters_Challenge.png</text:p>
            <text:p>convert background.png -font Arial -gravity Center -size 270 -pointsize 24 -fill black -annotate +0-14 'Voted #199 mod' -pointsize 20 -fill white -annotate +0+18 'by ZDoom Community' png8:pngs/Abandoned_Misery.png</text:p>
            <text:p>convert background.png -font Arial -gravity Center -size 270 -pointsize 24 -fill black -annotate +0-14 'Voted #199 mod' -pointsize 20 -fill white -annotate +0+18 'by ZDoom Community' png8:pngs/Accessories_to_Murder.png</text:p>
            <text:p>convert background.png -font Arial -gravity Center -size 270 -pointsize 24 -fill black -annotate +0-14 'Voted #199 mod' -pointsize 20 -fill white -annotate +0+18 'by ZDoom Community' png8:pngs/Aetherius.png</text:p>
            <text:p>convert background.png -font Arial -gravity Center -size 270 -pointsize 24 -fill black -annotate +0-14 'Voted #199 mod' -pointsize 20 -fill white -annotate +0+18 'by ZDoom Community' png8:pngs/Alfonzone.png</text:p>
            <text:p>convert background.png -font Arial -gravity Center -size 270 -pointsize 24 -fill black -annotate +0-14 'Voted #199 mod' -pointsize 20 -fill white -annotate +0+18 'by ZDoom Community' png8:pngs/Aliens:_Colonial_Marines_TC.png</text:p>
            <text:p>convert background.png -font Arial -gravity Center -size 270 -pointsize 24 -fill black -annotate +0-14 'Voted #199 mod' -pointsize 20 -fill white -annotate +0+18 'by ZDoom Community' png8:pngs/Aliens:_The_Ultimate_Doom.png</text:p>
            <text:p>convert background.png -font Arial -gravity Center -size 270 -pointsize 24 -fill black -annotate +0-14 'Voted #199 mod' -pointsize 20 -fill white -annotate +0+18 'by ZDoom Community' png8:pngs/aspot.png</text:p>
            <text:p>convert background.png -font Arial -gravity Center -size 270 -pointsize 24 -fill black -annotate +0-14 'Voted #199 mod' -pointsize 20 -fill white -annotate +0+18 'by ZDoom Community' png8:pngs/AvP_2.0.png</text:p>
            <text:p>convert background.png -font Arial -gravity Center -size 270 -pointsize 24 -fill black -annotate +0-14 'Voted #199 mod' -pointsize 20 -fill white -annotate +0+18 'by ZDoom Community' png8:pngs/Banhammer.png</text:p>
            <text:p>convert background.png -font Arial -gravity Center -size 270 -pointsize 24 -fill black -annotate +0-14 'Voted #199 mod' -pointsize 20 -fill white -annotate +0+18 'by ZDoom Community' png8:pngs/Beyond_Reality.png</text:p>
            <text:p>convert background.png -font Arial -gravity Center -size 270 -pointsize 24 -fill black -annotate +0-14 'Voted #199 mod' -pointsize 20 -fill white -annotate +0+18 'by ZDoom Community' png8:pngs/BlackWarrior.png</text:p>
            <text:p>convert background.png -font Arial -gravity Center -size 270 -pointsize 24 -fill black -annotate +0-14 'Voted #199 mod' -pointsize 20 -fill white -annotate +0+18 'by ZDoom Community' png8:pngs/Brutal_Doom:_Tomtefars_Extension.png</text:p>
            <text:p>convert background.png -font Arial -gravity Center -size 270 -pointsize 24 -fill black -annotate +0-14 'Voted #199 mod' -pointsize 20 -fill white -annotate +0+18 'by ZDoom Community' png8:pngs/Brutalkick.png</text:p>
            <text:p>convert background.png -font Arial -gravity Center -size 270 -pointsize 24 -fill black -annotate +0-14 'Voted #199 mod' -pointsize 20 -fill white -annotate +0+18 'by ZDoom Community' png8:pngs/Cheogsh.png</text:p>
            <text:p>convert background.png -font Arial -gravity Center -size 270 -pointsize 24 -fill black -annotate +0-14 'Voted #199 mod' -pointsize 20 -fill white -annotate +0+18 'by ZDoom Community' png8:pngs/Cheogsh_2.png</text:p>
            <text:p>convert background.png -font Arial -gravity Center -size 270 -pointsize 24 -fill black -annotate +0-14 'Voted #199 mod' -pointsize 20 -fill white -annotate +0+18 'by ZDoom Community' png8:pngs/Chosen.png</text:p>
            <text:p>convert background.png -font Arial -gravity Center -size 270 -pointsize 24 -fill black -annotate +0-14 'Voted #199 mod' -pointsize 20 -fill white -annotate +0+18 'by ZDoom Community' png8:pngs/Complex_Doom:_LCA.png</text:p>
            <text:p>convert background.png -font Arial -gravity Center -size 270 -pointsize 24 -fill black -annotate +0-14 'Voted #199 mod' -pointsize 20 -fill white -annotate +0+18 'by ZDoom Community' png8:pngs/Counter-Strike_Doom:_Martian_Offensive.png</text:p>
            <text:p>convert background.png -font Arial -gravity Center -size 270 -pointsize 24 -fill black -annotate +0-14 'Voted #199 mod' -pointsize 20 -fill white -annotate +0+18 'by ZDoom Community' png8:pngs/Critical_Shots.png</text:p>
            <text:p>convert background.png -font Arial -gravity Center -size 270 -pointsize 24 -fill black -annotate +0-14 'Voted #199 mod' -pointsize 20 -fill white -annotate +0+18 'by ZDoom Community' png8:pngs/Custom_Crosshair_Pack.png</text:p>
            <text:p>convert background.png -font Arial -gravity Center -size 270 -pointsize 24 -fill black -annotate +0-14 'Voted #199 mod' -pointsize 20 -fill white -annotate +0+18 'by ZDoom Community' png8:pngs/Dark_7__with_Mission_Pack_.png</text:p>
            <text:p>convert background.png -font Arial -gravity Center -size 270 -pointsize 24 -fill black -annotate +0-14 'Voted #199 mod' -pointsize 20 -fill white -annotate +0+18 'by ZDoom Community' png8:pngs/Darkmoon.png</text:p>
            <text:p>convert background.png -font Arial -gravity Center -size 270 -pointsize 24 -fill black -annotate +0-14 'Voted #199 mod' -pointsize 20 -fill white -annotate +0+18 'by ZDoom Community' png8:pngs/Dawn_of_Reality.png</text:p>
            <text:p>convert background.png -font Arial -gravity Center -size 270 -pointsize 24 -fill black -annotate +0-14 'Voted #199 mod' -pointsize 20 -fill white -annotate +0+18 'by ZDoom Community' png8:pngs/Demonsteele:_NowThatsWhatICallMIDI.png</text:p>
            <text:p>convert background.png -font Arial -gravity Center -size 270 -pointsize 24 -fill black -annotate +0-14 'Voted #199 mod' -pointsize 20 -fill white -annotate +0+18 'by ZDoom Community' png8:pngs/DN3DooM.png</text:p>
            <text:p>convert background.png -font Arial -gravity Center -size 270 -pointsize 24 -fill black -annotate +0-14 'Voted #199 mod' -pointsize 20 -fill white -annotate +0+18 'by ZDoom Community' png8:pngs/Don’t_play_with_HELL_–_Black_Edition.png</text:p>
            <text:p>convert background.png -font Arial -gravity Center -size 270 -pointsize 24 -fill black -annotate +0-14 'Voted #199 mod' -pointsize 20 -fill white -annotate +0+18 'by ZDoom Community' png8:pngs/Doom_2_Minor_Sprite_Fixing_Project.png</text:p>
            <text:p>convert background.png -font Arial -gravity Center -size 270 -pointsize 24 -fill black -annotate +0-14 'Voted #199 mod' -pointsize 20 -fill white -annotate +0+18 'by ZDoom Community' png8:pngs/DOOM_4_VANILLA.png</text:p>
            <text:p>convert background.png -font Arial -gravity Center -size 270 -pointsize 24 -fill black -annotate +0-14 'Voted #199 mod' -pointsize 20 -fill white -annotate +0+18 'by ZDoom Community' png8:pngs/Doom_64__weapons_only_.png</text:p>
            <text:p>convert background.png -font Arial -gravity Center -size 270 -pointsize 24 -fill black -annotate +0-14 'Voted #199 mod' -pointsize 20 -fill white -annotate +0+18 'by ZDoom Community' png8:pngs/Doom_Ambient_Pack.png</text:p>
            <text:p>convert background.png -font Arial -gravity Center -size 270 -pointsize 24 -fill black -annotate +0-14 'Voted #199 mod' -pointsize 20 -fill white -annotate +0+18 'by ZDoom Community' png8:pngs/Doom_Loot_Box_Mod.png</text:p>
            <text:p>convert background.png -font Arial -gravity Center -size 270 -pointsize 24 -fill black -annotate +0-14 'Voted #199 mod' -pointsize 20 -fill white -annotate +0+18 'by ZDoom Community' png8:pngs/Doom_Raider:Crypt_of_the_Vile.png</text:p>
            <text:p>convert background.png -font Arial -gravity Center -size 270 -pointsize 24 -fill black -annotate +0-14 'Voted #199 mod' -pointsize 20 -fill white -annotate +0+18 'by ZDoom Community' png8:pngs/DoomKrakken_s_Monster_Randomizer.png</text:p>
            <text:p>convert background.png -font Arial -gravity Center -size 270 -pointsize 24 -fill black -annotate +0-14 'Voted #199 mod' -pointsize 20 -fill white -annotate +0+18 'by ZDoom Community' png8:pngs/Eternal_DOOM_IV:_Return_from_Oblivion.png</text:p>
            <text:p>convert background.png -font Arial -gravity Center -size 270 -pointsize 24 -fill black -annotate +0-14 'Voted #199 mod' -pointsize 20 -fill white -annotate +0+18 'by ZDoom Community' png8:pngs/FamiliarDoom.png</text:p>
            <text:p>convert background.png -font Arial -gravity Center -size 270 -pointsize 24 -fill black -annotate +0-14 'Voted #199 mod' -pointsize 20 -fill white -annotate +0+18 'by ZDoom Community' png8:pngs/FantasyMonsters_4_Heretic.png</text:p>
            <text:p>convert background.png -font Arial -gravity Center -size 270 -pointsize 24 -fill black -annotate +0-14 'Voted #199 mod' -pointsize 20 -fill white -annotate +0+18 'by ZDoom Community' png8:pngs/Fearrific.png</text:p>
            <text:p>convert background.png -font Arial -gravity Center -size 270 -pointsize 24 -fill black -annotate +0-14 'Voted #199 mod' -pointsize 20 -fill white -annotate +0+18 'by ZDoom Community' png8:pngs/Foreverhood.png</text:p>
            <text:p>convert background.png -font Arial -gravity Center -size 270 -pointsize 24 -fill black -annotate +0-14 'Voted #199 mod' -pointsize 20 -fill white -annotate +0+18 'by ZDoom Community' png8:pngs/Ghoul_School_3D.png</text:p>
            <text:p>convert background.png -font Arial -gravity Center -size 270 -pointsize 24 -fill black -annotate +0-14 'Voted #199 mod' -pointsize 20 -fill white -annotate +0+18 'by ZDoom Community' png8:pngs/GZSHud.png</text:p>
            <text:p>convert background.png -font Arial -gravity Center -size 270 -pointsize 24 -fill black -annotate +0-14 'Voted #199 mod' -pointsize 20 -fill white -annotate +0+18 'by ZDoom Community' png8:pngs/Harder_Event.png</text:p>
            <text:p>convert background.png -font Arial -gravity Center -size 270 -pointsize 24 -fill black -annotate +0-14 'Voted #199 mod' -pointsize 20 -fill white -annotate +0+18 'by ZDoom Community' png8:pngs/Haze.png</text:p>
            <text:p>convert background.png -font Arial -gravity Center -size 270 -pointsize 24 -fill black -annotate +0-14 'Voted #199 mod' -pointsize 20 -fill white -annotate +0+18 'by ZDoom Community' png8:pngs/Hellrider.png</text:p>
            <text:p>convert background.png -font Arial -gravity Center -size 270 -pointsize 24 -fill black -annotate +0-14 'Voted #199 mod' -pointsize 20 -fill white -annotate +0+18 'by ZDoom Community' png8:pngs/Hellscape_Navigator.png</text:p>
            <text:p>convert background.png -font Arial -gravity Center -size 270 -pointsize 24 -fill black -annotate +0-14 'Voted #199 mod' -pointsize 20 -fill white -annotate +0+18 'by ZDoom Community' png8:pngs/Hellwalker﻿_Mod.png</text:p>
            <text:p>convert background.png -font Arial -gravity Center -size 270 -pointsize 24 -fill black -annotate +0-14 'Voted #199 mod' -pointsize 20 -fill white -annotate +0+18 'by ZDoom Community' png8:pngs/Heretic_Widescreened_HUD.png</text:p>
            <text:p>convert background.png -font Arial -gravity Center -size 270 -pointsize 24 -fill black -annotate +0-14 'Voted #199 mod' -pointsize 20 -fill white -annotate +0+18 'by ZDoom Community' png8:pngs/Hexen:_Scourge_of_Viscerus.png</text:p>
            <text:p>convert background.png -font Arial -gravity Center -size 270 -pointsize 24 -fill black -annotate +0-14 'Voted #199 mod' -pointsize 20 -fill white -annotate +0+18 'by ZDoom Community' png8:pngs/HeXercise.png</text:p>
            <text:p>convert background.png -font Arial -gravity Center -size 270 -pointsize 24 -fill black -annotate +0-14 'Voted #199 mod' -pointsize 20 -fill white -annotate +0+18 'by ZDoom Community' png8:pngs/Hordes_of_Chaos.png</text:p>
            <text:p>convert background.png -font Arial -gravity Center -size 270 -pointsize 24 -fill black -annotate +0-14 'Voted #199 mod' -pointsize 20 -fill white -annotate +0+18 'by ZDoom Community' png8:pngs/Intelligent_Supplies.png</text:p>
            <text:p>convert background.png -font Arial -gravity Center -size 270 -pointsize 24 -fill black -annotate +0-14 'Voted #199 mod' -pointsize 20 -fill white -annotate +0+18 'by ZDoom Community' png8:pngs/JP_s_HUD.png</text:p>
            <text:p>convert background.png -font Arial -gravity Center -size 270 -pointsize 24 -fill black -annotate +0-14 'Voted #199 mod' -pointsize 20 -fill white -annotate +0+18 'by ZDoom Community' png8:pngs/Karnak.png</text:p>
            <text:p>convert background.png -font Arial -gravity Center -size 270 -pointsize 24 -fill black -annotate +0-14 'Voted #199 mod' -pointsize 20 -fill white -annotate +0+18 'by ZDoom Community' png8:pngs/Keymaster.png</text:p>
            <text:p>convert background.png -font Arial -gravity Center -size 270 -pointsize 24 -fill black -annotate +0-14 'Voted #199 mod' -pointsize 20 -fill white -annotate +0+18 'by ZDoom Community' png8:pngs/Lasting_Light.png</text:p>
            <text:p>convert background.png -font Arial -gravity Center -size 270 -pointsize 24 -fill black -annotate +0-14 'Voted #199 mod' -pointsize 20 -fill white -annotate +0+18 'by ZDoom Community' png8:pngs/Legion_of_Bones.png</text:p>
            <text:p>convert background.png -font Arial -gravity Center -size 270 -pointsize 24 -fill black -annotate +0-14 'Voted #199 mod' -pointsize 20 -fill white -annotate +0+18 'by ZDoom Community' png8:pngs/Lilith.png</text:p>
            <text:p>convert background.png -font Arial -gravity Center -size 270 -pointsize 24 -fill black -annotate +0-14 'Voted #199 mod' -pointsize 20 -fill white -annotate +0+18 'by ZDoom Community' png8:pngs/Lizard_Squad.png</text:p>
            <text:p>convert background.png -font Arial -gravity Center -size 270 -pointsize 24 -fill black -annotate +0-14 'Voted #199 mod' -pointsize 20 -fill white -annotate +0+18 'by ZDoom Community' png8:pngs/LOST_SOULSPHERE:_Gold_Edition.png</text:p>
            <text:p>convert background.png -font Arial -gravity Center -size 270 -pointsize 24 -fill black -annotate +0-14 'Voted #199 mod' -pointsize 20 -fill white -annotate +0+18 'by ZDoom Community' png8:pngs/Lowtech_Remake.png</text:p>
            <text:p>convert background.png -font Arial -gravity Center -size 270 -pointsize 24 -fill black -annotate +0-14 'Voted #199 mod' -pointsize 20 -fill white -annotate +0+18 'by ZDoom Community' png8:pngs/MAIS.png</text:p>
            <text:p>convert background.png -font Arial -gravity Center -size 270 -pointsize 24 -fill black -annotate +0-14 'Voted #199 mod' -pointsize 20 -fill white -annotate +0+18 'by ZDoom Community' png8:pngs/Malice.png</text:p>
            <text:p>convert background.png -font Arial -gravity Center -size 270 -pointsize 24 -fill black -annotate +0-14 'Voted #199 mod' -pointsize 20 -fill white -annotate +0+18 'by ZDoom Community' png8:pngs/Megabounce.png</text:p>
            <text:p>convert background.png -font Arial -gravity Center -size 270 -pointsize 24 -fill black -annotate +0-14 'Voted #199 mod' -pointsize 20 -fill white -annotate +0+18 'by ZDoom Community' png8:pngs/Metroid:_Dreadnought.png</text:p>
            <text:p>convert background.png -font Arial -gravity Center -size 270 -pointsize 24 -fill black -annotate +0-14 'Voted #199 mod' -pointsize 20 -fill white -annotate +0+18 'by ZDoom Community' png8:pngs/MMDCXIV_-_Journey_into_27_Century.png</text:p>
            <text:p>convert background.png -font Arial -gravity Center -size 270 -pointsize 24 -fill black -annotate +0-14 'Voted #199 mod' -pointsize 20 -fill white -annotate +0+18 'by ZDoom Community' png8:pngs/Monster_Scouter.png</text:p>
            <text:p>convert background.png -font Arial -gravity Center -size 270 -pointsize 24 -fill black -annotate +0-14 'Voted #199 mod' -pointsize 20 -fill white -annotate +0+18 'by ZDoom Community' png8:pngs/Nameless_Lite_RPG_Mod.png</text:p>
            <text:p>convert background.png -font Arial -gravity Center -size 270 -pointsize 24 -fill black -annotate +0-14 'Voted #199 mod' -pointsize 20 -fill white -annotate +0+18 'by ZDoom Community' png8:pngs/Nerves_of_Steel.png</text:p>
            <text:p>convert background.png -font Arial -gravity Center -size 270 -pointsize 24 -fill black -annotate +0-14 'Voted #199 mod' -pointsize 20 -fill white -annotate +0+18 'by ZDoom Community' png8:pngs/njsplash.png</text:p>
            <text:p>convert background.png -font Arial -gravity Center -size 270 -pointsize 24 -fill black -annotate +0-14 'Voted #199 mod' -pointsize 20 -fill white -annotate +0+18 'by ZDoom Community' png8:pngs/Nobody_Told_Me_About_id.png</text:p>
            <text:p>convert background.png -font Arial -gravity Center -size 270 -pointsize 24 -fill black -annotate +0-14 'Voted #199 mod' -pointsize 20 -fill white -annotate +0+18 'by ZDoom Community' png8:pngs/OMG_Weapons!__and_Monsters_.png</text:p>
            <text:p>convert background.png -font Arial -gravity Center -size 270 -pointsize 24 -fill black -annotate +0-14 'Voted #199 mod' -pointsize 20 -fill white -annotate +0+18 'by ZDoom Community' png8:pngs/Painslayer.png</text:p>
            <text:p>convert background.png -font Arial -gravity Center -size 270 -pointsize 24 -fill black -annotate +0-14 'Voted #199 mod' -pointsize 20 -fill white -annotate +0+18 'by ZDoom Community' png8:pngs/Parkour.png</text:p>
            <text:p>convert background.png -font Arial -gravity Center -size 270 -pointsize 24 -fill black -annotate +0-14 'Voted #199 mod' -pointsize 20 -fill white -annotate +0+18 'by ZDoom Community' png8:pngs/Pokémon_Doom.png</text:p>
            <text:p>convert background.png -font Arial -gravity Center -size 270 -pointsize 24 -fill black -annotate +0-14 'Voted #199 mod' -pointsize 20 -fill white -annotate +0+18 'by ZDoom Community' png8:pngs/Project_Re-Blood.png</text:p>
            <text:p>convert background.png -font Arial -gravity Center -size 270 -pointsize 24 -fill black -annotate +0-14 'Voted #199 mod' -pointsize 20 -fill white -annotate +0+18 'by ZDoom Community' png8:pngs/Real_Guns_Hardcore.png</text:p>
            <text:p>convert background.png -font Arial -gravity Center -size 270 -pointsize 24 -fill black -annotate +0-14 'Voted #199 mod' -pointsize 20 -fill white -annotate +0+18 'by ZDoom Community' png8:pngs/Realm_of_Cheogsh.png</text:p>
            <text:p>convert background.png -font Arial -gravity Center -size 270 -pointsize 24 -fill black -annotate +0-14 'Voted #199 mod' -pointsize 20 -fill white -annotate +0+18 'by ZDoom Community' png8:pngs/Run_For_It!.png</text:p>
            <text:p>convert background.png -font Arial -gravity Center -size 270 -pointsize 24 -fill black -annotate +0-14 'Voted #199 mod' -pointsize 20 -fill white -annotate +0+18 'by ZDoom Community' png8:pngs/Smooth_fluids.png</text:p>
            <text:p>convert background.png -font Arial -gravity Center -size 270 -pointsize 24 -fill black -annotate +0-14 'Voted #199 mod' -pointsize 20 -fill white -annotate +0+18 'by ZDoom Community' png8:pngs/SpaceDM9.png</text:p>
            <text:p>convert background.png -font Arial -gravity Center -size 270 -pointsize 24 -fill black -annotate +0-14 'Voted #199 mod' -pointsize 20 -fill white -annotate +0+18 'by ZDoom Community' png8:pngs/Splatterhouse_3D.png</text:p>
            <text:p>convert background.png -font Arial -gravity Center -size 270 -pointsize 24 -fill black -annotate +0-14 'Voted #199 mod' -pointsize 20 -fill white -annotate +0+18 'by ZDoom Community' png8:pngs/StatsKeeper.png</text:p>
            <text:p>convert background.png -font Arial -gravity Center -size 270 -pointsize 24 -fill black -annotate +0-14 'Voted #199 mod' -pointsize 20 -fill white -annotate +0+18 'by ZDoom Community' png8:pngs/Sun_Damage_Omen.png</text:p>
            <text:p>convert background.png -font Arial -gravity Center -size 270 -pointsize 24 -fill black -annotate +0-14 'Voted #199 mod' -pointsize 20 -fill white -annotate +0+18 'by ZDoom Community' png8:pngs/TGRDM3__Morgenstern_.png</text:p>
            <text:p>convert background.png -font Arial -gravity Center -size 270 -pointsize 24 -fill black -annotate +0-14 'Voted #199 mod' -pointsize 20 -fill white -annotate +0+18 'by ZDoom Community' png8:pngs/The_City_of_The_Damned_:_Apocalypse.png</text:p>
            <text:p>convert background.png -font Arial -gravity Center -size 270 -pointsize 24 -fill black -annotate +0-14 'Voted #199 mod' -pointsize 20 -fill white -annotate +0+18 'by ZDoom Community' png8:pngs/The_Island.png</text:p>
            <text:p>convert background.png -font Arial -gravity Center -size 270 -pointsize 24 -fill black -annotate +0-14 'Voted #199 mod' -pointsize 20 -fill white -annotate +0+18 'by ZDoom Community' png8:pngs/The_Trooper.png</text:p>
            <text:p>convert background.png -font Arial -gravity Center -size 270 -pointsize 24 -fill black -annotate +0-14 'Voted #199 mod' -pointsize 20 -fill white -annotate +0+18 'by ZDoom Community' png8:pngs/Thief_-_The_Trail_of_the_Arch-Heretic.png</text:p>
            <text:p>convert background.png -font Arial -gravity Center -size 270 -pointsize 24 -fill black -annotate +0-14 'Voted #199 mod' -pointsize 20 -fill white -annotate +0+18 'by ZDoom Community' png8:pngs/Thrifty_Ammo,_Thrifty_Health.png</text:p>
            <text:p>convert background.png -font Arial -gravity Center -size 270 -pointsize 24 -fill black -annotate +0-14 'Voted #199 mod' -pointsize 20 -fill white -annotate +0+18 'by ZDoom Community' png8:pngs/Ultimate_Custom_Doom.png</text:p>
            <text:p>convert background.png -font Arial -gravity Center -size 270 -pointsize 24 -fill black -annotate +0-14 'Voted #199 mod' -pointsize 20 -fill white -annotate +0+18 'by ZDoom Community' png8:pngs/VietDoom.png</text:p>
            <text:p>convert background.png -font Arial -gravity Center -size 270 -pointsize 24 -fill black -annotate +0-14 'Voted #199 mod' -pointsize 20 -fill white -annotate +0+18 'by ZDoom Community' png8:pngs/Vignette_Shader.png</text:p>
            <text:p>convert background.png -font Arial -gravity Center -size 270 -pointsize 24 -fill black -annotate +0-14 'Voted #199 mod' -pointsize 20 -fill white -annotate +0+18 'by ZDoom Community' png8:pngs/War_Trophies.png</text:p>
            <text:p>convert background.png -font Arial -gravity Center -size 270 -pointsize 24 -fill black -annotate +0-14 'Voted #199 mod' -pointsize 20 -fill white -annotate +0+18 'by ZDoom Community' png8:pngs/WARDUST_heretic_Sprites.png</text:p>
            <text:p>convert background.png -font Arial -gravity Center -size 270 -pointsize 24 -fill black -annotate +0-14 'Voted #199 mod' -pointsize 20 -fill white -annotate +0+18 'by ZDoom Community' png8:pngs/Wolfenstein_3D_TC.png</text:p>
            <text:p>convert background.png -font Arial -gravity Center -size 270 -pointsize 24 -fill black -annotate +0-14 'Voted #199 mod' -pointsize 20 -fill white -annotate +0+18 'by ZDoom Community' png8:pngs/X-Weapon:_Helsturm.png</text:p>
            <text:p>convert background.png -font Arial -gravity Center -size 270 -pointsize 24 -fill black -annotate +0-14 'Voted #199 mod' -pointsize 20 -fill white -annotate +0+18 'by ZDoom Community' png8:pngs/Xim_s_Star_Wars_Doom.png</text:p>
            <text:p>convert background.png -font Arial -gravity Center -size 270 -pointsize 24 -fill black -annotate +0-14 'Voted #19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" calcext:value-type="string">
            <text:p>2. [b][url=https://forum.zdoom.org/viewtopic.php?f=43&amp;t=12973#p264919]Hideous Destructor[/url][/b] [74: [size=85]Brohnesorge: 3, Caligari87: 5, phantombeta: 5, Somagu: 1, TriMetall: 1, Olroda: 5, Bigger C: 5, Accensus: 5, Azba: 3, Eric_: 5, ZikShadow: 5, Turbo: 5, Tapwave: 3, YukesVonFaust: 1, Jarewill: 5, Tartlman: 5, spart_n: 4, Shredder: 5, TheRatCircus: 1, Proydoha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 mod' -pointsize 20 -fill white -annotate +0+18 'by ZDoom Community' png8:pngs/Hideous_Destructor.png" calcext:value-type="string">
            <text:p>convert background.png -font Arial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3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DoomRL_Arsenal.png" calcext:value-type="string">
            <text:p>convert background.png -font Arial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" calcext:value-type="string">
            <text:p>5. [b][url=https://forum.zdoom.org/viewtopic.php?f=43&amp;t=57716#p1016051]Quake Champions: Doom Edition (QCDE)[/url][/b] [56: [size=85] TheNightATK300: 3, Cyanide: 1, D3athStalker: 2, Apaul27: 1, DoodGuy: 5, JDSH98: 3, SunPraiser: 5, The_Abysswalker: 5, TDRR: 4, excedentia: 5, Error313: 3, spart_n: 3, kultasakaali: 5, DYD: 3, RubyEyeShabranigdu: 2, Sharazar256: 1, Phil597: 5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8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Final_Doomer.png" calcext:value-type="string">
            <text:p>convert background.png -font Arial -gravity Center -size 270 -pointsize 24 -fill black -annotate +0-14 'Voted #8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10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0 mod' -pointsize 20 -fill white -annotate +0+18 'by ZDoom Community' png8:pngs/Death_Foretold__D4T_.png" calcext:value-type="string">
            <text:p>convert background.png -font Arial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43&amp;t=67025]Hexen: Walpurgis[/url][/b] [38: [size=85]eharper256: 1, SallazarSpellcaster: 5, MaxRideWizardLord: 3, Lagi: 1, Valken: 1, ClessxAlghazanth: 2,  Inconspicuousduck: 4, Infirnex: 1, headlesszombie: 5, RubyEyeShabranigdu: 1, Sharazar256: 2, Nimlouth: 2, DarkQuill: 5, Irrevenant: 1, Impulse9: 4[/size]]" calcext:value-type="string">
            <text:p>11. [b][url=https://forum.zdoom.org/viewtopic.php?f=43&amp;t=67025]Hexen: Walpurgis[/url][/b] [38: [size=85]eharper256: 1, SallazarSpellcaster: 5, MaxRideWizardLord: 3, Lagi: 1, Valken: 1, ClessxAlghazanth: 2, <text:s/>Inconspicuousduck: 4, Infirnex: 1, headlesszombie: 5, RubyEyeShabranigdu: 1, Sharazar256: 2, Nimlouth: 2, DarkQuill: 5, Irrevenant: 1, Impulse9: 4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Hexen:_Walpurgis.png" calcext:value-type="string">
            <text:p>convert background.png -font Arial -gravity Center -size 270 -pointsize 24 -fill black -annotate +0-14 'Voted #1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2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Ashes_2063_TC.png" calcext:value-type="string">
            <text:p>convert background.png -font Arial -gravity Center -size 270 -pointsize 24 -fill black -annotate +0-14 'Voted #1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2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2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Netronian_Chaos.png" calcext:value-type="string">
            <text:p>convert background.png -font Arial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2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 mod' -pointsize 20 -fill white -annotate +0+18 'by ZDoom Community' png8:pngs/Project_MSX.png" calcext:value-type="string">
            <text:p>convert background.png -font Arial -gravity Center -size 270 -pointsize 24 -fill black -annotate +0-14 'Voted #12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5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Colourful_Hell.png" calcext:value-type="string">
            <text:p>convert background.png -font Arial -gravity Center -size 270 -pointsize 24 -fill black -annotate +0-14 'Voted #15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6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6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6 mod' -pointsize 20 -fill white -annotate +0+18 'by ZDoom Community' png8:pngs/GMOTA.png" calcext:value-type="string">
            <text:p>convert background.png -font Arial -gravity Center -size 270 -pointsize 24 -fill black -annotate +0-14 'Voted #16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: 4, Sharazar256: 2[/size]]" calcext:value-type="string">
            <text:p>17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: 4, Sharazar256: 2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Brutal_Doom.png" calcext:value-type="string">
            <text:p>convert background.png -font Arial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 Inconspicuousduck: 2, headlesszombie: 1, Nimlouth: 1, TheRatCircus: 1, Proydoha: 1,  generic name guy: 1[/size]]" calcext:value-type="string">
            <text:p>17. [b][url=https://forum.zdoom.org/viewtopic.php?f=46&amp;t=62641#p1080654]Nash's Gore Mod[/url][/b] [30: [size=85]Hipnotic Rogue: 1, AlphaEnt: 1, BerserkerNoir: 2, xim: 2, Rex705: 1, Craneo: 5, Hexereticdoom: 1, terminator44: 1, Lagi: 2, Arcterezion: 4, CherubCorps: 1, Xangelxal: 2, <text:s/>Inconspicuousduck: 2, headlesszombie: 1, Nimlouth: 1, TheRatCircus: 1, Proydoha: 1, <text:s/>generic name guy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Nash_s_Gore_Mod.png" calcext:value-type="string">
            <text:p>convert background.png -font Arial -gravity Center -size 270 -pointsize 24 -fill black -annotate +0-14 'Voted #17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" calcext:value-type="string">
            <text:p>19. [b][url=https://forum.zdoom.org/viewtopic.php?t=29304#p557222]Winter's Fury[/url][/b] [29: [size=85]Rachael: 1, Shadelight: 3, Jaxxoon R: 3, insightguy: 2, Zcat: 3, Zan: 4, QuakedoomNukem Cz: 1, Solmir: 4, SunPraiser: 2, Dylan558: 2, MasterBeavis: 1, ReformedJoe: 2, Lagi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Winter_s_Fury.png" calcext:value-type="string">
            <text:p>convert background.png -font Arial -gravity Center -size 270 -pointsize 24 -fill black -annotate +0-14 'Voted #19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20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20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0 mod' -pointsize 20 -fill white -annotate +0+18 'by ZDoom Community' png8:pngs/Psychic.png" calcext:value-type="string">
            <text:p>convert background.png -font Arial -gravity Center -size 270 -pointsize 24 -fill black -annotate +0-14 'Voted #20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store.steampowered.com/app/1072150/Hedon/]Hedon[/url][/b] [26: [size=85]m8f: 1, Vostyok: 3, spart_n: 5, DoomKrakken: 3, ReformedJoe: 4, rayburn: 5, Phil597: 5[/size]]" calcext:value-type="string">
            <text:p>23. [b][url=https://store.steampowered.com/app/1072150/Hedon/]Hedon[/url][/b] [26: [size=85]m8f: 1, Vostyok: 3, spart_n: 5, DoomKrakken: 3, ReformedJoe: 4, rayburn: 5, Phil597: 5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don.png" calcext:value-type="string">
            <text:p>convert background.png -font Arial -gravity Center -size 270 -pointsize 24 -fill black -annotate +0-14 'Voted #23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forum.zdoom.org/viewtopic.php?t=46787#p786254]Demonsteele[/url][/b] [25: [size=85]Untitled: 4, Captain J: 2, Azba: 1, Eric_: 3, Zcat: 5, TheMightyHeracross: 3, sycspysycspy: 3, Ikazu-san: 1, Tartlman: 1, terminator44: 1, Proydoha: 1[/size]]" calcext:value-type="string">
            <text:p>24. [b][url=https://forum.zdoom.org/viewtopic.php?t=46787#p786254]Demonsteele[/url][/b] [25: [size=85]Untitled: 4, Captain J: 2, Azba: 1, Eric_: 3, Zcat: 5, TheMightyHeracross: 3, sycspysycspy: 3, Ikazu-san: 1, Tartlman: 1, terminator44: 1, Proydoha: 1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4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Hearts_of_Demons_-_BARON.png" calcext:value-type="string">
            <text:p>convert background.png -font Arial -gravity Center -size 270 -pointsize 24 -fill black -annotate +0-14 'Voted #2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6. [b][url=https://boa.realm667.com/]Blade of Agony[/url][/b] [24: [size=85]Caligari87: 2, ZikShadow: 1, The Ultimate DooMer: 1, dard22: 2, Zcat: 2, Zan: 1, Ravick: 1, Koto: 4, Solmir: 5, kultasakaali: 2, headlesszombie: 3[/size]]" calcext:value-type="string">
            <text:p>26. [b][url=https://boa.realm667.com/]Blade of Agony[/url][/b] [24: [size=85]Caligari87: 2, ZikShadow: 1, The Ultimate DooMer: 1, dard22: 2, Zcat: 2, Zan: 1, Ravick: 1, Koto: 4, Solmir: 5, kultasakaali: 2, headlesszombie: 3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Blade_of_Agony.png" calcext:value-type="string">
            <text:p>convert background.png -font Arial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6. [b][url=https://forum.zdoom.org/viewtopic.php?t=57817#p1017445]Touhou Doom[/url][/b] [24: [size=85]ZikShadow: 3, Master Medi: 5, GeneralDelphox: 5, dard22: 4, insightguy: 2, Dylan558: 5[/size]]" calcext:value-type="string">
            <text:p>26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 mod' -pointsize 20 -fill white -annotate +0+18 'by ZDoom Community' png8:pngs/Touhou_Doom.png" calcext:value-type="string">
            <text:p>convert background.png -font Arial -gravity Center -size 270 -pointsize 24 -fill black -annotate +0-14 'Voted #2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8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8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Doom_Incarnate.png" calcext:value-type="string">
            <text:p>convert background.png -font Arial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8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8 mod' -pointsize 20 -fill white -annotate +0+18 'by ZDoom Community' png8:pngs/La_Tailor_Girl.png" calcext:value-type="string">
            <text:p>convert background.png -font Arial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30. [b][url=https://forum.zdoom.org/viewtopic.php?f=43&amp;t=58191#p1023165]Enhanced Vanilla Project (EVP)[/url][/b] [22: [size=85]Rex705: 2, Craneo: 4, ChocoGuevara: 4, TheZombie: 5, fcas3t: 5,  generic name guy: 2[/size]]" calcext:value-type="string">
            <text:p>30. [b][url=https://forum.zdoom.org/viewtopic.php?f=43&amp;t=58191#p1023165]Enhanced Vanilla Project (EVP)[/url][/b] [22: [size=85]Rex705: 2, Craneo: 4, ChocoGuevara: 4, TheZombie: 5, fcas3t: 5, <text:s/>generic name guy: 2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0 mod' -pointsize 20 -fill white -annotate +0+18 'by ZDoom Community' png8:pngs/Enhanced_Vanilla_Project__EVP_.png" calcext:value-type="string">
            <text:p>convert background.png -font Arial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://action.mancubus.net/ad2free.htm]Urban Brawl: Action Doom 2[/url][/b] [21: [size=85]DrPyspy: 3, wildweasel: 4, Captain J: 2, PlayerLin: 1, dard22: 5, QuakedoomNukem Cz: 1, TDRR: 5[/size]]" calcext:value-type="string">
            <text:p>31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Urban_Brawl:_Action_Doom_2.png" calcext:value-type="string">
            <text:p>convert background.png -font Arial -gravity Center -size 270 -pointsize 24 -fill black -annotate +0-14 'Voted #3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" calcext:value-type="string">
            <text:p>31. [b][url=https://forum.zdoom.org/viewtopic.php?t=35846#p676444]Wrath of Cronos RPG[/url][/b] [21: [size=85]Master Medi: 2, Zan: 1, TheMightyHeracross: 3, IdiotBitz: 1, SallazarSpellcaster: 2, MaxRideWizardLord: 1, Doomguy914: 4, rayburn: 3, Sharazar256: 2, Impulse9: 2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Wrath_of_Cronos_RPG.png" calcext:value-type="string">
            <text:p>convert background.png -font Arial -gravity Center -size 270 -pointsize 24 -fill black -annotate +0-14 'Voted #3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3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DOOM_For_DooM__D4D_.png" calcext:value-type="string">
            <text:p>convert background.png -font Arial -gravity Center -size 270 -pointsize 24 -fill black -annotate +0-14 'Voted #33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43&amp;t=50004]Beautiful Doom[/url][/b] [19: [size=85]m8f: 1, ZippeyKeys12: 1, Dr_Cosmobyte: 1, Мichаеlis: 1, SunPraiser: 3, Squirb: 3, Rex705: 1, A_D_M_E_R_A_L: 2, Cacodemon345: 3, terminator44: 1,  generic name guy: 2[/size]]" calcext:value-type="string">
            <text:p>34. [b][url=https://forum.zdoom.org/viewtopic.php?f=43&amp;t=50004]Beautiful Doom[/url][/b] [19: [size=85]m8f: 1, ZippeyKeys12: 1, Dr_Cosmobyte: 1, Мichаеlis: 1, SunPraiser: 3, Squirb: 3, Rex705: 1, A_D_M_E_R_A_L: 2, Cacodemon345: 3, terminator44: 1, <text:s/>generic name guy: 2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Beautiful_Doom.png" calcext:value-type="string">
            <text:p>convert background.png -font Arial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5. [b][url=https://forum.zdoom.org/viewtopic.php?f=19&amp;t=47574#p808023]Doom: The Golden Souls 2[/url][/b] [18: [size=85]QuakedoomNukem Cz: 1, Apaul27: 2, wolfmanfp: 2, Мichаеlis: 2, DoodGuy: 2, Tartlman: 2, ReformedJoe: 3, Doomguy914: 1, headlesszombie: 3[/size]]" calcext:value-type="string">
            <text:p>35. [b][url=https://forum.zdoom.org/viewtopic.php?f=19&amp;t=47574#p808023]Doom: The Golden Souls 2[/url][/b] [18: [size=85]QuakedoomNukem Cz: 1, Apaul27: 2, wolfmanfp: 2, Мichаеlis: 2, DoodGuy: 2, Tartlman: 2, ReformedJoe: 3, Doomguy914: 1, headlesszombie: 3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Doom:_The_Golden_Souls_2.png" calcext:value-type="string">
            <text:p>convert background.png -font Arial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5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5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5 mod' -pointsize 20 -fill white -annotate +0+18 'by ZDoom Community' png8:pngs/Lithium.png" calcext:value-type="string">
            <text:p>convert background.png -font Arial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: 2, Мichаеlis: 1, excedentia: 5, Zonky: 4[/size]]" calcext:value-type="string">
            <text:p>42. [b][url=https://forum.zdoom.org/viewtopic.php?f=19&amp;t=35135#p661646]Doom: The Golden Souls[/url][/b] [14: [size=85]The Ultimate DooMer: 1, Koto: 1, Apaul27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t=30942#p586255]Hunter’s Moon[/url][/b] [14: [size=85]ibm5155: 3, D3athStalker: 1, Мichаеlis: 1, shotfan: 2, DYD: 5, Phil597: 2[/size]]" calcext:value-type="string">
            <text:p>42. [b][url=https://forum.zdoom.org/viewtopic.php?t=30942#p586255]Hunter’s Moon[/url][/b] [14: [size=85]ibm5155: 3, D3athStalker: 1, Мichаеlis: 1, shotfan: 2, DYD: 5, Phil597: 2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Hunter’s_Moon.png" calcext:value-type="string">
            <text:p>convert background.png -font Arial -gravity Center -size 270 -pointsize 24 -fill black -annotate +0-14 'Voted #4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6. [b][url=https://forum.zdoom.org/viewtopic.php?f=43&amp;t=51066#p888943]Combined Arms[/url][/b] [13: [size=85]ChocoGuevara: 3, Arcterezion: 2, CherubCorps: 4, Irrevenant: 3, Proydoha: 1[/size]]" calcext:value-type="string">
            <text:p>46. [b][url=https://forum.zdoom.org/viewtopic.php?f=43&amp;t=51066#p888943]Combined Arms[/url][/b] [13: [size=85]ChocoGuevara: 3, Arcterezion: 2, CherubCorps: 4, Irrevenant: 3, Proydoha: 1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Combined_Arms.png" calcext:value-type="string">
            <text:p>convert background.png -font Arial -gravity Center -size 270 -pointsize 24 -fill black -annotate +0-14 'Voted #4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6. [b][url=https://forum.zdoom.org/viewtopic.php?f=19&amp;t=13397#p273718]Hell-Forged[/url][/b] [13: [size=85]m8f: 1, undeadmonk354: 3, PlayerLin: 5,  Inconspicuousduck: 4[/size]]" calcext:value-type="string">
            <text:p>46. [b][url=https://forum.zdoom.org/viewtopic.php?f=19&amp;t=13397#p273718]Hell-Forged[/url][/b] [13: [size=85]m8f: 1, undeadmonk354: 3, PlayerLin: 5, <text:s/>Inconspicuousduck: 4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Hell-Forged.png" calcext:value-type="string">
            <text:p>convert background.png -font Arial -gravity Center -size 270 -pointsize 24 -fill black -annotate +0-14 'Voted #4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6. [b][url=https://reelism.dog/]Reelism 2[/url][/b] [13: [size=85]undeadmonk354: 4, SuyaSS: 3, TheRatCircus: 1, BouncyTEM: 5[/size]]" calcext:value-type="string">
            <text:p>46. [b][url=https://reelism.dog/]Reelism 2[/url][/b] [13: [size=85]undeadmonk354: 4, SuyaSS: 3, TheRatCircus: 1, BouncyTEM: 5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6 mod' -pointsize 20 -fill white -annotate +0+18 'by ZDoom Community' png8:pngs/Reelism_2.png" calcext:value-type="string">
            <text:p>convert background.png -font Arial -gravity Center -size 270 -pointsize 24 -fill black -annotate +0-14 'Voted #46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9. [b][url=https://forum.zdoom.org/viewtopic.php?f=43&amp;t=66059#p1120875]HexArcana[/url][/b] [12: [size=85]SallazarSpellcaster: 5, Lagi: 2, Impulse9: 5[/size]]" calcext:value-type="string">
            <text:p>49. [b][url=https://forum.zdoom.org/viewtopic.php?f=43&amp;t=66059#p1120875]HexArcana[/url][/b] [12: [size=85]SallazarSpellcaster: 5, Lagi: 2, Impulse9: 5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HexArcana.png" calcext:value-type="string">
            <text:p>convert background.png -font Arial -gravity Center -size 270 -pointsize 24 -fill black -annotate +0-14 'Voted #4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49. [b][url=https://forum.zdoom.org/viewtopic.php?f=43&amp;t=57053#p1006227]Kriegsland: Blutorden[/url][/b] [12: [size=85]TheLightBad96: 2, erni945: 2, Apaul27: 1, DoodGuy: 1, YukesVonFaust: 1, JDSH98: 2, Vostyok: 3[/size]]" calcext:value-type="string">
            <text:p>49. [b][url=https://forum.zdoom.org/viewtopic.php?f=43&amp;t=57053#p1006227]Kriegsland: Blutorden[/url][/b] [12: [size=85]TheLightBad96: 2, erni945: 2, Apaul27: 1, DoodGuy: 1, YukesVonFaust: 1, JDSH98: 2, Vostyok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Kriegsland:_Blutorden.png" calcext:value-type="string">
            <text:p>convert background.png -font Arial -gravity Center -size 270 -pointsize 24 -fill black -annotate +0-14 'Voted #4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49. [b][url=https://forum.zdoom.org/viewtopic.php?t=32674#p618450]Pirate Doom[/url][/b] [12: [size=85]Combine_Kegan: 4, Zcat: 4, Ravick: 1, MasterBeavis: 1, Dinosaur_Nerd: 1,  Inconspicuousduck: 1[/size]]" calcext:value-type="string">
            <text:p>49. [b][url=https://forum.zdoom.org/viewtopic.php?t=32674#p618450]Pirate Doom[/url][/b] [12: [size=85]Combine_Kegan: 4, Zcat: 4, Ravick: 1, MasterBeavis: 1, Dinosaur_Nerd: 1, <text:s/>Inconspicuousduck: 1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9 mod' -pointsize 20 -fill white -annotate +0+18 'by ZDoom Community' png8:pngs/Pirate_Doom.png" calcext:value-type="string">
            <text:p>convert background.png -font Arial -gravity Center -size 270 -pointsize 24 -fill black -annotate +0-14 'Voted #4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www.doomworld.com/forum/topic/57957-psx-doomfinal-doom-tc-version-2135-now-released/]PlayStation Doom TC[/url][/b] [11: [size=85]leodoom85: 1, lil'devil: 1, Olroda: 5, Ravick: 1, A_D_M_E_R_A_L: 3[/size]]" calcext:value-type="string">
            <text:p>52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PlayStation_Doom_TC.png" calcext:value-type="string">
            <text:p>convert background.png -font Arial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forum.zdoom.org/viewtopic.php?f=46&amp;t=48780#p839642]Ultimate DoomVisor[/url][/b] [11: [size=85]BerserkerNoir: 1, LastManonEarth: 5, Elodorian: 5[/size]]" calcext:value-type="string">
            <text:p>52. [b][url=https://forum.zdoom.org/viewtopic.php?f=46&amp;t=48780#p839642]Ultimate DoomVisor[/url][/b] [11: [size=85]BerserkerNoir: 1, LastManonEarth: 5, Elodorian: 5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Ultimate_DoomVisor.png" calcext:value-type="string">
            <text:p>convert background.png -font Arial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4. [b][url=https://forum.zdoom.org/viewtopic.php?t=45804#p760002]Hocusdoom[/url][/b] [10: [size=85]Master Medi: 2, Мichаеlis: 2, MaxRideWizardLord: 4, RubyEyeShabranigdu: 2[/size]]" calcext:value-type="string">
            <text:p>54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Hocusdoom.png" calcext:value-type="string">
            <text:p>convert background.png -font Arial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4. [b][url=https://www.doomworld.com/idgames/levels/doom2/Ports/v-z/zendyn_x]Zen Dynamics[/url][/b] [10: [size=85]TerminusEst13: 1, Captain J: 4, Crazy Toni: 2, Tapwave: 3[/size]]" calcext:value-type="string">
            <text:p>54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4 mod' -pointsize 20 -fill white -annotate +0+18 'by ZDoom Community' png8:pngs/Zen_Dynamics.png" calcext:value-type="string">
            <text:p>convert background.png -font Arial -gravity Center -size 270 -pointsize 24 -fill black -annotate +0-14 'Voted #5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6. [b][url=https://forum.zdoom.org/viewtopic.php?t=22008#p433365]Legacy of Suffering[/url][/b] [9: [size=85]ibm5155: 5, Ravick: 1, Koto: 1, AlphaEnt: 1, Kappes Buur: 1[/size]]" calcext:value-type="string">
            <text:p>56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Legacy_of_Suffering.png" calcext:value-type="string">
            <text:p>convert background.png -font Arial -gravity Center -size 270 -pointsize 24 -fill black -annotate +0-14 'Voted #5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6. [b][url=https://forum.zdoom.org/viewtopic.php?f=43&amp;t=60054#p1047705]ouch_m 2: abort_m[/url][/b] [9: [size=85]leodoom85: 1, ZippeyKeys12: 5, Azba: 1, wolfmanfp: 2[/size]]" calcext:value-type="string">
            <text:p>56. [b][url=https://forum.zdoom.org/viewtopic.php?f=43&amp;t=60054#p1047705]ouch_m 2: abort_m[/url][/b] [9: [size=85]leodoom85: 1, ZippeyKeys12: 5, Azba: 1, wolfmanfp: 2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ouch_m_2:_abort_m.png" calcext:value-type="string">
            <text:p>convert background.png -font Arial -gravity Center -size 270 -pointsize 24 -fill black -annotate +0-14 'Voted #5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6. [b][url=https://forum.zdoom.org/viewtopic.php?t=52301#p913612]Shadow Of The Wool Ball[/url][/b] [9: [size=85]QuakedoomNukem Cz: 1, Apaul27: 3, AlphaEnt: 2, fcas3t: 3[/size]]" calcext:value-type="string">
            <text:p>56. [b][url=https://forum.zdoom.org/viewtopic.php?t=52301#p913612]Shadow Of The Wool Ball[/url][/b] [9: [size=85]QuakedoomNukem Cz: 1, Apaul27: 3, AlphaEnt: 2, fcas3t: 3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Shadow_Of_The_Wool_Ball.png" calcext:value-type="string">
            <text:p>convert background.png -font Arial -gravity Center -size 270 -pointsize 24 -fill black -annotate +0-14 'Voted #5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6. [b][url=https://forum.zdoom.org/viewtopic.php?f=19&amp;t=54380#p957591]The Inquisitor III[/url][/b] [9: [size=85]The Ultimate DooMer: 1, Zan: 5, Curunir: 2, ReformedJoe: 1[/size]]" calcext:value-type="string">
            <text:p>56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Inquisitor_III.png" calcext:value-type="string">
            <text:p>convert background.png -font Arial -gravity Center -size 270 -pointsize 24 -fill black -annotate +0-14 'Voted #5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56. [b][url=https://forum.zdoom.org/viewtopic.php?t=14722&amp;#p297378]The Ultimate Torment and Torture[/url][/b] [9: [size=85]DrPyspy: 3, ibm5155: 2, JDSH98: 1, silentzora: 3[/size]]" calcext:value-type="string">
            <text:p>56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6 mod' -pointsize 20 -fill white -annotate +0+18 'by ZDoom Community' png8:pngs/The_Ultimate_Torment_and_Torture.png" calcext:value-type="string">
            <text:p>convert background.png -font Arial -gravity Center -size 270 -pointsize 24 -fill black -annotate +0-14 'Voted #5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43&amp;t=67939]Corruption Cards[/url][/b] [8: [size=85]Infirnex: 5, DarkQuill: 3[/size]]" calcext:value-type="string">
            <text:p>61. [b][url=https://forum.zdoom.org/viewtopic.php?f=43&amp;t=67939]Corruption Cards[/url][/b] [8: [size=85]Infirnex: 5, DarkQuill: 3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Corruption_Cards.png" calcext:value-type="string">
            <text:p>convert background.png -font Arial -gravity Center -size 270 -pointsize 24 -fill black -annotate +0-14 'Voted #61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f=43&amp;t=68111#p1145548]Embers Of Armageddon[/url][/b] [8: [size=85]DoomKrakken: 1, Xangelxal: 3, SuyaSS: 4[/size]]" calcext:value-type="string">
            <text:p>61. [b][url=https://forum.zdoom.org/viewtopic.php?f=43&amp;t=68111#p1145548]Embers Of Armageddon[/url][/b] [8: [size=85]DoomKrakken: 1, Xangelxal: 3, SuyaSS: 4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Embers_Of_Armageddon.png" calcext:value-type="string">
            <text:p>convert background.png -font Arial -gravity Center -size 270 -pointsize 24 -fill black -annotate +0-14 'Voted #6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66995]Treasure Tech[/url][/b] [8: [size=85]DYD: 1, Tombstone665: 2, Irrevenant: 5[/size]]" calcext:value-type="string">
            <text:p>61. [b][url=https://forum.zdoom.org/viewtopic.php?f=43&amp;t=66995]Treasure Tech[/url][/b] [8: [size=85]DYD: 1, Tombstone665: 2, Irrevenant: 5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Treasure_Tech.png" calcext:value-type="string">
            <text:p>convert background.png -font Arial -gravity Center -size 270 -pointsize 24 -fill black -annotate +0-14 'Voted #61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4. [b][url=https://forum.zdoom.org/viewtopic.php?t=56668#p1000996]Rise Of The Wool Ball[/url][/b] [7: [size=85]TheMightyHeracross: 3, QuakedoomNukem Cz: 1, Apaul27: 3[/size]]" calcext:value-type="string">
            <text:p>64. [b][url=https://forum.zdoom.org/viewtopic.php?t=56668#p1000996]Rise Of The Wool Ball[/url][/b] [7: [size=85]TheMightyHeracross: 3, QuakedoomNukem Cz: 1, Apaul27: 3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Rise_Of_The_Wool_Ball.png" calcext:value-type="string">
            <text:p>convert background.png -font Arial -gravity Center -size 270 -pointsize 24 -fill black -annotate +0-14 'Voted #6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4. [b][url=https://forum.zdoom.org/viewtopic.php?f=43&amp;t=55465#p982269]WW-Cola3[/url][/b] [7: [size=85]phantombeta: 2, Apaul27: 2, wolfmanfp: 3[/size]]" calcext:value-type="string">
            <text:p>64. [b][url=https://forum.zdoom.org/viewtopic.php?f=43&amp;t=55465#p982269]WW-Cola3[/url][/b] [7: [size=85]phantombeta: 2, Apaul27: 2, wolfmanfp: 3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W-Cola3.png" calcext:value-type="string">
            <text:p>convert background.png -font Arial -gravity Center -size 270 -pointsize 24 -fill black -annotate +0-14 'Voted #6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6. [b][url=https://forum.zdoom.org/viewtopic.php?f=19&amp;t=50299#p874982]Aracnocide[/url][/b] [6: [size=85]TheLightBad96: 1, erni945: 1, YukesVonFaust: 3, Jarewill: 1[/size]]" calcext:value-type="string">
            <text:p>66. [b][url=https://forum.zdoom.org/viewtopic.php?f=19&amp;t=50299#p874982]Aracnocide[/url][/b] [6: [size=85]TheLightBad96: 1, erni945: 1, YukesVonFaust: 3, Jarewill: 1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racnocide.png" calcext:value-type="string">
            <text:p>convert background.png -font Arial -gravity Center -size 270 -pointsize 24 -fill black -annotate +0-14 'Voted #6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6. [b][url=https://forum.zdoom.org/viewtopic.php?f=19&amp;t=63102#p1085786]Ascension[/url][/b] [6: [size=85]SallazarSpellcaster: 2, rayburn: 4[/size]]" calcext:value-type="string">
            <text:p>66. [b][url=https://forum.zdoom.org/viewtopic.php?f=19&amp;t=63102#p1085786]Ascension[/url][/b] [6: [size=85]SallazarSpellcaster: 2, rayburn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Ascension.png" calcext:value-type="string">
            <text:p>convert background.png -font Arial -gravity Center -size 270 -pointsize 24 -fill black -annotate +0-14 'Voted #66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6. [b][url=https://forum.zdoom.org/viewtopic.php?f=43&amp;t=67687]Codename: DEMOLITIONIST[/url][/b] [6: [size=85]TheRatCircus: 1, BouncyTEM: 5[/size]]" calcext:value-type="string">
            <text:p>66. [b][url=https://forum.zdoom.org/viewtopic.php?f=43&amp;t=67687]Codename: DEMOLITIONIST[/url][/b] [6: [size=85]TheRatCircus: 1, BouncyTEM: 5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Codename:_DEMOLITIONIST.png" calcext:value-type="string">
            <text:p>convert background.png -font Arial -gravity Center -size 270 -pointsize 24 -fill black -annotate +0-14 'Voted #66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6. [b][url=https://forum.zdoom.org/viewtopic.php?f=19&amp;t=55387#p980696]Daytime Drama[/url][/b] [6: [size=85]leodoom85: 1, Marisa Kirisame: 1, lil'devil: 4[/size]]" calcext:value-type="string">
            <text:p>66. [b][url=https://forum.zdoom.org/viewtopic.php?f=19&amp;t=55387#p980696]Daytime Drama[/url][/b] [6: [size=85]leodoom85: 1, Marisa Kirisame: 1, lil'devil: 4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aytime_Drama.png" calcext:value-type="string">
            <text:p>convert background.png -font Arial -gravity Center -size 270 -pointsize 24 -fill black -annotate +0-14 'Voted #6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6. [b][url=https://forum.zdoom.org/viewtopic.php?t=34430#p651069]DTS-T[/url][/b] [6: [size=85]Sgt. Shivers: 5, IdiotBitz: 1[/size]]" calcext:value-type="string">
            <text:p>66. [b][url=https://forum.zdoom.org/viewtopic.php?t=34430#p651069]DTS-T[/url][/b] [6: [size=85]Sgt. Shivers: 5, IdiotBitz: 1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DTS-T.png" calcext:value-type="string">
            <text:p>convert background.png -font Arial -gravity Center -size 270 -pointsize 24 -fill black -annotate +0-14 'Voted #6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6. [b][url=https://forum.zdoom.org/viewtopic.php?f=43&amp;t=48985#p845608]Faspons[/url][/b] [6: [size=85]Somagu: 1, Bigger C: 4, fcas3t: 1[/size]]" calcext:value-type="string">
            <text:p>66. [b][url=https://forum.zdoom.org/viewtopic.php?f=43&amp;t=48985#p845608]Faspons[/url][/b] [6: [size=85]Somagu: 1, Bigger C: 4, fcas3t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Faspons.png" calcext:value-type="string">
            <text:p>convert background.png -font Arial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6. [b][url=https://forum.zdoom.org/viewtopic.php?f=19&amp;t=52867#p925329]Project Einherjar[/url][/b] [6: [size=85]Rachael: 1, TheLightBad96: 2, YukesVonFaust: 1, Vostyok: 2[/size]]" calcext:value-type="string">
            <text:p>66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Project_Einherjar.png" calcext:value-type="string">
            <text:p>convert background.png -font Arial -gravity Center -size 270 -pointsize 24 -fill black -annotate +0-14 'Voted #6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6. [b][url=https://forum.zdoom.org/viewtopic.php?f=43&amp;t=60784]Target Spy[/url][/b] [6: [size=85]Hexereticdoom: 1, Lagi: 1, Nimlouth: 1, TheRatCircus: 1, Proydoha: 2[/size]]" calcext:value-type="string">
            <text:p>66. [b][url=https://forum.zdoom.org/viewtopic.php?f=43&amp;t=60784]Target Spy[/url][/b] [6: [size=85]Hexereticdoom: 1, Lagi: 1, Nimlouth: 1, TheRatCircus: 1, Proydoha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Target_Spy.png" calcext:value-type="string">
            <text:p>convert background.png -font Arial -gravity Center -size 270 -pointsize 24 -fill black -annotate +0-14 'Voted #66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66. [b][url=https://forum.zdoom.org/viewtopic.php?f=19&amp;t=36821#p698354]Weapons of Saturn[/url][/b] [6: [size=85]m8f: 1, Cyanide: 1, eharper256: 2, lizardcommando: 1, BerserkerNoir: 1[/size]]" calcext:value-type="string">
            <text:p>66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Weapons_of_Saturn.png" calcext:value-type="string">
            <text:p>convert background.png -font Arial -gravity Center -size 270 -pointsize 24 -fill black -annotate +0-14 'Voted #6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66. [b][url=https://forum.zdoom.org/viewtopic.php?f=43&amp;t=60436#p1052527]Zagemod[/url][/b] [6: [size=85]Error313: 3, Squirb: 3[/size]]" calcext:value-type="string">
            <text:p>66. [b][url=https://forum.zdoom.org/viewtopic.php?f=43&amp;t=60436#p1052527]Zagemod[/url][/b] [6: [size=85]Error313: 3, Squirb: 3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agemod.png" calcext:value-type="string">
            <text:p>convert background.png -font Arial -gravity Center -size 270 -pointsize 24 -fill black -annotate +0-14 'Voted #6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66. [b][url=https://forum.zdoom.org/viewtopic.php?t=51000#p887649]Zero Tolerance[/url][/b] [6: [size=85]Combine_Kegan: 1, Tapwave: 3, Hellser: 2[/size]]" calcext:value-type="string">
            <text:p>66. [b][url=https://forum.zdoom.org/viewtopic.php?t=51000#p887649]Zero Tolerance[/url][/b] [6: [size=85]Combine_Kegan: 1, Tapwave: 3, Hellser: 2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6 mod' -pointsize 20 -fill white -annotate +0+18 'by ZDoom Community' png8:pngs/Zero_Tolerance.png" calcext:value-type="string">
            <text:p>convert background.png -font Arial -gravity Center -size 270 -pointsize 24 -fill black -annotate +0-14 'Voted #6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3&amp;t=55487#p982784]AEons Of Death[/url][/b] [5: [size=85]leodoom85: 1, lil'devil: 1, The_Abysswalker: 2, MaxRideWizardLord: 1[/size]]" calcext:value-type="string">
            <text:p>77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AEons_Of_Death.png" calcext:value-type="string">
            <text:p>convert background.png -font Arial -gravity Center -size 270 -pointsize 24 -fill black -annotate +0-14 'Voted #7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moddb.com/mods/brutal-doom-64]Brutal Doom 64[/url][/b] [5: [size=85]MasterBeavis: 2, AlexThePianoNailer: 1, Martinoz: 1, TheZombie: 1[/size]]" calcext:value-type="string">
            <text:p>77. [b][url=https://www.moddb.com/mods/brutal-doom-64]Brutal Doom 64[/url][/b] [5: [size=85]MasterBeavis: 2, AlexThePianoNailer: 1, Martinoz: 1, TheZombie: 1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Doom_64.png" calcext:value-type="string">
            <text:p>convert background.png -font Arial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5&amp;t=65691]Brutal Hexen RPG[/url][/b] [5: [size=85]Valken: 1, Phil597: 1, Impulse9: 3[/size]]" calcext:value-type="string">
            <text:p>77. [b][url=https://forum.zdoom.org/viewtopic.php?f=45&amp;t=65691]Brutal Hexen RPG[/url][/b] [5: [size=85]Valken: 1, Phil597: 1, Impulse9: 3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Brutal_Hexen_RPG.png" calcext:value-type="string">
            <text:p>convert background.png -font Arial -gravity Center -size 270 -pointsize 24 -fill black -annotate +0-14 'Voted #77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3&amp;t=71086]Gearbox[/url][/b] [5: [size=85]ClessxAlghazanth: 1, TheRatCircus: 1, Proydoha: 2,  generic name guy: 1[/size]]" calcext:value-type="string">
            <text:p>77. [b][url=https://forum.zdoom.org/viewtopic.php?f=43&amp;t=71086]Gearbox[/url][/b] [5: [size=85]ClessxAlghazanth: 1, TheRatCircus: 1, Proydoha: 2, <text:s/>generic name guy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Gearbox.png" calcext:value-type="string">
            <text:p>convert background.png -font Arial -gravity Center -size 270 -pointsize 24 -fill black -annotate +0-14 'Voted #77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s://www.moddb.com/mods/halo-doom-evolved]Halo: Doom Evolved[/url][/b] [5: [size=85]popguy12: 3,  generic name guy: 2[/size]]" calcext:value-type="string">
            <text:p>77. [b][url=https://www.moddb.com/mods/halo-doom-evolved]Halo: Doom Evolved[/url][/b] [5: [size=85]popguy12: 3, <text:s/>generic name guy: 2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lo:_Doom_Evolved.png" calcext:value-type="string">
            <text:p>convert background.png -font Arial -gravity Center -size 270 -pointsize 24 -fill black -annotate +0-14 'Voted #77 mod' -pointsize 20 -fill white -annotate +0+18 'by ZDoom Community' png8:pngs/Halo:_Doom_Evol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6. [b][url=https://forum.zdoom.org/viewtopic.php?f=43&amp;t=48872#p842280]10x[/url][/b] [4: [size=85]Beed28: 4[/size]]" calcext:value-type="string">
            <text:p>96. [b][url=https://forum.zdoom.org/viewtopic.php?f=43&amp;t=48872#p842280]10x[/url][/b] [4: [size=85]Beed28: 4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10x.png" calcext:value-type="string">
            <text:p>convert background.png -font Arial -gravity Center -size 270 -pointsize 24 -fill black -annotate +0-14 'Voted #96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6. [b][url=https://forum.zdoom.org/viewtopic.php?f=19&amp;t=69682]Abysm 2: Infernal Contract[/url][/b] [4: [size=85]Nimlouth: 4[/size]]" calcext:value-type="string">
            <text:p>96. [b][url=https://forum.zdoom.org/viewtopic.php?f=19&amp;t=69682]Abysm 2: Infernal Contract[/url][/b] [4: [size=85]Nimlouth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bysm_2:_Infernal_Contract.png" calcext:value-type="string">
            <text:p>convert background.png -font Arial -gravity Center -size 270 -pointsize 24 -fill black -annotate +0-14 'Voted #96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6. [b][url=http://action.mancubus.net/actiondoom/]Action Doom[/url][/b] [4: [size=85]lil'devil: 2, QuakedoomNukem Cz: 1, IdiotBitz: 1[/size]]" calcext:value-type="string">
            <text:p>96. [b][url=http://action.mancubus.net/actiondoom/]Action Doom[/url][/b] [4: [size=85]lil'devil: 2, QuakedoomNukem Cz: 1, IdiotBitz: 1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ction_Doom.png" calcext:value-type="string">
            <text:p>convert background.png -font Arial -gravity Center -size 270 -pointsize 24 -fill black -annotate +0-14 'Voted #96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6. [b][url=https://forum.zdoom.org/viewtopic.php?f=43&amp;t=69883]Angelic Waifus[/url][/b] [4: [size=85]CherubCorps: 1, Xangelxal: 3[/size]]" calcext:value-type="string">
            <text:p>96. [b][url=https://forum.zdoom.org/viewtopic.php?f=43&amp;t=69883]Angelic Waifus[/url][/b] [4: [size=85]CherubCorps: 1, Xangelxal: 3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ngelic_Waifus.png" calcext:value-type="string">
            <text:p>convert background.png -font Arial -gravity Center -size 270 -pointsize 24 -fill black -annotate +0-14 'Voted #96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6. [b][url=https://forum.zdoom.org/viewtopic.php?f=43&amp;t=52363#p914958]Argent[/url][/b] [4: [size=85]Cyanide: 1, eharper256: 2, terminator44: 1[/size]]" calcext:value-type="string">
            <text:p>96. [b][url=https://forum.zdoom.org/viewtopic.php?f=43&amp;t=52363#p914958]Argent[/url][/b] [4: [size=85]Cyanide: 1, eharper256: 2, terminator44: 1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Argent.png" calcext:value-type="string">
            <text:p>convert background.png -font Arial -gravity Center -size 270 -pointsize 24 -fill black -annotate +0-14 'Voted #96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6. [b][url=https://www.doomworld.com/idgames/levels/doom2/Ports/m-o/njbgpabh]BGPA Missions Liberation[/url][/b] [4: [size=85]Ravick: 1, Koto: 3[/size]]" calcext:value-type="string">
            <text:p>96. [b][url=https://www.doomworld.com/idgames/levels/doom2/Ports/m-o/njbgpabh]BGPA Missions Liberation[/url][/b] [4: [size=85]Ravick: 1, Koto: 3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GPA_Missions_Liberation.png" calcext:value-type="string">
            <text:p>convert background.png -font Arial -gravity Center -size 270 -pointsize 24 -fill black -annotate +0-14 'Voted #96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6. [b][url=https://forum.zdoom.org/viewtopic.php?f=43&amp;t=52102#p909138]Bratwurst[/url][/b] [4: [size=85]xim: 4[/size]]" calcext:value-type="string">
            <text:p>96. [b][url=https://forum.zdoom.org/viewtopic.php?f=43&amp;t=52102#p909138]Bratwurst[/url][/b] [4: [size=85]xim: 4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ratwurst.png" calcext:value-type="string">
            <text:p>convert background.png -font Arial -gravity Center -size 270 -pointsize 24 -fill black -annotate +0-14 'Voted #96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6. [b][url=https://forum.zdoom.org/viewtopic.php?f=43&amp;t=54322#p956169]Bullet-Eye[/url][/b] [4: [size=85]eharper256: 1, Ikazu-san: 3[/size]]" calcext:value-type="string">
            <text:p>96. [b][url=https://forum.zdoom.org/viewtopic.php?f=43&amp;t=54322#p956169]Bullet-Eye[/url][/b] [4: [size=85]eharper256: 1, Ikazu-san: 3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llet-Eye.png" calcext:value-type="string">
            <text:p>convert background.png -font Arial -gravity Center -size 270 -pointsize 24 -fill black -annotate +0-14 'Voted #96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6. [b][url=https://forum.zdoom.org/viewtopic.php?f=19&amp;t=35458#p668203]Burl Tumd[/url][/b] [4: [size=85]Matt: 1, Combine_Kegan: 2, Azba: 1[/size]]" calcext:value-type="string">
            <text:p>96. [b][url=https://forum.zdoom.org/viewtopic.php?f=19&amp;t=35458#p668203]Burl Tumd[/url][/b] [4: [size=85]Matt: 1, Combine_Kegan: 2, Azba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Burl_Tumd.png" calcext:value-type="string">
            <text:p>convert background.png -font Arial -gravity Center -size 270 -pointsize 24 -fill black -annotate +0-14 'Voted #9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6. [b][url=https://gitlab.com/accensi/deathstrider]DeathStrider[/url][/b] [4: [size=85]popguy12: 4[/size]]" calcext:value-type="string">
            <text:p>96. [b][url=https://gitlab.com/accensi/deathstrider]DeathStrider[/url][/b] [4: [size=85]popguy12: 4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athStrider.png" calcext:value-type="string">
            <text:p>convert background.png -font Arial -gravity Center -size 270 -pointsize 24 -fill black -annotate +0-14 'Voted #96 mod' -pointsize 20 -fill white -annotate +0+18 'by ZDoom Community' png8:pngs/DeathSt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6. [b][url=https://www.doomworld.com/idgames/levels/doom2/Ports/d-f/de-pkg]Demon Eclipse[/url][/b] [4: [size=85]The Ultimate DooMer: 1, Solmir: 3[/size]]" calcext:value-type="string">
            <text:p>96. [b][url=https://www.doomworld.com/idgames/levels/doom2/Ports/d-f/de-pkg]Demon Eclipse[/url][/b] [4: [size=85]The Ultimate DooMer: 1, Solmir: 3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emon_Eclipse.png" calcext:value-type="string">
            <text:p>convert background.png -font Arial -gravity Center -size 270 -pointsize 24 -fill black -annotate +0-14 'Voted #96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6. [b][url=https://forum.zdoom.org/viewtopic.php?f=43&amp;t=52262#p912321]Doom Delta[/url][/b] [4: [size=85]Hellser: 2, YukesVonFaust: 1, terminator44: 1[/size]]" calcext:value-type="string">
            <text:p>96. [b][url=https://forum.zdoom.org/viewtopic.php?f=43&amp;t=52262#p912321]Doom Delta[/url][/b] [4: [size=85]Hellser: 2, YukesVonFaust: 1, terminator44: 1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oom_Delta.png" calcext:value-type="string">
            <text:p>convert background.png -font Arial -gravity Center -size 270 -pointsize 24 -fill black -annotate +0-14 'Voted #9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6. [b][url=https://forum.zdoom.org/viewtopic.php?f=19&amp;t=46509#p778245]Droplets: Simulated Blood[/url][/b] [4: [size=85]Hipnotic Rogue: 1, Dr_Cosmobyte: 1, IdiotBitz: 1, Hexereticdoom: 1[/size]]" calcext:value-type="string">
            <text:p>96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Droplets:_Simulated_Blood.png" calcext:value-type="string">
            <text:p>convert background.png -font Arial -gravity Center -size 270 -pointsize 24 -fill black -annotate +0-14 'Voted #9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6. [b][url=https://forum.zdoom.org/viewtopic.php?f=43&amp;t=56762]Heretical Doom[/url][/b] [4: [size=85]eharper256: 2, Valken: 1, rayburn: 1[/size]]" calcext:value-type="string">
            <text:p>96. [b][url=https://forum.zdoom.org/viewtopic.php?f=43&amp;t=56762]Heretical Doom[/url][/b] [4: [size=85]eharper256: 2, Valken: 1, rayburn: 1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Heretical_Doom.png" calcext:value-type="string">
            <text:p>convert background.png -font Arial -gravity Center -size 270 -pointsize 24 -fill black -annotate +0-14 'Voted #9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6. [b][url=https://forum.zdoom.org/viewtopic.php?f=19&amp;t=59198]Irontusk’s Diablo 3D[/url][/b] [4: [size=85]PlayerLin: 3, Valken: 1[/size]]" calcext:value-type="string">
            <text:p>96. [b][url=https://forum.zdoom.org/viewtopic.php?f=19&amp;t=59198]Irontusk’s Diablo 3D[/url][/b] [4: [size=85]PlayerLin: 3, Valken: 1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Irontusk’s_Diablo_3D.png" calcext:value-type="string">
            <text:p>convert background.png -font Arial -gravity Center -size 270 -pointsize 24 -fill black -annotate +0-14 'Voted #96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6. [b][url=https://forum.zdoom.org/viewtopic.php?f=43&amp;t=47229#p798227]JohnnyDoom[/url][/b] [4: [size=85]Brohnesorge: 3, Turbo: 1[/size]]" calcext:value-type="string">
            <text:p>96. [b][url=https://forum.zdoom.org/viewtopic.php?f=43&amp;t=47229#p798227]JohnnyDoom[/url][/b] [4: [size=85]Brohnesorge: 3, Turbo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ohnnyDoom.png" calcext:value-type="string">
            <text:p>convert background.png -font Arial -gravity Center -size 270 -pointsize 24 -fill black -annotate +0-14 'Voted #9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6. [b][url=https://forum.zdoom.org/viewtopic.php?f=43&amp;t=57092#p1006758]Juvenile Power Fantasy[/url][/b] [4: [size=85]Brohnesorge: 2, Rachael: 1, Shi No Hime: 1[/size]]" calcext:value-type="string">
            <text:p>96. [b][url=https://forum.zdoom.org/viewtopic.php?f=43&amp;t=57092#p1006758]Juvenile Power Fantasy[/url][/b] [4: [size=85]Brohnesorge: 2, Rachael: 1, Shi No Him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Juvenile_Power_Fantasy.png" calcext:value-type="string">
            <text:p>convert background.png -font Arial -gravity Center -size 270 -pointsize 24 -fill black -annotate +0-14 'Voted #96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6. [b][url=https://forum.zdoom.org/viewtopic.php?f=46&amp;t=33079#p626384]NC HUD[/url][/b] [4: [size=85]m8f: 1, Squirb: 3[/size]]" calcext:value-type="string">
            <text:p>96. [b][url=https://forum.zdoom.org/viewtopic.php?f=46&amp;t=33079#p626384]NC HUD[/url][/b] [4: [size=85]m8f: 1, Squirb: 3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NC_HUD.png" calcext:value-type="string">
            <text:p>convert background.png -font Arial -gravity Center -size 270 -pointsize 24 -fill black -annotate +0-14 'Voted #9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6. [b][url=http://www.perkristian.net/game_doom-sfx.shtml]Perkristan's HD Sounds[/url][/b] [4: [size=85]Caligari87: 1, AlexThePianoNailer: 2, LastManonEarth: 1[/size]]" calcext:value-type="string">
            <text:p>96. [b][url=http://www.perkristian.net/game_doom-sfx.shtml]Perkristan's HD Sounds[/url][/b] [4: [size=85]Caligari87: 1, AlexThePianoNailer: 2, LastManonEarth: 1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Perkristan_s_HD_Sounds.png" calcext:value-type="string">
            <text:p>convert background.png -font Arial -gravity Center -size 270 -pointsize 24 -fill black -annotate +0-14 'Voted #9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6. [b][url=https://forum.zdoom.org/viewtopic.php?t=23024&amp;#p451257]Serpent Resurrection[/url][/b] [4: [size=85]The Ultimate DooMer: 1, TheMightyHeracross: 3[/size]]" calcext:value-type="string">
            <text:p>96. [b][url=https://forum.zdoom.org/viewtopic.php?t=23024&amp;#p451257]Serpent Resurrection[/url][/b] [4: [size=85]The Ultimate DooMer: 1, TheMightyHeracross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erpent_Resurrection.png" calcext:value-type="string">
            <text:p>convert background.png -font Arial -gravity Center -size 270 -pointsize 24 -fill black -annotate +0-14 'Voted #96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6. [b][url=https://forum.zdoom.org/viewtopic.php?f=43&amp;t=57310#p1010252]Shades of Doom[/url][/b] [4: [size=85]Dr_Cosmobyte: 2, eharper256: 2[/size]]" calcext:value-type="string">
            <text:p>96. [b][url=https://forum.zdoom.org/viewtopic.php?f=43&amp;t=57310#p1010252]Shades of Doom[/url][/b] [4: [size=85]Dr_Cosmobyte: 2, eharper256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ades_of_Doom.png" calcext:value-type="string">
            <text:p>convert background.png -font Arial -gravity Center -size 270 -pointsize 24 -fill black -annotate +0-14 'Voted #9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96. [b][url=https://forum.zdoom.org/viewtopic.php?t=47302#p800865]Shut up and Bleed[/url][/b] [4: [size=85]Dr_Cosmobyte: 1, Somagu: 1, Azba: 1, YukesVonFaust: 1[/size]]" calcext:value-type="string">
            <text:p>96. [b][url=https://forum.zdoom.org/viewtopic.php?t=47302#p800865]Shut up and Bleed[/url][/b] [4: [size=85]Dr_Cosmobyte: 1, Somagu: 1, Azba: 1, YukesVonFaust: 1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hut_up_and_Bleed.png" calcext:value-type="string">
            <text:p>convert background.png -font Arial -gravity Center -size 270 -pointsize 24 -fill black -annotate +0-14 'Voted #96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96. [b][url=https://forum.zdoom.org/viewtopic.php?f=105&amp;t=54992#p971348]SpriteShadow[/url][/b] [4: [size=85]m8f: 1, Caligari87: 1, Hipnotic Rogue: 1, Cyanide: 1[/size]]" calcext:value-type="string">
            <text:p>96. [b][url=https://forum.zdoom.org/viewtopic.php?f=105&amp;t=54992#p971348]SpriteShadow[/url][/b] [4: [size=85]m8f: 1, Caligari87: 1, Hipnotic Rogue: 1, Cyanide: 1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SpriteShadow.png" calcext:value-type="string">
            <text:p>convert background.png -font Arial -gravity Center -size 270 -pointsize 24 -fill black -annotate +0-14 'Voted #96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96. [b][url=https://www.moddb.com/mods/total-chaos]Total Chaos[/url][/b] [4: [size=85]kultasakaali: 4[/size]]" calcext:value-type="string">
            <text:p>96. [b][url=https://www.moddb.com/mods/total-chaos]Total Chaos[/url][/b] [4: [size=85]kultasakaali: 4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Total_Chaos.png" calcext:value-type="string">
            <text:p>convert background.png -font Arial -gravity Center -size 270 -pointsize 24 -fill black -annotate +0-14 'Voted #96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96. [b][url=https://forum.zdoom.org/viewtopic.php?t=55741#p985511]Waterlab GZD[/url][/b] [4: [size=85]Caligari87: 1, Jaxxoon R: 3[/size]]" calcext:value-type="string">
            <text:p>96. [b][url=https://forum.zdoom.org/viewtopic.php?t=55741#p985511]Waterlab GZD[/url][/b] [4: [size=85]Caligari87: 1, Jaxxoon R: 3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aterlab_GZD.png" calcext:value-type="string">
            <text:p>convert background.png -font Arial -gravity Center -size 270 -pointsize 24 -fill black -annotate +0-14 'Voted #96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96. [b][url=https://zandronum.com/forum/viewtopic.php?t=123]Who Dun It[/url][/b] [4: [size=85]Matt: 2, Revae: 2[/size]]" calcext:value-type="string">
            <text:p>96. [b][url=https://zandronum.com/forum/viewtopic.php?t=123]Who Dun It[/url][/b] [4: [size=85]Matt: 2, Revae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6 mod' -pointsize 20 -fill white -annotate +0+18 'by ZDoom Community' png8:pngs/Who_Dun_It.png" calcext:value-type="string">
            <text:p>convert background.png -font Arial -gravity Center -size 270 -pointsize 24 -fill black -annotate +0-14 'Voted #9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22. [b][url=https://forum.zdoom.org/viewtopic.php?f=43&amp;t=65962]10.5x[/url][/b] [3: [size=85]fcas3t: 3[/size]]" calcext:value-type="string">
            <text:p>122. [b][url=https://forum.zdoom.org/viewtopic.php?f=43&amp;t=65962]10.5x[/url][/b] [3: [size=85]fcas3t: 3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10.5x.png" calcext:value-type="string">
            <text:p>convert background.png -font Arial -gravity Center -size 270 -pointsize 24 -fill black -annotate +0-14 'Voted #122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22. [b][url=https://www.doomworld.com/idgames/combos/alanguns]Alandoguns[/url][/b] [3: [size=85]lil'devil: 1, Мichаеlis: 2[/size]]" calcext:value-type="string">
            <text:p>122. [b][url=https://www.doomworld.com/idgames/combos/alanguns]Alandoguns[/url][/b] [3: [size=85]lil'devil: 1, Мichаеlis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andoguns.png" calcext:value-type="string">
            <text:p>convert background.png -font Arial -gravity Center -size 270 -pointsize 24 -fill black -annotate +0-14 'Voted #12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22. [b][url=https://www.doomworld.com/forum/topic/106932-demov3-release-aliens-eradication/]Aliens: Eradication[/url][/b] [3: [size=85]Curunir: 3[/size]]" calcext:value-type="string">
            <text:p>122. [b][url=https://www.doomworld.com/forum/topic/106932-demov3-release-aliens-eradication/]Aliens: Eradication[/url][/b] [3: [size=85]Curunir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Aliens:_Eradication.png" calcext:value-type="string">
            <text:p>convert background.png -font Arial -gravity Center -size 270 -pointsize 24 -fill black -annotate +0-14 'Voted #122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22. [b][url=https://forum.zdoom.org/viewtopic.php?f=43&amp;t=66881]Bitter Heretic[/url][/b] [3: [size=85]Jarewill: 1, Sharazar256: 2[/size]]" calcext:value-type="string">
            <text:p>122. [b][url=https://forum.zdoom.org/viewtopic.php?f=43&amp;t=66881]Bitter Heretic[/url][/b] [3: [size=85]Jarewill: 1, Sharazar256: 2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itter_Heretic.png" calcext:value-type="string">
            <text:p>convert background.png -font Arial -gravity Center -size 270 -pointsize 24 -fill black -annotate +0-14 'Voted #122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22. [b][url=https://forum.zdoom.org/viewtopic.php?f=45&amp;t=68735]Brutal Heretic RPG[/url][/b] [3: [size=85]Valken: 1, Phil597: 1, Impulse9: 1[/size]]" calcext:value-type="string">
            <text:p>122. [b][url=https://forum.zdoom.org/viewtopic.php?f=45&amp;t=68735]Brutal Heretic RPG[/url][/b] [3: [size=85]Valken: 1, Phil597: 1, Impulse9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Brutal_Heretic_RPG.png" calcext:value-type="string">
            <text:p>convert background.png -font Arial -gravity Center -size 270 -pointsize 24 -fill black -annotate +0-14 'Voted #122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22. [b][url=https://forum.zdoom.org/viewtopic.php?t=34569#p653208]Call of Dooty[/url][/b] [3: [size=85]wolfmanfp: 1, kultasakaali: 2[/size]]" calcext:value-type="string">
            <text:p>122. [b][url=https://forum.zdoom.org/viewtopic.php?t=34569#p653208]Call of Dooty[/url][/b] [3: [size=85]wolfmanfp: 1, kultasakaali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ll_of_Dooty.png" calcext:value-type="string">
            <text:p>convert background.png -font Arial -gravity Center -size 270 -pointsize 24 -fill black -annotate +0-14 'Voted #12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22. [b][url=https://forum.zdoom.org/viewtopic.php?f=19&amp;t=57800#p1017196]Castlevania - Simon's Destiny[/url][/b] [3: [size=85]Rachael: 1, QuakedoomNukem Cz: 1, MasterBeavis: 1[/size]]" calcext:value-type="string">
            <text:p>122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astlevania_-_Simon_s_Destiny.png" calcext:value-type="string">
            <text:p>convert background.png -font Arial -gravity Center -size 270 -pointsize 24 -fill black -annotate +0-14 'Voted #12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22. [b][url=https://zdoom.org/wiki/Cold_as_Hell]Cold as Hell[/url][/b] [3: [size=85]Ravick: 1, Solmir: 2[/size]]" calcext:value-type="string">
            <text:p>122. [b][url=https://zdoom.org/wiki/Cold_as_Hell]Cold as Hell[/url][/b] [3: [size=85]Ravick: 1, Solmir: 2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ld_as_Hell.png" calcext:value-type="string">
            <text:p>convert background.png -font Arial -gravity Center -size 270 -pointsize 24 -fill black -annotate +0-14 'Voted #12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22. [b][url=https://forum.zdoom.org/viewtopic.php?f=19&amp;t=61211]Compendium[/url][/b] [3: [size=85]fcas3t: 3[/size]]" calcext:value-type="string">
            <text:p>122. [b][url=https://forum.zdoom.org/viewtopic.php?f=19&amp;t=61211]Compendium[/url][/b] [3: [size=85]fcas3t: 3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endium.png" calcext:value-type="string">
            <text:p>convert background.png -font Arial -gravity Center -size 270 -pointsize 24 -fill black -annotate +0-14 'Voted #122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22. [b][url=https://forum.zdoom.org/viewtopic.php?f=43&amp;t=58535#p1028376]Complex Doom[/url][/b] [3: [size=85]leodoom85: 1, Rowsol: 1, iamcarrotmaster: 1[/size]]" calcext:value-type="string">
            <text:p>122. [b][url=https://forum.zdoom.org/viewtopic.php?f=43&amp;t=58535#p1028376]Complex Doom[/url][/b] [3: [size=85]leodoom85: 1, Rowsol: 1, iamcarrotmaster: 1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Complex_Doom.png" calcext:value-type="string">
            <text:p>convert background.png -font Arial -gravity Center -size 270 -pointsize 24 -fill black -annotate +0-14 'Voted #12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22. [b][url=https://forum.zdoom.org/viewtopic.php?t=55048#p972862]DamNums[/url][/b] [3: [size=85]Hipnotic Rogue: 1, Мichаеlis: 1, Hexereticdoom: 1[/size]]" calcext:value-type="string">
            <text:p>122. [b][url=https://forum.zdoom.org/viewtopic.php?t=55048#p972862]DamNums[/url][/b] [3: [size=85]Hipnotic Rogue: 1, Мichаеlis: 1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mNums.png" calcext:value-type="string">
            <text:p>convert background.png -font Arial -gravity Center -size 270 -pointsize 24 -fill black -annotate +0-14 'Voted #12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22. [b][url=https://forum.zdoom.org/viewtopic.php?t=58375#p1025963]Dark Encounters[/url][/b] [3: [size=85]The Ultimate DooMer: 1, TheZombie: 2[/size]]" calcext:value-type="string">
            <text:p>122. [b][url=https://forum.zdoom.org/viewtopic.php?t=58375#p1025963]Dark Encounters[/url][/b] [3: [size=85]The Ultimate DooMer: 1, TheZombie: 2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ark_Encounters.png" calcext:value-type="string">
            <text:p>convert background.png -font Arial -gravity Center -size 270 -pointsize 24 -fill black -annotate +0-14 'Voted #12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22. [b][url=https://www.doomworld.com/idgames/combos/wwhcdiaz]Diaz: Last Hours of Purity[/url][/b] [3: [size=85]TheMightyHeracross: 3[/size]]" calcext:value-type="string">
            <text:p>122. [b][url=https://www.doomworld.com/idgames/combos/wwhcdiaz]Diaz: Last Hours of Purity[/url][/b] [3: [size=85]TheMightyHeracross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iaz:_Last_Hours_of_Purity.png" calcext:value-type="string">
            <text:p>convert background.png -font Arial -gravity Center -size 270 -pointsize 24 -fill black -annotate +0-14 'Voted #12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22. [b][url=https://forum.zdoom.org/viewtopic.php?f=43&amp;t=60984]Dusted's Pandemonia[/url][/b] [3: [size=85]omxgamer127: 3[/size]]" calcext:value-type="string">
            <text:p>122. [b][url=https://forum.zdoom.org/viewtopic.php?f=43&amp;t=60984]Dusted's Pandemonia[/url][/b] [3: [size=85]omxgamer127: 3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Dusted_s_Pandemonia.png" calcext:value-type="string">
            <text:p>convert background.png -font Arial -gravity Center -size 270 -pointsize 24 -fill black -annotate +0-14 'Voted #122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22. [b][url=https://forum.zdoom.org/viewtopic.php?f=19&amp;t=48208#p824651]Eriguns[/url][/b] [3: [size=85]Hipnotic Rogue: 1, Cyanide: 2[/size]]" calcext:value-type="string">
            <text:p>122. [b][url=https://forum.zdoom.org/viewtopic.php?f=19&amp;t=48208#p824651]Eriguns[/url][/b] [3: [size=85]Hipnotic Rogue: 1, Cyanide: 2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Eriguns.png" calcext:value-type="string">
            <text:p>convert background.png -font Arial -gravity Center -size 270 -pointsize 24 -fill black -annotate +0-14 'Voted #122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22. [b][url=https://forum.zdoom.org/viewtopic.php?f=43&amp;t=58486#p1027620]Factotum[/url][/b] [3: [size=85]kadu522: 1, YukesVonFaust: 2[/size]]" calcext:value-type="string">
            <text:p>122. [b][url=https://forum.zdoom.org/viewtopic.php?f=43&amp;t=58486#p1027620]Factotum[/url][/b] [3: [size=85]kadu522: 1, YukesVonFaust: 2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actotum.png" calcext:value-type="string">
            <text:p>convert background.png -font Arial -gravity Center -size 270 -pointsize 24 -fill black -annotate +0-14 'Voted #12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22. [b][url=https://forum.zdoom.org/viewtopic.php?f=46&amp;t=16768#p330879]Full GZDoom Skybox Set[/url][/b] [3: [size=85]Matt: 2, Hexereticdoom: 1[/size]]" calcext:value-type="string">
            <text:p>122. [b][url=https://forum.zdoom.org/viewtopic.php?f=46&amp;t=16768#p330879]Full GZDoom Skybox Set[/url][/b] [3: [size=85]Matt: 2, Hexereticdoom: 1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Full_GZDoom_Skybox_Set.png" calcext:value-type="string">
            <text:p>convert background.png -font Arial -gravity Center -size 270 -pointsize 24 -fill black -annotate +0-14 'Voted #122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22. [b][url=https://www.doomworld.com/idgames/levels/doom2/Ports/a-c/circus666]Happy Time Circus[/url][/b] [3: [size=85]Major Cooke: 3[/size]]" calcext:value-type="string">
            <text:p>122. [b][url=https://www.doomworld.com/idgames/levels/doom2/Ports/a-c/circus666]Happy Time Circus[/url][/b] [3: [size=85]Major Cooke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ppy_Time_Circus.png" calcext:value-type="string">
            <text:p>convert background.png -font Arial -gravity Center -size 270 -pointsize 24 -fill black -annotate +0-14 'Voted #12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22. [b][url=https://forum.zdoom.org/viewtopic.php?f=43&amp;t=45145]Hard-Doom[/url][/b] [3: [size=85]Zonky: 3[/size]]" calcext:value-type="string">
            <text:p>122. [b][url=https://forum.zdoom.org/viewtopic.php?f=43&amp;t=45145]Hard-Doom[/url][/b] [3: [size=85]Zonky: 3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ard-Doom.png" calcext:value-type="string">
            <text:p>convert background.png -font Arial -gravity Center -size 270 -pointsize 24 -fill black -annotate +0-14 'Voted #122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22. [b][url=https://forum.zdoom.org/viewtopic.php?f=43&amp;t=48074#p820532]HXRTC Project[/url][/b] [3: [size=85]leodoom85: 1, ClessxAlghazanth: 2[/size]]" calcext:value-type="string">
            <text:p>122. [b][url=https://forum.zdoom.org/viewtopic.php?f=43&amp;t=48074#p820532]HXRTC Project[/url][/b] [3: [size=85]leodoom85: 1, ClessxAlghazanth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HXRTC_Project.png" calcext:value-type="string">
            <text:p>convert background.png -font Arial -gravity Center -size 270 -pointsize 24 -fill black -annotate +0-14 'Voted #12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22. [b][url=https://forum.zdoom.org/viewtopic.php?f=43&amp;t=37130#p705156]Insanity's Requiem[/url][/b] [3: [size=85]D3athStalker: 2, Martinoz: 1[/size]]" calcext:value-type="string">
            <text:p>122. [b][url=https://forum.zdoom.org/viewtopic.php?f=43&amp;t=37130#p705156]Insanity's Requiem[/url][/b] [3: [size=85]D3athStalker: 2, Martinoz: 1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Insanity_s_Requiem.png" calcext:value-type="string">
            <text:p>convert background.png -font Arial -gravity Center -size 270 -pointsize 24 -fill black -annotate +0-14 'Voted #12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22. [b][url=https://forum.zdoom.org/viewtopic.php?f=46&amp;t=29117#p553405]Jimmy’s Jukebox[/url][/b] [3: [size=85]Tapwave: 3[/size]]" calcext:value-type="string">
            <text:p>122. [b][url=https://forum.zdoom.org/viewtopic.php?f=46&amp;t=29117#p553405]Jimmy’s Jukebox[/url][/b] [3: [size=85]Tapwave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Jimmy’s_Jukebox.png" calcext:value-type="string">
            <text:p>convert background.png -font Arial -gravity Center -size 270 -pointsize 24 -fill black -annotate +0-14 'Voted #12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22. [b][url=https://doomwiki.org/wiki/Psychophobia]Psychophobia[/url][/b] [3: [size=85]Doomguy914: 3[/size]]" calcext:value-type="string">
            <text:p>122. [b][url=https://doomwiki.org/wiki/Psychophobia]Psychophobia[/url][/b] [3: [size=85]Doomguy914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Psychophobia.png" calcext:value-type="string">
            <text:p>convert background.png -font Arial -gravity Center -size 270 -pointsize 24 -fill black -annotate +0-14 'Voted #122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22. [b][url=https://forum.zdoom.org/viewtopic.php?f=19&amp;t=46438#p776148]QUAKE: Descent into Heresy[/url][/b] [3: [size=85]Dr_Cosmobyte: 1, Craneo: 1, Phil597: 1[/size]]" calcext:value-type="string">
            <text:p>122. [b][url=https://forum.zdoom.org/viewtopic.php?f=19&amp;t=46438#p776148]QUAKE: Descent into Heresy[/url][/b] [3: [size=85]Dr_Cosmobyte: 1, Craneo: 1, Phil597: 1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QUAKE:_Descent_into_Heresy.png" calcext:value-type="string">
            <text:p>convert background.png -font Arial -gravity Center -size 270 -pointsize 24 -fill black -annotate +0-14 'Voted #12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22. [b][url=http://www.prodigal-game.com/doomwads.html]Redux E2M4[/url][/b] [3: [size=85]Jaxxoon R: 3[/size]]" calcext:value-type="string">
            <text:p>122. [b][url=http://www.prodigal-game.com/doomwads.html]Redux E2M4[/url][/b] [3: [size=85]Jaxxoon R: 3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Redux_E2M4.png" calcext:value-type="string">
            <text:p>convert background.png -font Arial -gravity Center -size 270 -pointsize 24 -fill black -annotate +0-14 'Voted #12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22. [b][url=https://forum.zdoom.org/viewtopic.php?f=45&amp;t=24974#p479313]scalliano's 667 Shuffle[/url][/b] [3: [size=85]leodoom85: 1, Мichаеlis: 2[/size]]" calcext:value-type="string">
            <text:p>122. [b][url=https://forum.zdoom.org/viewtopic.php?f=45&amp;t=24974#p479313]scalliano's 667 Shuffle[/url][/b] [3: [size=85]leodoom85: 1, Мichаеlis: 2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scalliano_s_667_Shuffle.png" calcext:value-type="string">
            <text:p>convert background.png -font Arial -gravity Center -size 270 -pointsize 24 -fill black -annotate +0-14 'Voted #12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22. [b][url=https://forum.zdoom.org/viewtopic.php?f=45&amp;t=13704#p278356]The Ghoul's Forest 3[/url][/b] [3: [size=85]ibm5155: 1, lil'devil: 2[/size]]" calcext:value-type="string">
            <text:p>122. [b][url=https://forum.zdoom.org/viewtopic.php?f=45&amp;t=13704#p278356]The Ghoul's Forest 3[/url][/b] [3: [size=85]ibm5155: 1, lil'devil: 2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The_Ghoul_s_Forest_3.png" calcext:value-type="string">
            <text:p>convert background.png -font Arial -gravity Center -size 270 -pointsize 24 -fill black -annotate +0-14 'Voted #12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22. [b][url=https://www.doomworld.com/idgames/levels/doom2/Ports/v-z/void]Void[/url][/b] [3: [size=85]Jaxxoon R: 3[/size]]" calcext:value-type="string">
            <text:p>122. [b][url=https://www.doomworld.com/idgames/levels/doom2/Ports/v-z/void]Void[/url][/b] [3: [size=85]Jaxxoon R: 3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Void.png" calcext:value-type="string">
            <text:p>convert background.png -font Arial -gravity Center -size 270 -pointsize 24 -fill black -annotate +0-14 'Voted #12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22. [b][url=http://lazrojas.com/wolfendoom/arctic_2.html]WolfenDOOM: Operation: Arctic Wolf[/url][/b] [3: [size=85]Sgt. Shivers: 3[/size]]" calcext:value-type="string">
            <text:p>122. [b][url=http://lazrojas.com/wolfendoom/arctic_2.html]WolfenDOOM: Operation: Arctic Wolf[/url][/b] [3: [size=85]Sgt. Shivers: 3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2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22. [b][url=https://forum.zdoom.org/viewtopic.php?f=19&amp;t=27258#p520682]ZBlood+[/url][/b] [3: [size=85]Мichаеlis: 1, The_Abysswalker: 2[/size]]" calcext:value-type="string">
            <text:p>122. [b][url=https://forum.zdoom.org/viewtopic.php?f=19&amp;t=27258#p520682]ZBlood+[/url][/b] [3: [size=85]Мichаеlis: 1, The_Abysswalker: 2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22 mod' -pointsize 20 -fill white -annotate +0+18 'by ZDoom Community' png8:pngs/ZBlood+.png" calcext:value-type="string">
            <text:p>convert background.png -font Arial -gravity Center -size 270 -pointsize 24 -fill black -annotate +0-14 'Voted #12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52. [b][url=https://forum.zdoom.org/viewtopic.php?t=56483#p998194]All Clear Message[/url][/b] [2: [size=85]Cyanide: 1, Hexereticdoom: 1[/size]]" calcext:value-type="string">
            <text:p>152. [b][url=https://forum.zdoom.org/viewtopic.php?t=56483#p998194]All Clear Message[/url][/b] [2: [size=85]Cyanide: 1, Hexereticdoom: 1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All_Clear_Message.png" calcext:value-type="string">
            <text:p>convert background.png -font Arial -gravity Center -size 270 -pointsize 24 -fill black -annotate +0-14 'Voted #15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52. [b][url=https://forum.zdoom.org/viewtopic.php?f=43&amp;t=60456#p1052735]Champions[/url][/b] [2: [size=85]IdiotBitz: 1, CherubCorps: 1[/size]]" calcext:value-type="string">
            <text:p>152. [b][url=https://forum.zdoom.org/viewtopic.php?f=43&amp;t=60456#p1052735]Champions[/url][/b] [2: [size=85]IdiotBitz: 1, CherubCorps: 1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hampions.png" calcext:value-type="string">
            <text:p>convert background.png -font Arial -gravity Center -size 270 -pointsize 24 -fill black -annotate +0-14 'Voted #15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52. [b][url=https://forum.zdoom.org/viewtopic.php?f=19&amp;t=55298#p978283]Consolation Prize: The PSX Doom TC[/url][/b] [2: [size=85]Dr_Cosmobyte: 1, IdiotBitz: 1[/size]]" calcext:value-type="string">
            <text:p>152. [b][url=https://forum.zdoom.org/viewtopic.php?f=19&amp;t=55298#p978283]Consolation Prize: The PSX Doom TC[/url][/b] [2: [size=85]Dr_Cosmobyte: 1, IdiotBitz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5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52. [b][url=https://forum.zdoom.org/viewtopic.php?t=36667#p694653]Crossfire[/url][/b] [2: [size=85]Somagu: 1, Marrub: 1[/size]]" calcext:value-type="string">
            <text:p>152. [b][url=https://forum.zdoom.org/viewtopic.php?t=36667#p694653]Crossfire[/url][/b] [2: [size=85]Somagu: 1, Marrub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rossfire.png" calcext:value-type="string">
            <text:p>convert background.png -font Arial -gravity Center -size 270 -pointsize 24 -fill black -annotate +0-14 'Voted #15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52. [b][url=https://forum.zdoom.org/viewtopic.php?f=19&amp;t=36608]Cyberrunner[/url][/b] [2: [size=85]Revae: 2[/size]]" calcext:value-type="string">
            <text:p>152. [b][url=https://forum.zdoom.org/viewtopic.php?f=19&amp;t=36608]Cyberrunner[/url][/b] [2: [size=85]Revae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Cyberrunner.png" calcext:value-type="string">
            <text:p>convert background.png -font Arial -gravity Center -size 270 -pointsize 24 -fill black -annotate +0-14 'Voted #15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52. [b][url=https://forum.zdoom.org/viewtopic.php?t=57247#p1009500]DarkDoomZ[/url][/b] [2: [size=85]Hexereticdoom: 1, Proydoha: 1[/size]]" calcext:value-type="string">
            <text:p>152. [b][url=https://forum.zdoom.org/viewtopic.php?t=57247#p1009500]DarkDoomZ[/url][/b] [2: [size=85]Hexereticdoom: 1, Proydoha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arkDoomZ.png" calcext:value-type="string">
            <text:p>convert background.png -font Arial -gravity Center -size 270 -pointsize 24 -fill black -annotate +0-14 'Voted #15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52. [b][url=https://forum.zdoom.org/viewtopic.php?f=43&amp;t=58521#p1028226]Dead Marine[/url][/b] [2: [size=85]m8f: 1, Dr_Cosmobyte: 1[/size]]" calcext:value-type="string">
            <text:p>152. [b][url=https://forum.zdoom.org/viewtopic.php?f=43&amp;t=58521#p1028226]Dead Marine[/url][/b] [2: [size=85]m8f: 1, Dr_Cosmobyte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ad_Marine.png" calcext:value-type="string">
            <text:p>convert background.png -font Arial -gravity Center -size 270 -pointsize 24 -fill black -annotate +0-14 'Voted #15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52. [b][url=https://forum.zdoom.org/viewtopic.php?f=43&amp;t=59887#p1045489]Demon CounterStrike[/url][/b] [2: [size=85]Shadelight: 2[/size]]" calcext:value-type="string">
            <text:p>152. [b][url=https://forum.zdoom.org/viewtopic.php?f=43&amp;t=59887#p1045489]Demon CounterStrike[/url][/b] [2: [size=85]Shadeligh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Demon_CounterStrike.png" calcext:value-type="string">
            <text:p>convert background.png -font Arial -gravity Center -size 270 -pointsize 24 -fill black -annotate +0-14 'Voted #15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52. [b][url=https://forum.zdoom.org/viewtopic.php?t=31034#p587707]Error: Doom[/url][/b] [2: [size=85]Marrub: 2[/size]]" calcext:value-type="string">
            <text:p>152. [b][url=https://forum.zdoom.org/viewtopic.php?t=31034#p587707]Error: Doom[/url][/b] [2: [size=85]Marrub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Error:_Doom.png" calcext:value-type="string">
            <text:p>convert background.png -font Arial -gravity Center -size 270 -pointsize 24 -fill black -annotate +0-14 'Voted #15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52. [b][url=http://www.moddb.com/mods/final-neodoom]Final NeoDoom[/url][/b] [2: [size=85]The Ultimate DooMer: 1, Ravick: 1[/size]]" calcext:value-type="string">
            <text:p>152. [b][url=http://www.moddb.com/mods/final-neodoom]Final NeoDoom[/url][/b] [2: [size=85]The Ultimate DooMer: 1, Ravick: 1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inal_NeoDoom.png" calcext:value-type="string">
            <text:p>convert background.png -font Arial -gravity Center -size 270 -pointsize 24 -fill black -annotate +0-14 'Voted #15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52. [b][url=https://forum.zdoom.org/viewtopic.php?p=1221621#p1221621]Flashlight++[/url][/b] [2: [size=85]Proydoha: 2[/size]]" calcext:value-type="string">
            <text:p>152. [b][url=https://forum.zdoom.org/viewtopic.php?p=1221621#p1221621]Flashlight++[/url][/b] [2: [size=85]Proydoha: 2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lashlight++.png" calcext:value-type="string">
            <text:p>convert background.png -font Arial -gravity Center -size 270 -pointsize 24 -fill black -annotate +0-14 'Voted #152 mod' -pointsize 20 -fill white -annotate +0+18 'by ZDoom Community' png8:pngs/Flashligh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52. [b][url=https://forum.zdoom.org/viewtopic.php?f=105&amp;t=35388#p666921]Footsteps[/url][/b] [2: [size=85]m8f: 1, Hexereticdoom: 1[/size]]" calcext:value-type="string">
            <text:p>152. [b][url=https://forum.zdoom.org/viewtopic.php?f=105&amp;t=35388#p666921]Footsteps[/url][/b] [2: [size=85]m8f: 1, Hexereticdoom: 1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ootsteps.png" calcext:value-type="string">
            <text:p>convert background.png -font Arial -gravity Center -size 270 -pointsize 24 -fill black -annotate +0-14 'Voted #15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52. [b][url=https://forum.zdoom.org/viewtopic.php?f=43&amp;t=46413#p775648]FragTrak[/url][/b] [2: [size=85]Ikazu-san: 2[/size]]" calcext:value-type="string">
            <text:p>152. [b][url=https://forum.zdoom.org/viewtopic.php?f=43&amp;t=46413#p775648]FragTrak[/url][/b] [2: [size=85]Ikazu-san: 2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FragTrak.png" calcext:value-type="string">
            <text:p>convert background.png -font Arial -gravity Center -size 270 -pointsize 24 -fill black -annotate +0-14 'Voted #15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52. [b][url=https://forum.zdoom.org/viewtopic.php?f=19&amp;t=46718#p784166]Gene-Tech: Before the Storm[/url][/b] [2: [size=85]Rachael: 1, Ravick: 1[/size]]" calcext:value-type="string">
            <text:p>152. [b][url=https://forum.zdoom.org/viewtopic.php?f=19&amp;t=46718#p784166]Gene-Tech: Before the Storm[/url][/b] [2: [size=85]Rachael: 1, Ravick: 1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ene-Tech:_Before_the_Storm.png" calcext:value-type="string">
            <text:p>convert background.png -font Arial -gravity Center -size 270 -pointsize 24 -fill black -annotate +0-14 'Voted #15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52. [b][url=https://forum.zdoom.org/viewtopic.php?t=69090#p1156925]Gothic Skins for Doom[/url][/b] [2: [size=85]Matt: 2[/size]]" calcext:value-type="string">
            <text:p>152. [b][url=https://forum.zdoom.org/viewtopic.php?t=69090#p1156925]Gothic Skins for Doom[/url][/b] [2: [size=85]Matt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Gothic_Skins_for_Doom.png" calcext:value-type="string">
            <text:p>convert background.png -font Arial -gravity Center -size 270 -pointsize 24 -fill black -annotate +0-14 'Voted #15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52. [b][url=https://forum.zdoom.org/viewtopic.php?t=72084]Hell Crusher[/url][/b] [2: [size=85]popguy12: 2[/size]]" calcext:value-type="string">
            <text:p>152. [b][url=https://forum.zdoom.org/viewtopic.php?t=72084]Hell Crusher[/url][/b] [2: [size=85]popguy12: 2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ll_Crusher.png" calcext:value-type="string">
            <text:p>convert background.png -font Arial -gravity Center -size 270 -pointsize 24 -fill black -annotate +0-14 'Voted #152 mod' -pointsize 20 -fill white -annotate +0+18 'by ZDoom Community' png8:pngs/Hell_Crush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52. [b][url=https://forum.zdoom.org/viewtopic.php?t=58009#p1020405]HeXeReTiC Fantasy[/url][/b] [2: [size=85]Sumwunn: 2[/size]]" calcext:value-type="string">
            <text:p>152. [b][url=https://forum.zdoom.org/viewtopic.php?t=58009#p1020405]HeXeReTiC Fantasy[/url][/b] [2: [size=85]Sumwunn: 2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eXeReTiC_Fantasy.png" calcext:value-type="string">
            <text:p>convert background.png -font Arial -gravity Center -size 270 -pointsize 24 -fill black -annotate +0-14 'Voted #15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52. [b][url=https://forum.zdoom.org/viewtopic.php?f=43&amp;t=66819]Highway Acceleroid Booster[/url][/b] [2: [size=85]Jarewill: 2[/size]]" calcext:value-type="string">
            <text:p>152. [b][url=https://forum.zdoom.org/viewtopic.php?f=43&amp;t=66819]Highway Acceleroid Booster[/url][/b] [2: [size=85]Jarewill: 2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ghway_Acceleroid_Booster.png" calcext:value-type="string">
            <text:p>convert background.png -font Arial -gravity Center -size 270 -pointsize 24 -fill black -annotate +0-14 'Voted #15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52. [b][url=https://forum.zdoom.org/viewtopic.php?f=46&amp;t=60356&amp;hilit=hitmarkers#p1051578]HitMarkers[/url][/b] [2: [size=85]Hexereticdoom: 1, ClessxAlghazanth: 1[/size]]" calcext:value-type="string">
            <text:p>152. [b][url=https://forum.zdoom.org/viewtopic.php?f=46&amp;t=60356&amp;hilit=hitmarkers#p1051578]HitMarkers[/url][/b] [2: [size=85]Hexereticdoom: 1, ClessxAlghazanth: 1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HitMarkers.png" calcext:value-type="string">
            <text:p>convert background.png -font Arial -gravity Center -size 270 -pointsize 24 -fill black -annotate +0-14 'Voted #15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52. [b][url=https://forum.zdoom.org/viewtopic.php?f=43&amp;t=58687#p1030431]Lambda[/url][/b] [2: [size=85]ChocoGuevara: 2[/size]]" calcext:value-type="string">
            <text:p>152. [b][url=https://forum.zdoom.org/viewtopic.php?f=43&amp;t=58687#p1030431]Lambda[/url][/b] [2: [size=85]ChocoGuevara: 2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ambda.png" calcext:value-type="string">
            <text:p>convert background.png -font Arial -gravity Center -size 270 -pointsize 24 -fill black -annotate +0-14 'Voted #15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52. [b][url=https://www.moddb.com/mods/litdoom-survival-gameplay]Live Through DOOM (LiTDOOM)[/url][/b] [2: [size=85]popguy12: 1,  generic name guy: 1[/size]]" calcext:value-type="string">
            <text:p>152. [b][url=https://www.moddb.com/mods/litdoom-survival-gameplay]Live Through DOOM (LiTDOOM)[/url][/b] [2: [size=85]popguy12: 1, <text:s/>generic name guy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Live_Through_DOOM__LiTDOOM_.png" calcext:value-type="string">
            <text:p>convert background.png -font Arial -gravity Center -size 270 -pointsize 24 -fill black -annotate +0-14 'Voted #152 mod' -pointsize 20 -fill white -annotate +0+18 'by ZDoom Community' png8:pngs/Live_Through_DOOM__LiT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52. [b][url=https://www.doomworld.com/idgames/levels/doom2/Ports/m-o/massm2]MassMouth 2[/url][/b] [2: [size=85]The Ultimate DooMer: 1, lizardcommando: 1[/size]]" calcext:value-type="string">
            <text:p>152. [b][url=https://www.doomworld.com/idgames/levels/doom2/Ports/m-o/massm2]MassMouth 2[/url][/b] [2: [size=85]The Ultimate DooMer: 1, lizardcommando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assMouth_2.png" calcext:value-type="string">
            <text:p>convert background.png -font Arial -gravity Center -size 270 -pointsize 24 -fill black -annotate +0-14 'Voted #15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52. [b][url=https://mikestoybox.net/2017/09/13/midgard-outlaw/]Midgard Outlaw[/url][/b] [2: [size=85]Rex705: 2[/size]]" calcext:value-type="string">
            <text:p>152. [b][url=https://mikestoybox.net/2017/09/13/midgard-outlaw/]Midgard Outlaw[/url][/b] [2: [size=85]Rex705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Midgard_Outlaw.png" calcext:value-type="string">
            <text:p>convert background.png -font Arial -gravity Center -size 270 -pointsize 24 -fill black -annotate +0-14 'Voted #15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52. [b][url=https://forum.zdoom.org/viewtopic.php?t=69741]NeoCore: Dark Depths[/url][/b] [2: [size=85]Sharazar256: 2[/size]]" calcext:value-type="string">
            <text:p>152. [b][url=https://forum.zdoom.org/viewtopic.php?t=69741]NeoCore: Dark Depths[/url][/b] [2: [size=85]Sharazar256: 2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eoCore:_Dark_Depths.png" calcext:value-type="string">
            <text:p>convert background.png -font Arial -gravity Center -size 270 -pointsize 24 -fill black -annotate +0-14 'Voted #152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52. [b][url=https://forum.zdoom.org/viewtopic.php?f=43&amp;t=68043]Nightshift[/url][/b] [2: [size=85]Tombstone665: 1, Proydoha: 1[/size]]" calcext:value-type="string">
            <text:p>152. [b][url=https://forum.zdoom.org/viewtopic.php?f=43&amp;t=68043]Nightshift[/url][/b] [2: [size=85]Tombstone665: 1, Proydoha: 1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Nightshift.png" calcext:value-type="string">
            <text:p>convert background.png -font Arial -gravity Center -size 270 -pointsize 24 -fill black -annotate +0-14 'Voted #15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52. [b][url=https://www.doomworld.com/forum/topic/106058-paradise-v2-final-version-8222019/]Paradise[/url][/b] [2: [size=85]Kappes Buur: 1, DarkQuill: 1[/size]]" calcext:value-type="string">
            <text:p>152. [b][url=https://www.doomworld.com/forum/topic/106058-paradise-v2-final-version-8222019/]Paradise[/url][/b] [2: [size=85]Kappes Buur: 1, DarkQuill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dise.png" calcext:value-type="string">
            <text:p>convert background.png -font Arial -gravity Center -size 270 -pointsize 24 -fill black -annotate +0-14 'Voted #15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52. [b][url=https://forum.zdoom.org/viewtopic.php?t=47988#p818163]Paranoid and Paranoiac[/url][/b] [2: [size=85]The Ultimate DooMer: 1, Kappes Buur: 1[/size]]" calcext:value-type="string">
            <text:p>152. [b][url=https://forum.zdoom.org/viewtopic.php?t=47988#p818163]Paranoid and Paranoiac[/url][/b] [2: [size=85]The Ultimate DooMer: 1, Kappes Buur: 1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aranoid_and_Paranoiac.png" calcext:value-type="string">
            <text:p>convert background.png -font Arial -gravity Center -size 270 -pointsize 24 -fill black -annotate +0-14 'Voted #15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52. [b][url=https://forum.zdoom.org/viewtopic.php?f=43&amp;t=53876#p947619]Project Ironclad[/url][/b] [2: [size=85]Brohnesorge: 1, Rachael: 1[/size]]" calcext:value-type="string">
            <text:p>152. [b][url=https://forum.zdoom.org/viewtopic.php?f=43&amp;t=53876#p947619]Project Ironclad[/url][/b] [2: [size=85]Brohnesorge: 1, Rachael: 1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Project_Ironclad.png" calcext:value-type="string">
            <text:p>convert background.png -font Arial -gravity Center -size 270 -pointsize 24 -fill black -annotate +0-14 'Voted #15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52. [b][url=https://forum.zdoom.org/viewtopic.php?f=3&amp;t=13117#p267820]Queen's Crusade[/url][/b] [2: [size=85]Matt: 2[/size]]" calcext:value-type="string">
            <text:p>152. [b][url=https://forum.zdoom.org/viewtopic.php?f=3&amp;t=13117#p267820]Queen's Crusade[/url][/b] [2: [size=85]Matt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Queen_s_Crusade.png" calcext:value-type="string">
            <text:p>convert background.png -font Arial -gravity Center -size 270 -pointsize 24 -fill black -annotate +0-14 'Voted #15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52. [b][url=https://forum.zdoom.org/viewtopic.php?t=29792#p565461]SBrightmaps[/url][/b] [2: [size=85]Hipnotic Rogue: 1, LastManonEarth: 1[/size]]" calcext:value-type="string">
            <text:p>152. [b][url=https://forum.zdoom.org/viewtopic.php?t=29792#p565461]SBrightmaps[/url][/b] [2: [size=85]Hipnotic Rogue: 1, LastManonEarth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Brightmaps.png" calcext:value-type="string">
            <text:p>convert background.png -font Arial -gravity Center -size 270 -pointsize 24 -fill black -annotate +0-14 'Voted #15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52. [b][url=https://www.joshuaosullivan.co.uk/skulldash/]Skulldash[/url][/b] [2: [size=85]The Ultimate DooMer: 1, QuakedoomNukem Cz: 1[/size]]" calcext:value-type="string">
            <text:p>152. [b][url=https://www.joshuaosullivan.co.uk/skulldash/]Skulldash[/url][/b] [2: [size=85]The Ultimate DooMer: 1, QuakedoomNukem Cz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kulldash.png" calcext:value-type="string">
            <text:p>convert background.png -font Arial -gravity Center -size 270 -pointsize 24 -fill black -annotate +0-14 'Voted #15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52. [b][url=https://forum.zdoom.org/viewtopic.php?t=57013#p1005651]Slomo Bullettime Ultimate[/url][/b] [2: [size=85]Hexereticdoom: 1, ClessxAlghazanth: 1[/size]]" calcext:value-type="string">
            <text:p>152. [b][url=https://forum.zdoom.org/viewtopic.php?t=57013#p1005651]Slomo Bullettime Ultimate[/url][/b] [2: [size=85]Hexereticdoom: 1, ClessxAlghazanth: 1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lomo_Bullettime_Ultimate.png" calcext:value-type="string">
            <text:p>convert background.png -font Arial -gravity Center -size 270 -pointsize 24 -fill black -annotate +0-14 'Voted #15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52. [b][url=https://forum.zdoom.org/viewtopic.php?f=43&amp;t=46174#p769209]Sneaky Doom[/url][/b] [2: [size=85]sycspysycspy: 2[/size]]" calcext:value-type="string">
            <text:p>152. [b][url=https://forum.zdoom.org/viewtopic.php?f=43&amp;t=46174#p769209]Sneaky Doom[/url][/b] [2: [size=85]sycspysycspy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neaky_Doom.png" calcext:value-type="string">
            <text:p>convert background.png -font Arial -gravity Center -size 270 -pointsize 24 -fill black -annotate +0-14 'Voted #15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52. [b][url=https://www.doomworld.com/forum/topic/71133-sound-caulking-now-on-idgames/]Sound Caulking[/url][/b] [2: [size=85]m8f: 1, A_D_M_E_R_A_L: 1[/size]]" calcext:value-type="string">
            <text:p>152. [b][url=https://www.doomworld.com/forum/topic/71133-sound-caulking-now-on-idgames/]Sound Caulking[/url][/b] [2: [size=85]m8f: 1, A_D_M_E_R_A_L: 1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ound_Caulking.png" calcext:value-type="string">
            <text:p>convert background.png -font Arial -gravity Center -size 270 -pointsize 24 -fill black -annotate +0-14 'Voted #15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52. [b][url=https://forum.zdoom.org/viewtopic.php?f=42&amp;t=62163#p1074598]Spooktober Community Mapping Project[/url][/b] [2: [size=85]Rex705: 2[/size]]" calcext:value-type="string">
            <text:p>152. [b][url=https://forum.zdoom.org/viewtopic.php?f=42&amp;t=62163#p1074598]Spooktober Community Mapping Project[/url][/b] [2: [size=85]Rex705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5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52. [b][url=https://forum.zdoom.org/viewtopic.php?t=49369#p854693]Strange Aeons[/url][/b] [2: [size=85]Rachael: 1, Мichаеlis: 1[/size]]" calcext:value-type="string">
            <text:p>152. [b][url=https://forum.zdoom.org/viewtopic.php?t=49369#p854693]Strange Aeons[/url][/b] [2: [size=85]Rachael: 1, Мichаеlis: 1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Strange_Aeons.png" calcext:value-type="string">
            <text:p>convert background.png -font Arial -gravity Center -size 270 -pointsize 24 -fill black -annotate +0-14 'Voted #15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52. [b][url=https://forum.zdoom.org/viewtopic.php?f=19&amp;t=49164#p850102]Temple of the Lizard Men 4[/url][/b] [2: [size=85]Rex705: 2[/size]]" calcext:value-type="string">
            <text:p>152. [b][url=https://forum.zdoom.org/viewtopic.php?f=19&amp;t=49164#p850102]Temple of the Lizard Men 4[/url][/b] [2: [size=85]Rex705: 2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emple_of_the_Lizard_Men_4.png" calcext:value-type="string">
            <text:p>convert background.png -font Arial -gravity Center -size 270 -pointsize 24 -fill black -annotate +0-14 'Voted #15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52. [b][url=https://forum.zdoom.org/viewtopic.php?t=37064#p703739]The Space Pirate[/url][/b] [2: [size=85]Olroda: 2[/size]]" calcext:value-type="string">
            <text:p>152. [b][url=https://forum.zdoom.org/viewtopic.php?t=37064#p703739]The Space Pirate[/url][/b] [2: [size=85]Olroda: 2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Space_Pirate.png" calcext:value-type="string">
            <text:p>convert background.png -font Arial -gravity Center -size 270 -pointsize 24 -fill black -annotate +0-14 'Voted #15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52. [b][url=https://forum.zdoom.org/viewtopic.php?f=43&amp;t=64374]The Wayfarer's Tome[/url][/b] [2: [size=85]Lagi: 2[/size]]" calcext:value-type="string">
            <text:p>152. [b][url=https://forum.zdoom.org/viewtopic.php?f=43&amp;t=64374]The Wayfarer's Tome[/url][/b] [2: [size=85]Lagi: 2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he_Wayfarer_s_Tome.png" calcext:value-type="string">
            <text:p>convert background.png -font Arial -gravity Center -size 270 -pointsize 24 -fill black -annotate +0-14 'Voted #152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52. [b][url=https://forum.zdoom.org/viewtopic.php?f=105&amp;t=55413#p981192]Tilt++[/url][/b] [2: [size=85]Hipnotic Rogue: 1, Hexereticdoom: 1[/size]]" calcext:value-type="string">
            <text:p>152. [b][url=https://forum.zdoom.org/viewtopic.php?f=105&amp;t=55413#p981192]Tilt++[/url][/b] [2: [size=85]Hipnotic Rogue: 1, Hexereticdoom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ilt++.png" calcext:value-type="string">
            <text:p>convert background.png -font Arial -gravity Center -size 270 -pointsize 24 -fill black -annotate +0-14 'Voted #15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52. [b][url=https://zdoom.org/wiki/Town_Infection]Town Infection: The Flooding[/url][/b] [2: [size=85]IdiotBitz: 1, excedentia: 1[/size]]" calcext:value-type="string">
            <text:p>152. [b][url=https://zdoom.org/wiki/Town_Infection]Town Infection: The Flooding[/url][/b] [2: [size=85]IdiotBitz: 1, excedentia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own_Infection:_The_Flooding.png" calcext:value-type="string">
            <text:p>convert background.png -font Arial -gravity Center -size 270 -pointsize 24 -fill black -annotate +0-14 'Voted #15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52. [b][url=https://forum.zdoom.org/viewtopic.php?f=19&amp;t=68911]Trench Foot[/url][/b] [2: [size=85]Lagi: 2[/size]]" calcext:value-type="string">
            <text:p>152. [b][url=https://forum.zdoom.org/viewtopic.php?f=19&amp;t=68911]Trench Foot[/url][/b] [2: [size=85]Lagi: 2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rench_Foot.png" calcext:value-type="string">
            <text:p>convert background.png -font Arial -gravity Center -size 270 -pointsize 24 -fill black -annotate +0-14 'Voted #152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52. [b][url=https://forum.zdoom.org/viewtopic.php?f=19&amp;t=27981#p535716]TurboCharged ARCADE![/url][/b] [2: [size=85]Major Cooke: 2[/size]]" calcext:value-type="string">
            <text:p>152. [b][url=https://forum.zdoom.org/viewtopic.php?f=19&amp;t=27981#p535716]TurboCharged ARCADE![/url][/b] [2: [size=85]Major Cooke: 2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TurboCharged_ARCADE!.png" calcext:value-type="string">
            <text:p>convert background.png -font Arial -gravity Center -size 270 -pointsize 24 -fill black -annotate +0-14 'Voted #15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52. [b][url=https://forum.zdoom.org/viewtopic.php?t=61009#p1059953]Ugly as Sin[/url][/b] [2: [size=85]Matt: 2[/size]]" calcext:value-type="string">
            <text:p>152. [b][url=https://forum.zdoom.org/viewtopic.php?t=61009#p1059953]Ugly as Sin[/url][/b] [2: [size=85]Matt: 2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gly_as_Sin.png" calcext:value-type="string">
            <text:p>convert background.png -font Arial -gravity Center -size 270 -pointsize 24 -fill black -annotate +0-14 'Voted #15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52. [b][url=https://forum.zdoom.org/viewtopic.php?f=43&amp;t=60612]Ultra Crispy[/url][/b] [2: [size=85]YukesVonFaust: 2[/size]]" calcext:value-type="string">
            <text:p>152. [b][url=https://forum.zdoom.org/viewtopic.php?f=43&amp;t=60612]Ultra Crispy[/url][/b] [2: [size=85]YukesVonFaust: 2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Ultra_Crispy.png" calcext:value-type="string">
            <text:p>convert background.png -font Arial -gravity Center -size 270 -pointsize 24 -fill black -annotate +0-14 'Voted #15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52. [b][url=http://lazrojas.com/wolfendoom/astrostein_2.html]WolfenDOOM: Astrostein[/url][/b] [2: [size=85]Sgt. Shivers: 2[/size]]" calcext:value-type="string">
            <text:p>152. [b][url=http://lazrojas.com/wolfendoom/astrostein_2.html]WolfenDOOM: Astrostein[/url][/b] [2: [size=85]Sgt. Shivers: 2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WolfenDOOM:_Astrostein.png" calcext:value-type="string">
            <text:p>convert background.png -font Arial -gravity Center -size 270 -pointsize 24 -fill black -annotate +0-14 'Voted #15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52. [b][url=https://forum.zdoom.org/viewtopic.php?f=43&amp;t=65095]ZMovement[/url][/b] [2: [size=85]DYD: 1, SuyaSS: 1[/size]]" calcext:value-type="string">
            <text:p>152. [b][url=https://forum.zdoom.org/viewtopic.php?f=43&amp;t=65095]ZMovement[/url][/b] [2: [size=85]DYD: 1, SuyaSS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2 mod' -pointsize 20 -fill white -annotate +0+18 'by ZDoom Community' png8:pngs/ZMovement.png" calcext:value-type="string">
            <text:p>convert background.png -font Arial -gravity Center -size 270 -pointsize 24 -fill black -annotate +0-14 'Voted #15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99. [b][url=https://www.doomworld.com/idgames/levels/doom/Ports/0-9/007ltsd]007: Licence to Spell DooM[/url][/b] [1: [size=85]The Ultimate DooMer: 1[/size]]" calcext:value-type="string">
            <text:p>199. [b][url=https://www.doomworld.com/idgames/levels/doom/Ports/0-9/007ltsd]007: Licence to Spell DooM[/url][/b] [1: [size=85]The Ultimate DooMe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007:_Licence_to_Spell_DooM.png" calcext:value-type="string">
            <text:p>convert background.png -font Arial -gravity Center -size 270 -pointsize 24 -fill black -annotate +0-14 'Voted #19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99. [b][url=https://forum.zdoom.org/viewtopic.php?f=42&amp;t=54247#p954473]20 Monsters Challenge[/url][/b] [1: [size=85]Rachael: 1[/size]]" calcext:value-type="string">
            <text:p>199. [b][url=https://forum.zdoom.org/viewtopic.php?f=42&amp;t=54247#p954473]20 Monsters Challenge[/url][/b] [1: [size=85]Rachael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20_Monsters_Challenge.png" calcext:value-type="string">
            <text:p>convert background.png -font Arial -gravity Center -size 270 -pointsize 24 -fill black -annotate +0-14 'Voted #19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99. [b][url=https://www.doomworld.com/idgames/levels/doom2/deathmatch/Ports/a-c/amisery]Abandoned Misery[/url][/b] [1: [size=85]Kappes Buur: 1[/size]]" calcext:value-type="string">
            <text:p>199. [b][url=https://www.doomworld.com/idgames/levels/doom2/deathmatch/Ports/a-c/amisery]Abandoned Misery[/url][/b] [1: [size=85]Kappes Buur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bandoned_Misery.png" calcext:value-type="string">
            <text:p>convert background.png -font Arial -gravity Center -size 270 -pointsize 24 -fill black -annotate +0-14 'Voted #19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99. [b][url=https://forum.zdoom.org/viewtopic.php?t=36877#p699326]Accessories to Murder[/url][/b] [1: [size=85]Cyanide: 1[/size]]" calcext:value-type="string">
            <text:p>199. [b][url=https://forum.zdoom.org/viewtopic.php?t=36877#p699326]Accessories to Murder[/url][/b] [1: [size=85]Cyanide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ccessories_to_Murder.png" calcext:value-type="string">
            <text:p>convert background.png -font Arial -gravity Center -size 270 -pointsize 24 -fill black -annotate +0-14 'Voted #19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99. [b][url=https://forum.zdoom.org/viewtopic.php?f=43&amp;t=54914#p969409]Aetherius[/url][/b] [1: [size=85]PlayerLin: 1[/size]]" calcext:value-type="string">
            <text:p>199. [b][url=https://forum.zdoom.org/viewtopic.php?f=43&amp;t=54914#p969409]Aetherius[/url][/b] [1: [size=85]PlayerLi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etherius.png" calcext:value-type="string">
            <text:p>convert background.png -font Arial -gravity Center -size 270 -pointsize 24 -fill black -annotate +0-14 'Voted #1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99. [b][url=https://forum.zdoom.org/viewtopic.php?t=58501#p1027895]Alfonzone[/url][/b] [1: [size=85]The Ultimate DooMer: 1[/size]]" calcext:value-type="string">
            <text:p>199. [b][url=https://forum.zdoom.org/viewtopic.php?t=58501#p1027895]Alfonzone[/url][/b] [1: [size=85]The Ultimate DooMer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fonzone.png" calcext:value-type="string">
            <text:p>convert background.png -font Arial -gravity Center -size 270 -pointsize 24 -fill black -annotate +0-14 'Voted #19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99. [b][url=https://www.moddb.com/mods/acm-2014]Aliens: Colonial Marines TC[/url][/b] [1: [size=85]Ravick: 1[/size]]" calcext:value-type="string">
            <text:p>199. [b][url=https://www.moddb.com/mods/acm-2014]Aliens: Colonial Marines TC[/url][/b] [1: [size=85]Ravick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Colonial_Marines_TC.png" calcext:value-type="string">
            <text:p>convert background.png -font Arial -gravity Center -size 270 -pointsize 24 -fill black -annotate +0-14 'Voted #19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99. [b][url=https://forum.zdoom.org/viewtopic.php?f=19&amp;t=45213]Aliens: The Ultimate Doom[/url][/b] [1: [size=85]Valken: 1[/size]]" calcext:value-type="string">
            <text:p>199. [b][url=https://forum.zdoom.org/viewtopic.php?f=19&amp;t=45213]Aliens: The Ultimate Doom[/url][/b] [1: [size=85]Valken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liens:_The_Ultimate_Doom.png" calcext:value-type="string">
            <text:p>convert background.png -font Arial -gravity Center -size 270 -pointsize 24 -fill black -annotate +0-14 'Voted #19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99. [b][url=https://forum.zdoom.org/viewtopic.php?t=73461]aspot[/url][/b] [1: [size=85]Proydoha: 1[/size]]" calcext:value-type="string">
            <text:p>199. [b][url=https://forum.zdoom.org/viewtopic.php?t=73461]aspot[/url][/b] [1: [size=85]Proydoha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spot.png" calcext:value-type="string">
            <text:p>convert background.png -font Arial -gravity Center -size 270 -pointsize 24 -fill black -annotate +0-14 'Voted #199 mod' -pointsize 20 -fill white -annotate +0+18 'by ZDoom Community' png8:pngs/asp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99. [b][url=https://forum.zdoom.org/viewtopic.php?t=45192#p744669]AvP 2.0[/url][/b] [1: [size=85]shotfan: 1[/size]]" calcext:value-type="string">
            <text:p>199. [b][url=https://forum.zdoom.org/viewtopic.php?t=45192#p744669]AvP 2.0[/url][/b] [1: [size=85]shotfan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AvP_2.0.png" calcext:value-type="string">
            <text:p>convert background.png -font Arial -gravity Center -size 270 -pointsize 24 -fill black -annotate +0-14 'Voted #19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99. [b][url=https://forum.zdoom.org/viewtopic.php?f=43&amp;t=57464#p1012472]Banhammer[/url][/b] [1: [size=85]leodoom85: 1[/size]]" calcext:value-type="string">
            <text:p>199. [b][url=https://forum.zdoom.org/viewtopic.php?f=43&amp;t=57464#p1012472]Banhammer[/url][/b] [1: [size=85]leodoom85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anhammer.png" calcext:value-type="string">
            <text:p>convert background.png -font Arial -gravity Center -size 270 -pointsize 24 -fill black -annotate +0-14 'Voted #19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99. [b][url=https://www.doomworld.com/idgames/levels/doom2/Ports/a-c/brfinal]Beyond Reality[/url][/b] [1: [size=85]Kappes Buur: 1[/size]]" calcext:value-type="string">
            <text:p>199. [b][url=https://www.doomworld.com/idgames/levels/doom2/Ports/a-c/brfinal]Beyond Reality[/url][/b] [1: [size=85]Kappes Buur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eyond_Reality.png" calcext:value-type="string">
            <text:p>convert background.png -font Arial -gravity Center -size 270 -pointsize 24 -fill black -annotate +0-14 'Voted #19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99. [b][url=https://forum.zdoom.org/viewtopic.php?f=43&amp;t=53545#p940527]BlackWarrior[/url][/b] [1: [size=85]Somagu: 1[/size]]" calcext:value-type="string">
            <text:p>199. [b][url=https://forum.zdoom.org/viewtopic.php?f=43&amp;t=53545#p940527]BlackWarrior[/url][/b] [1: [size=85]Somagu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lackWarrior.png" calcext:value-type="string">
            <text:p>convert background.png -font Arial -gravity Center -size 270 -pointsize 24 -fill black -annotate +0-14 'Voted #1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99. [b][url=https://www.moddb.com/mods/brutal-doom/addons/tomtefars-extension]Brutal Doom: Tomtefars Extension[/url][/b] [1: [size=85]eharper256: 1[/size]]" calcext:value-type="string">
            <text:p>199. [b][url=https://www.moddb.com/mods/brutal-doom/addons/tomtefars-extension]Brutal Doom: Tomtefars Extension[/url][/b] [1: [size=85]eharper256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_Doom:_Tomtefars_Extension.png" calcext:value-type="string">
            <text:p>convert background.png -font Arial -gravity Center -size 270 -pointsize 24 -fill black -annotate +0-14 'Voted #19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99. [b][url=https://forum.zdoom.org/viewtopic.php?f=3&amp;t=37949#p722987]Brutalkick[/url][/b] [1: [size=85]Hipnotic Rogue: 1[/size]]" calcext:value-type="string">
            <text:p>199. [b][url=https://forum.zdoom.org/viewtopic.php?f=3&amp;t=37949#p722987]Brutalkick[/url][/b] [1: [size=85]Hipnotic Rogue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Brutalkick.png" calcext:value-type="string">
            <text:p>convert background.png -font Arial -gravity Center -size 270 -pointsize 24 -fill black -annotate +0-14 'Voted #19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99. [b][url=https://www.doomworld.com/idgames/levels/doom2/Ports/a-c/cheogsh]Cheogsh[/url][/b] [1: [size=85]Kappes Buur: 1[/size]]" calcext:value-type="string">
            <text:p>199. [b][url=https://www.doomworld.com/idgames/levels/doom2/Ports/a-c/cheogsh]Cheogsh[/url][/b] [1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.png" calcext:value-type="string">
            <text:p>convert background.png -font Arial -gravity Center -size 270 -pointsize 24 -fill black -annotate +0-14 'Voted #19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99. [b][url=https://www.doomworld.com/idgames/levels/doom2/Ports/a-c/cheogsh2.zip]Cheogsh 2[/url][/b] [1: [size=85]Kappes Buur: 1[/size]]" calcext:value-type="string">
            <text:p>199. [b][url=https://www.doomworld.com/idgames/levels/doom2/Ports/a-c/cheogsh2.zip]Cheogsh 2[/url][/b] [1: [size=85]Kappes Buur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eogsh_2.png" calcext:value-type="string">
            <text:p>convert background.png -font Arial -gravity Center -size 270 -pointsize 24 -fill black -annotate +0-14 'Voted #19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99. [b][url=https://www.doomworld.com/idgames/?id=12363]Chosen[/url][/b] [1: [size=85]Bigger C: 1[/size]]" calcext:value-type="string">
            <text:p>199. [b][url=https://www.doomworld.com/idgames/?id=12363]Chosen[/url][/b] [1: [size=85]Bigger C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hosen.png" calcext:value-type="string">
            <text:p>convert background.png -font Arial -gravity Center -size 270 -pointsize 24 -fill black -annotate +0-14 'Voted #19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99. [b][url=https://forum.zdoom.org/viewtopic.php?f=61&amp;t=57834#p1017698]Complex Doom: LCA[/url][/b] [1: [size=85]leodoom85: 1[/size]]" calcext:value-type="string">
            <text:p>199. [b][url=https://forum.zdoom.org/viewtopic.php?f=61&amp;t=57834#p1017698]Complex Doom: LCA[/url][/b] [1: [size=85]leodoom85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mplex_Doom:_LCA.png" calcext:value-type="string">
            <text:p>convert background.png -font Arial -gravity Center -size 270 -pointsize 24 -fill black -annotate +0-14 'Voted #19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99. [b][url=https://www.moddb.com/mods/counter-strike-doom-martian-offensive-2017]Counter-Strike Doom: Martian Offensive[/url][/b] [1: [size=85]AlphaEnt: 1[/size]]" calcext:value-type="string">
            <text:p>199. [b][url=https://www.moddb.com/mods/counter-strike-doom-martian-offensive-2017]Counter-Strike Doom: Martian Offensive[/url][/b] [1: [size=85]AlphaEnt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9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99. [b][url=https://forum.zdoom.org/viewtopic.php?t=68078]Critical Shots[/url][/b] [1: [size=85]Proydoha: 1[/size]]" calcext:value-type="string">
            <text:p>199. [b][url=https://forum.zdoom.org/viewtopic.php?t=68078]Critical Shots[/url][/b] [1: [size=85]Proydoha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ritical_Shots.png" calcext:value-type="string">
            <text:p>convert background.png -font Arial -gravity Center -size 270 -pointsize 24 -fill black -annotate +0-14 'Voted #199 mod' -pointsize 20 -fill white -annotate +0+18 'by ZDoom Community' png8:pngs/Critical_Sh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99. [b][url=https://forum.zdoom.org/viewtopic.php?f=37&amp;t=22137#p435505]Custom Crosshair Pack[/url][/b] [1: [size=85]Hexereticdoom: 1[/size]]" calcext:value-type="string">
            <text:p>199. [b][url=https://forum.zdoom.org/viewtopic.php?f=37&amp;t=22137#p435505]Custom Crosshair Pack[/url][/b] [1: [size=85]Hexereticdoom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Custom_Crosshair_Pack.png" calcext:value-type="string">
            <text:p>convert background.png -font Arial -gravity Center -size 270 -pointsize 24 -fill black -annotate +0-14 'Voted #19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99. [b][url=https://www.doomworld.com/idgames/levels/doom2/Ports/d-f/dark7]Dark 7 (with Mission Pack)[/url][/b] [1: [size=85]The Ultimate DooMer: 1[/size]]" calcext:value-type="string">
            <text:p>199. [b][url=https://www.doomworld.com/idgames/levels/doom2/Ports/d-f/dark7]Dark 7 (with Mission Pack)[/url][/b] [1: [size=85]The Ultimate DooMer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_7__with_Mission_Pack_.png" calcext:value-type="string">
            <text:p>convert background.png -font Arial -gravity Center -size 270 -pointsize 24 -fill black -annotate +0-14 'Voted #19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99. [b][url=https://forum.zdoom.org/viewtopic.php?f=19&amp;t=65458#p1112779]Darkmoon[/url][/b] [1: [size=85]Kappes Buur: 1[/size]]" calcext:value-type="string">
            <text:p>199. [b][url=https://forum.zdoom.org/viewtopic.php?f=19&amp;t=65458#p1112779]Darkmoon[/url][/b] [1: [size=85]Kappes Buur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rkmoon.png" calcext:value-type="string">
            <text:p>convert background.png -font Arial -gravity Center -size 270 -pointsize 24 -fill black -annotate +0-14 'Voted #19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99. [b][url=https://www.doomworld.com/idgames/levels/doom2/Ports/d-f/dor]Dawn of Reality[/url][/b] [1: [size=85]Kappes Buur: 1[/size]]" calcext:value-type="string">
            <text:p>199. [b][url=https://www.doomworld.com/idgames/levels/doom2/Ports/d-f/dor]Dawn of Reality[/url][/b] [1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awn_of_Reality.png" calcext:value-type="string">
            <text:p>convert background.png -font Arial -gravity Center -size 270 -pointsize 24 -fill black -annotate +0-14 'Voted #19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99. [b][url=https://forum.zdoom.org/viewtopic.php?t=46787#p786254]Demonsteele: NowThatsWhatICallMIDI[/url][/b] [1: [size=85]HaraSwift: 1[/size]]" calcext:value-type="string">
            <text:p>199. [b][url=https://forum.zdoom.org/viewtopic.php?t=46787#p786254]Demonsteele: NowThatsWhatICallMIDI[/url][/b] [1: [size=85]HaraSwift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9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99. [b][url=https://forum.zdoom.org/viewtopic.php?f=43&amp;t=67864]DN3DooM[/url][/b] [1: [size=85]ClessxAlghazanth: 1[/size]]" calcext:value-type="string">
            <text:p>199. [b][url=https://forum.zdoom.org/viewtopic.php?f=43&amp;t=67864]DN3DooM[/url][/b] [1: [size=85]ClessxAlghazanth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N3DooM.png" calcext:value-type="string">
            <text:p>convert background.png -font Arial -gravity Center -size 270 -pointsize 24 -fill black -annotate +0-14 'Voted #19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99. [b][url=https://www.moddb.com/mods/dont-play-with-hell-black-edition]Don’t play with HELL – Black Edition[/url][/b] [1: [size=85]Ravick: 1[/size]]" calcext:value-type="string">
            <text:p>199. [b][url=https://www.moddb.com/mods/dont-play-with-hell-black-edition]Don’t play with HELL – Black Edition[/url][/b] [1: [size=85]Ravick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9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99. [b][url=https://www.doomworld.com/forum/topic/62403-doom-2-minor-sprite-fixing-project-v19-release-updated-12718/]Doom 2 Minor Sprite Fixing Project[/url][/b] [1: [size=85]m8f: 1[/size]]" calcext:value-type="string">
            <text:p>199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9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99. [b][url=https://www.doomworld.com/forum/topic/108725-doom-4-vanilla-new-v12-released-faster-weapons/]DOOM 4 VANILLA[/url][/b] [1: [size=85]Rex705: 1[/size]]" calcext:value-type="string">
            <text:p>199. [b][url=https://www.doomworld.com/forum/topic/108725-doom-4-vanilla-new-v12-released-faster-weapons/]DOOM 4 VANILLA[/url][/b] [1: [size=85]Rex705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4_VANILLA.png" calcext:value-type="string">
            <text:p>convert background.png -font Arial -gravity Center -size 270 -pointsize 24 -fill black -annotate +0-14 'Voted #19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99. [b][url=https://forum.zdoom.org/viewtopic.php?f=43&amp;t=51596]Doom 64 'weapons only'[/url][/b] [1: [size=85]Hipnotic Rogue: 1[/size]]" calcext:value-type="string">
            <text:p>199. [b][url=https://forum.zdoom.org/viewtopic.php?f=43&amp;t=51596]Doom 64 'weapons only'[/url][/b] [1: [size=85]Hipnotic Rogue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64__weapons_only_.png" calcext:value-type="string">
            <text:p>convert background.png -font Arial -gravity Center -size 270 -pointsize 24 -fill black -annotate +0-14 'Voted #19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99. [b][url=https://forum.zdoom.org/viewtopic.php?t=45060#p741205]Doom Ambient Pack[/url][/b] [1: [size=85]Hexereticdoom: 1[/size]]" calcext:value-type="string">
            <text:p>199. [b][url=https://forum.zdoom.org/viewtopic.php?t=45060#p741205]Doom Ambient Pack[/url][/b] [1: [size=85]Hexereticdoom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Ambient_Pack.png" calcext:value-type="string">
            <text:p>convert background.png -font Arial -gravity Center -size 270 -pointsize 24 -fill black -annotate +0-14 'Voted #19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99. [b][url=https://forum.zdoom.org/viewtopic.php?f=43&amp;t=58499#p1027836]Doom Loot Box Mod[/url][/b] [1: [size=85]IdiotBitz: 1[/size]]" calcext:value-type="string">
            <text:p>199. [b][url=https://forum.zdoom.org/viewtopic.php?f=43&amp;t=58499#p1027836]Doom Loot Box Mod[/url][/b] [1: [size=85]IdiotBitz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Loot_Box_Mod.png" calcext:value-type="string">
            <text:p>convert background.png -font Arial -gravity Center -size 270 -pointsize 24 -fill black -annotate +0-14 'Voted #19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99. [b][url=https://www.doomworld.com/vb/thread/15965]Doom Raider:Crypt of the Vile[/url][/b] [1: [size=85]Kappes Buur: 1[/size]]" calcext:value-type="string">
            <text:p>199. [b][url=https://www.doomworld.com/vb/thread/15965]Doom Raider:Crypt of the Vile[/url][/b] [1: [size=85]Kappes Buur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_Raider:Crypt_of_the_Vile.png" calcext:value-type="string">
            <text:p>convert background.png -font Arial -gravity Center -size 270 -pointsize 24 -fill black -annotate +0-14 'Voted #19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99. [b][url=https://forum.zdoom.org/viewtopic.php?f=43&amp;t=62911#p1083812]DoomKrakken's Monster Randomizer[/url][/b] [1: [size=85]shotfan: 1[/size]]" calcext:value-type="string">
            <text:p>199. [b][url=https://forum.zdoom.org/viewtopic.php?f=43&amp;t=62911#p1083812]DoomKrakken's Monster Randomizer[/url][/b] [1: [size=85]shotfan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DoomKrakken_s_Monster_Randomizer.png" calcext:value-type="string">
            <text:p>convert background.png -font Arial -gravity Center -size 270 -pointsize 24 -fill black -annotate +0-14 'Voted #19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99. [b][url=https://www.doomworld.com/idgames/themes/TeamTNT/ed4_rfo/ed4_rfo1]Eternal DOOM IV: Return from Oblivion[/url][/b] [1: [size=85]Kappes Buur: 1[/size]]" calcext:value-type="string">
            <text:p>199. [b][url=https://www.doomworld.com/idgames/themes/TeamTNT/ed4_rfo/ed4_rfo1]Eternal DOOM IV: Return from Oblivion[/url][/b] [1: [size=85]Kappes Buur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9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99. [b][url=https://forum.zdoom.org/viewtopic.php?f=43&amp;t=58923#p1033516]FamiliarDoom[/url][/b] [1: [size=85]kadu522: 1[/size]]" calcext:value-type="string">
            <text:p>199. [b][url=https://forum.zdoom.org/viewtopic.php?f=43&amp;t=58923#p1033516]FamiliarDoom[/url][/b] [1: [size=85]kadu522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miliarDoom.png" calcext:value-type="string">
            <text:p>convert background.png -font Arial -gravity Center -size 270 -pointsize 24 -fill black -annotate +0-14 'Voted #19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99. [b][url=https://forum.zdoom.org/viewtopic.php?f=43&amp;t=69504]FantasyMonsters 4 Heretic[/url][/b] [1: [size=85]Valken: 1[/size]]" calcext:value-type="string">
            <text:p>199. [b][url=https://forum.zdoom.org/viewtopic.php?f=43&amp;t=69504]FantasyMonsters 4 Heretic[/url][/b] [1: [size=85]Valken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antasyMonsters_4_Heretic.png" calcext:value-type="string">
            <text:p>convert background.png -font Arial -gravity Center -size 270 -pointsize 24 -fill black -annotate +0-14 'Voted #19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99. [b][url=https://www.doomworld.com/forum/topic/74722-release-fearrific-project-brutality-revised/]Fearrific[/url][/b] [1: [size=85]Valken: 1[/size]]" calcext:value-type="string">
            <text:p>199. [b][url=https://www.doomworld.com/forum/topic/74722-release-fearrific-project-brutality-revised/]Fearrific[/url][/b] [1: [size=85]Valken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earrific.png" calcext:value-type="string">
            <text:p>convert background.png -font Arial -gravity Center -size 270 -pointsize 24 -fill black -annotate +0-14 'Voted #19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99. [b][url=https://iamsparky.wordpress.com/foreverhood/]Foreverhood[/url][/b] [1: [size=85]Kappes Buur: 1[/size]]" calcext:value-type="string">
            <text:p>199. [b][url=https://iamsparky.wordpress.com/foreverhood/]Foreverhood[/url][/b] [1: [size=85]Kappes Buur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Foreverhood.png" calcext:value-type="string">
            <text:p>convert background.png -font Arial -gravity Center -size 270 -pointsize 24 -fill black -annotate +0-14 'Voted #19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99. [b][url=https://forum.zdoom.org/viewtopic.php?f=19&amp;t=57252#p1009564]Ghoul School 3D[/url][/b] [1: [size=85]Rachael: 1[/size]]" calcext:value-type="string">
            <text:p>199. [b][url=https://forum.zdoom.org/viewtopic.php?f=19&amp;t=57252#p1009564]Ghoul School 3D[/url][/b] [1: [size=85]Rachael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houl_School_3D.png" calcext:value-type="string">
            <text:p>convert background.png -font Arial -gravity Center -size 270 -pointsize 24 -fill black -annotate +0-14 'Voted #19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99. [b][url=https://forum.zdoom.org/viewtopic.php?f=46&amp;t=56148#p994037]GZSHud[/url][/b] [1: [size=85]Hipnotic Rogue: 1[/size]]" calcext:value-type="string">
            <text:p>199. [b][url=https://forum.zdoom.org/viewtopic.php?f=46&amp;t=56148#p994037]GZSHud[/url][/b] [1: [size=85]Hipnotic Rogue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GZSHud.png" calcext:value-type="string">
            <text:p>convert background.png -font Arial -gravity Center -size 270 -pointsize 24 -fill black -annotate +0-14 'Voted #19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99. [b][url=http://painkiller.allfearthesentinel.net/download?file=te13-harder-event.pk3]Harder Event[/url][/b] [1: [size=85]Dr_Cosmobyte: 1[/size]]" calcext:value-type="string">
            <text:p>199. [b][url=http://painkiller.allfearthesentinel.net/download?file=te13-harder-event.pk3]Harder Event[/url][/b] [1: [size=85]Dr_Cosmobyte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rder_Event.png" calcext:value-type="string">
            <text:p>convert background.png -font Arial -gravity Center -size 270 -pointsize 24 -fill black -annotate +0-14 'Voted #19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99. [b][url=https://zdoom.org/wiki/Haze_(working_title)]Haze[/url][/b] [1: [size=85]Dr_Cosmobyte: 1[/size]]" calcext:value-type="string">
            <text:p>199. [b][url=https://zdoom.org/wiki/Haze_(working_title)]Haze[/url][/b] [1: [size=85]Dr_Cosmobyte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aze.png" calcext:value-type="string">
            <text:p>convert background.png -font Arial -gravity Center -size 270 -pointsize 24 -fill black -annotate +0-14 'Voted #19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99. [b][url=https://forum.zdoom.org/viewtopic.php?t=68575]Hellrider[/url][/b] [1: [size=85] generic name guy: 1[/size]]" calcext:value-type="string">
            <text:p>199. [b][url=https://forum.zdoom.org/viewtopic.php?t=68575]Hellrider[/url][/b] [1: [size=85] generic name guy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rider.png" calcext:value-type="string">
            <text:p>convert background.png -font Arial -gravity Center -size 270 -pointsize 24 -fill black -annotate +0-14 'Voted #199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99. [b][url=https://forum.zdoom.org/viewtopic.php?f=43&amp;t=61643]Hellscape Navigator[/url][/b] [1: [size=85]TheRatCircus: 1[/size]]" calcext:value-type="string">
            <text:p>199. [b][url=https://forum.zdoom.org/viewtopic.php?f=43&amp;t=61643]Hellscape Navigator[/url][/b] [1: [size=85]TheRatCircus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scape_Navigator.png" calcext:value-type="string">
            <text:p>convert background.png -font Arial -gravity Center -size 270 -pointsize 24 -fill black -annotate +0-14 'Voted #19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99. [b][url=https://www.doomworld.com/forum/topic/98309-hellwalker-mod/]Hellwalker﻿ Mod[/url][/b] [1: [size=85]Valken: 1[/size]]" calcext:value-type="string">
            <text:p>199. [b][url=https://www.doomworld.com/forum/topic/98309-hellwalker-mod/]Hellwalker﻿ Mod[/url][/b] [1: [size=85]Valken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llwalker﻿_Mod.png" calcext:value-type="string">
            <text:p>convert background.png -font Arial -gravity Center -size 270 -pointsize 24 -fill black -annotate +0-14 'Voted #19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99. [b][url=https://forum.zdoom.org/viewtopic.php?f=37&amp;t=47973#p817851]Heretic Widescreened HUD[/url][/b] [1: [size=85]Hipnotic Rogue: 1[/size]]" calcext:value-type="string">
            <text:p>199. [b][url=https://forum.zdoom.org/viewtopic.php?f=37&amp;t=47973#p817851]Heretic Widescreened HUD[/url][/b] [1: [size=85]Hipnotic Rogue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retic_Widescreened_HUD.png" calcext:value-type="string">
            <text:p>convert background.png -font Arial -gravity Center -size 270 -pointsize 24 -fill black -annotate +0-14 'Voted #19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99. [b][url=https://www.doomworld.com/idgames/levels/hexen/v-z/viscerus]Hexen: Scourge of Viscerus[/url][/b] [1: [size=85]Solmir: 1[/size]]" calcext:value-type="string">
            <text:p>199. [b][url=https://www.doomworld.com/idgames/levels/hexen/v-z/viscerus]Hexen: Scourge of Viscerus[/url][/b] [1: [size=85]Solmir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n:_Scourge_of_Viscerus.png" calcext:value-type="string">
            <text:p>convert background.png -font Arial -gravity Center -size 270 -pointsize 24 -fill black -annotate +0-14 'Voted #19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99. [b][url=https://forum.zdoom.org/viewtopic.php?f=43&amp;t=33766#p638587]HeXercise[/url][/b] [1: [size=85]Eric_: 1[/size]]" calcext:value-type="string">
            <text:p>199. [b][url=https://forum.zdoom.org/viewtopic.php?f=43&amp;t=33766#p638587]HeXercise[/url][/b] [1: [size=85]Eric_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eXercise.png" calcext:value-type="string">
            <text:p>convert background.png -font Arial -gravity Center -size 270 -pointsize 24 -fill black -annotate +0-14 'Voted #19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99. [b][url=https://www.doomworld.com/idgames/levels/heretic/Ports/hocx]Hordes of Chaos[/url][/b] [1: [size=85]The Ultimate DooMer: 1[/size]]" calcext:value-type="string">
            <text:p>199. [b][url=https://www.doomworld.com/idgames/levels/heretic/Ports/hocx]Hordes of Chaos[/url][/b] [1: [size=85]The Ultimate DooMer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Hordes_of_Chaos.png" calcext:value-type="string">
            <text:p>convert background.png -font Arial -gravity Center -size 270 -pointsize 24 -fill black -annotate +0-14 'Voted #19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99. [b][url=https://forum.zdoom.org/viewtopic.php?f=43&amp;t=71897]Intelligent Supplies[/url][/b] [1: [size=85]TheRatCircus: 1[/size]]" calcext:value-type="string">
            <text:p>199. [b][url=https://forum.zdoom.org/viewtopic.php?f=43&amp;t=71897]Intelligent Supplies[/url][/b] [1: [size=85]TheRatCircu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Intelligent_Supplies.png" calcext:value-type="string">
            <text:p>convert background.png -font Arial -gravity Center -size 270 -pointsize 24 -fill black -annotate +0-14 'Voted #19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99. [b][url=https://jp.itch.io/jphud-doom]JP's HUD[/url][/b] [1: [size=85]Hexereticdoom: 1[/size]]" calcext:value-type="string">
            <text:p>199. [b][url=https://jp.itch.io/jphud-doom]JP's HUD[/url][/b] [1: [size=85]Hexereticdoom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JP_s_HUD.png" calcext:value-type="string">
            <text:p>convert background.png -font Arial -gravity Center -size 270 -pointsize 24 -fill black -annotate +0-14 'Voted #19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99. [b][url=https://mikestoybox.net/2017/06/29/karnak/]Karnak[/url][/b] [1: [size=85]Matt: 1[/size]]" calcext:value-type="string">
            <text:p>199. [b][url=https://mikestoybox.net/2017/06/29/karnak/]Karnak[/url][/b] [1: [size=85]Matt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arnak.png" calcext:value-type="string">
            <text:p>convert background.png -font Arial -gravity Center -size 270 -pointsize 24 -fill black -annotate +0-14 'Voted #19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99. [b][url=https://jp.itch.io/doom-keymaster]Keymaster[/url][/b] [1: [size=85]IdiotBitz: 1[/size]]" calcext:value-type="string">
            <text:p>199. [b][url=https://jp.itch.io/doom-keymaster]Keymaster[/url][/b] [1: [size=85]IdiotBitz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Keymaster.png" calcext:value-type="string">
            <text:p>convert background.png -font Arial -gravity Center -size 270 -pointsize 24 -fill black -annotate +0-14 'Voted #19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99. [b][url=https://forum.zdoom.org/viewtopic.php?t=37786#p719312]Lasting Light[/url][/b] [1: [size=85]Ravick: 1[/size]]" calcext:value-type="string">
            <text:p>199. [b][url=https://forum.zdoom.org/viewtopic.php?t=37786#p719312]Lasting Light[/url][/b] [1: [size=85]Ravick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asting_Light.png" calcext:value-type="string">
            <text:p>convert background.png -font Arial -gravity Center -size 270 -pointsize 24 -fill black -annotate +0-14 'Voted #19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99. [b][url=https://forum.zdoom.org/viewtopic.php?f=43&amp;t=65583]Legion of Bones[/url][/b] [1: [size=85]Brohnesorge: 1[/size]]" calcext:value-type="string">
            <text:p>199. [b][url=https://forum.zdoom.org/viewtopic.php?f=43&amp;t=65583]Legion of Bones[/url][/b] [1: [size=85]Brohnesorg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egion_of_Bones.png" calcext:value-type="string">
            <text:p>convert background.png -font Arial -gravity Center -size 270 -pointsize 24 -fill black -annotate +0-14 'Voted #19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99. [b][url=https://forum.zdoom.org/viewtopic.php?f=42&amp;t=57364#p1011019]Lilith[/url][/b] [1: [size=85]AlphaEnt: 1[/size]]" calcext:value-type="string">
            <text:p>199. [b][url=https://forum.zdoom.org/viewtopic.php?f=42&amp;t=57364#p1011019]Lilith[/url][/b] [1: [size=85]AlphaEnt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lith.png" calcext:value-type="string">
            <text:p>convert background.png -font Arial -gravity Center -size 270 -pointsize 24 -fill black -annotate +0-14 'Voted #19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99. [b][url=https://forum.zdoom.org/viewtopic.php?t=15793#p315526]Lizard Squad[/url][/b] [1: [size=85]lizardcommando: 1[/size]]" calcext:value-type="string">
            <text:p>199. [b][url=https://forum.zdoom.org/viewtopic.php?t=15793#p315526]Lizard Squad[/url][/b] [1: [size=85]lizardcommando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izard_Squad.png" calcext:value-type="string">
            <text:p>convert background.png -font Arial -gravity Center -size 270 -pointsize 24 -fill black -annotate +0-14 'Voted #19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99. [b][url=https://www.doomworld.com/idgames/levels/doom2/Ports/j-l/lslsp_gd]LOST SOULSPHERE: Gold Edition[/url][/b] [1: [size=85]Major Cooke: 1[/size]]" calcext:value-type="string">
            <text:p>199. [b][url=https://www.doomworld.com/idgames/levels/doom2/Ports/j-l/lslsp_gd]LOST SOULSPHERE: Gold Edition[/url][/b] [1: [size=85]Major Cooke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ST_SOULSPHERE:_Gold_Edition.png" calcext:value-type="string">
            <text:p>convert background.png -font Arial -gravity Center -size 270 -pointsize 24 -fill black -annotate +0-14 'Voted #19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99. [b][url=https://forum.zdoom.org/viewtopic.php?f=43&amp;t=52041#p907566]Lowtech Remake[/url][/b] [1: [size=85]YukesVonFaust: 1[/size]]" calcext:value-type="string">
            <text:p>199. [b][url=https://forum.zdoom.org/viewtopic.php?f=43&amp;t=52041#p907566]Lowtech Remake[/url][/b] [1: [size=85]YukesVonFaust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Lowtech_Remake.png" calcext:value-type="string">
            <text:p>convert background.png -font Arial -gravity Center -size 270 -pointsize 24 -fill black -annotate +0-14 'Voted #19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99. [b][url=https://forum.zdoom.org/viewtopic.php?f=19&amp;t=28589&amp;start=2490#p925995]MAIS[/url][/b] [1: [size=85]Sgt. Shivers: 1[/size]]" calcext:value-type="string">
            <text:p>199. [b][url=https://forum.zdoom.org/viewtopic.php?f=19&amp;t=28589&amp;start=2490#p925995]MAIS[/url][/b] [1: [size=85]Sgt. Shivers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IS.png" calcext:value-type="string">
            <text:p>convert background.png -font Arial -gravity Center -size 270 -pointsize 24 -fill black -annotate +0-14 'Voted #19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99. [b][url=https://forum.zdoom.org/viewtopic.php?f=43&amp;t=69492]Malice[/url][/b] [1: [size=85]Valken: 1[/size]]" calcext:value-type="string">
            <text:p>199. [b][url=https://forum.zdoom.org/viewtopic.php?f=43&amp;t=69492]Malice[/url][/b] [1: [size=85]Valken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alice.png" calcext:value-type="string">
            <text:p>convert background.png -font Arial -gravity Center -size 270 -pointsize 24 -fill black -annotate +0-14 'Voted #19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99. [b][url=https://forum.zdoom.org/viewtopic.php?t=48924#p843884]Megabounce[/url][/b] [1: [size=85]Beed28: 1[/size]]" calcext:value-type="string">
            <text:p>199. [b][url=https://forum.zdoom.org/viewtopic.php?t=48924#p843884]Megabounce[/url][/b] [1: [size=85]Beed28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gabounce.png" calcext:value-type="string">
            <text:p>convert background.png -font Arial -gravity Center -size 270 -pointsize 24 -fill black -annotate +0-14 'Voted #19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99. [b][url=https://forum.zdoom.org/viewtopic.php?t=45872#p761776]Metroid: Dreadnought[/url][/b] [1: [size=85]Cyanide: 1[/size]]" calcext:value-type="string">
            <text:p>199. [b][url=https://forum.zdoom.org/viewtopic.php?t=45872#p761776]Metroid: Dreadnought[/url][/b] [1: [size=85]Cyanide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etroid:_Dreadnought.png" calcext:value-type="string">
            <text:p>convert background.png -font Arial -gravity Center -size 270 -pointsize 24 -fill black -annotate +0-14 'Voted #19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199. [b][url=https://forum.zdoom.org/viewtopic.php?f=42&amp;t=53887#p947837]MMDCXIV - Journey into 27 Century[/url][/b] [1: [size=85]Kappes Buur: 1[/size]]" calcext:value-type="string">
            <text:p>199. [b][url=https://forum.zdoom.org/viewtopic.php?f=42&amp;t=53887#p947837]MMDCXIV - Journey into 27 Century[/url][/b] [1: [size=85]Kappes Buu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9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199. [b][url=https://forum.zdoom.org/viewtopic.php?t=56838#p1003369]Monster Scouter[/url][/b] [1: [size=85]Cyanide: 1[/size]]" calcext:value-type="string">
            <text:p>199. [b][url=https://forum.zdoom.org/viewtopic.php?t=56838#p1003369]Monster Scouter[/url][/b] [1: [size=85]Cyanide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Monster_Scouter.png" calcext:value-type="string">
            <text:p>convert background.png -font Arial -gravity Center -size 270 -pointsize 24 -fill black -annotate +0-14 'Voted #19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199. [b][url=https://forum.zdoom.org/viewtopic.php?f=43&amp;t=56272]Nameless Lite RPG Mod[/url][/b] [1: [size=85]IdiotBitz: 1[/size]]" calcext:value-type="string">
            <text:p>199. [b][url=https://forum.zdoom.org/viewtopic.php?f=43&amp;t=56272]Nameless Lite RPG Mod[/url][/b] [1: [size=85]IdiotBitz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ameless_Lite_RPG_Mod.png" calcext:value-type="string">
            <text:p>convert background.png -font Arial -gravity Center -size 270 -pointsize 24 -fill black -annotate +0-14 'Voted #19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199. [b][url=https://mikestoybox.net/2017/01/04/nerves-of-steel/]Nerves of Steel[/url][/b] [1: [size=85]Rex705: 1[/size]]" calcext:value-type="string">
            <text:p>199. [b][url=https://mikestoybox.net/2017/01/04/nerves-of-steel/]Nerves of Steel[/url][/b] [1: [size=85]Rex705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erves_of_Steel.png" calcext:value-type="string">
            <text:p>convert background.png -font Arial -gravity Center -size 270 -pointsize 24 -fill black -annotate +0-14 'Voted #19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199. [b][url=http://web.archive.org/web/20100527012514/http://members.multimania.co.uk/Enjay001/]njsplash[/url][/b] [1: [size=85]Hipnotic Rogue: 1[/size]]" calcext:value-type="string">
            <text:p>199. [b][url=http://web.archive.org/web/20100527012514/http://members.multimania.co.uk/Enjay001/]njsplash[/url][/b] [1: [size=85]Hipnotic Rogue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jsplash.png" calcext:value-type="string">
            <text:p>convert background.png -font Arial -gravity Center -size 270 -pointsize 24 -fill black -annotate +0-14 'Voted #19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199. [b][url=https://forum.zdoom.org/viewtopic.php?f=43&amp;t=67319]Nobody Told Me About id[/url][/b] [1: [size=85]terminator44: 1[/size]]" calcext:value-type="string">
            <text:p>199. [b][url=https://forum.zdoom.org/viewtopic.php?f=43&amp;t=67319]Nobody Told Me About id[/url][/b] [1: [size=85]terminator44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Nobody_Told_Me_About_id.png" calcext:value-type="string">
            <text:p>convert background.png -font Arial -gravity Center -size 270 -pointsize 24 -fill black -annotate +0-14 'Voted #19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199. [b][url=https://www.doomworld.com/idgames/combos/omgwpnv2]OMG Weapons! (and Monsters)[/url][/b] [1: [size=85]TDRR: 1[/size]]" calcext:value-type="string">
            <text:p>199. [b][url=https://www.doomworld.com/idgames/combos/omgwpnv2]OMG Weapons! (and Monsters)[/url][/b] [1: [size=85]TDRR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OMG_Weapons!__and_Monsters_.png" calcext:value-type="string">
            <text:p>convert background.png -font Arial -gravity Center -size 270 -pointsize 24 -fill black -annotate +0-14 'Voted #19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199. [b][url=https://forum.zdoom.org/viewtopic.php?f=43&amp;t=72567]Painslayer[/url][/b] [1: [size=85]Infirnex: 1[/size]]" calcext:value-type="string">
            <text:p>199. [b][url=https://forum.zdoom.org/viewtopic.php?f=43&amp;t=72567]Painslayer[/url][/b] [1: [size=85]Infirnex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inslayer.png" calcext:value-type="string">
            <text:p>convert background.png -font Arial -gravity Center -size 270 -pointsize 24 -fill black -annotate +0-14 'Voted #19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199. [b][url=https://forum.zdoom.org/viewtopic.php?f=19&amp;t=26057#p496393]Parkour[/url][/b] [1: [size=85]TDRR: 1[/size]]" calcext:value-type="string">
            <text:p>199. [b][url=https://forum.zdoom.org/viewtopic.php?f=19&amp;t=26057#p496393]Parkour[/url][/b] [1: [size=85]TDRR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arkour.png" calcext:value-type="string">
            <text:p>convert background.png -font Arial -gravity Center -size 270 -pointsize 24 -fill black -annotate +0-14 'Voted #199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199. [b][url=https://forum.zdoom.org/viewtopic.php?f=19&amp;t=27649#p529231]Pokémon Doom[/url][/b] [1: [size=85]Marrub: 1[/size]]" calcext:value-type="string">
            <text:p>199. [b][url=https://forum.zdoom.org/viewtopic.php?f=19&amp;t=27649#p529231]Pokémon Doom[/url][/b] [1: [size=85]Marrub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okémon_Doom.png" calcext:value-type="string">
            <text:p>convert background.png -font Arial -gravity Center -size 270 -pointsize 24 -fill black -annotate +0-14 'Voted #19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199. [b][url=https://forum.zdoom.org/viewtopic.php?t=70993]Project Re-Blood[/url][/b] [1: [size=85]ClessxAlghazanth: 1[/size]]" calcext:value-type="string">
            <text:p>199. [b][url=https://forum.zdoom.org/viewtopic.php?t=70993]Project Re-Blood[/url][/b] [1: [size=85]ClessxAlghazanth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Project_Re-Blood.png" calcext:value-type="string">
            <text:p>convert background.png -font Arial -gravity Center -size 270 -pointsize 24 -fill black -annotate +0-14 'Voted #199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199. [b][url=https://sites.google.com/site/realgunshardcore/]Real Guns Hardcore[/url][/b] [1: [size=85]Koto: 1[/size]]" calcext:value-type="string">
            <text:p>199. [b][url=https://sites.google.com/site/realgunshardcore/]Real Guns Hardcore[/url][/b] [1: [size=85]Koto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_Guns_Hardcore.png" calcext:value-type="string">
            <text:p>convert background.png -font Arial -gravity Center -size 270 -pointsize 24 -fill black -annotate +0-14 'Voted #19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199. [b][url=https://www.doomworld.com/idgames/levels/doom2/Ports/p-r/roch]Realm of Cheogsh[/url][/b] [1: [size=85]Ravick: 1[/size]]" calcext:value-type="string">
            <text:p>199. [b][url=https://www.doomworld.com/idgames/levels/doom2/Ports/p-r/roch]Realm of Cheogsh[/url][/b] [1: [size=85]Ravick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ealm_of_Cheogsh.png" calcext:value-type="string">
            <text:p>convert background.png -font Arial -gravity Center -size 270 -pointsize 24 -fill black -annotate +0-14 'Voted #19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199. [b][url=https://forum.zdoom.org/viewtopic.php?f=43&amp;t=54362#p957165]Run For It![/url][/b] [1: [size=85]IdiotBitz: 1[/size]]" calcext:value-type="string">
            <text:p>199. [b][url=https://forum.zdoom.org/viewtopic.php?f=43&amp;t=54362#p957165]Run For It![/url][/b] [1: [size=85]IdiotBitz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Run_For_It!.png" calcext:value-type="string">
            <text:p>convert background.png -font Arial -gravity Center -size 270 -pointsize 24 -fill black -annotate +0-14 'Voted #19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199. [b][url=https://forum.zdoom.org/viewtopic.php?f=37&amp;t=55161#p975126]Smooth fluids[/url][/b] [1: [size=85]Hipnotic Rogue: 1[/size]]" calcext:value-type="string">
            <text:p>199. [b][url=https://forum.zdoom.org/viewtopic.php?f=37&amp;t=55161#p975126]Smooth fluids[/url][/b] [1: [size=85]Hipnotic Rogue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mooth_fluids.png" calcext:value-type="string">
            <text:p>convert background.png -font Arial -gravity Center -size 270 -pointsize 24 -fill black -annotate +0-14 'Voted #19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199. [b][url=https://www.doomworld.com/forum/topic/54855-spacedm9-10-release-download-now/]SpaceDM9[/url][/b] [1: [size=85]Kappes Buur: 1[/size]]" calcext:value-type="string">
            <text:p>199. [b][url=https://www.doomworld.com/forum/topic/54855-spacedm9-10-release-download-now/]SpaceDM9[/url][/b] [1: [size=85]Kappes Buu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aceDM9.png" calcext:value-type="string">
            <text:p>convert background.png -font Arial -gravity Center -size 270 -pointsize 24 -fill black -annotate +0-14 'Voted #199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199. [b][url=https://forum.zdoom.org/viewtopic.php?f=19&amp;t=60104#p1048348]Splatterhouse 3D[/url][/b] [1: [size=85]Rachael: 1[/size]]" calcext:value-type="string">
            <text:p>199. [b][url=https://forum.zdoom.org/viewtopic.php?f=19&amp;t=60104#p1048348]Splatterhouse 3D[/url][/b] [1: [size=85]Rachael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platterhouse_3D.png" calcext:value-type="string">
            <text:p>convert background.png -font Arial -gravity Center -size 270 -pointsize 24 -fill black -annotate +0-14 'Voted #19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199. [b][url=https://forum.zdoom.org/viewtopic.php?t=56600#p1000024]StatsKeeper[/url][/b] [1: [size=85]Cyanide: 1[/size]]" calcext:value-type="string">
            <text:p>199. [b][url=https://forum.zdoom.org/viewtopic.php?t=56600#p1000024]StatsKeeper[/url][/b] [1: [size=85]Cyanide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tatsKeeper.png" calcext:value-type="string">
            <text:p>convert background.png -font Arial -gravity Center -size 270 -pointsize 24 -fill black -annotate +0-14 'Voted #19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199. [b][url=https://forum.zdoom.org/viewtopic.php?f=43&amp;t=57902#p1018827]Sun Damage Omen[/url][/b] [1: [size=85]Matt: 1[/size]]" calcext:value-type="string">
            <text:p>199. [b][url=https://forum.zdoom.org/viewtopic.php?f=43&amp;t=57902#p1018827]Sun Damage Omen[/url][/b] [1: [size=85]Matt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Sun_Damage_Omen.png" calcext:value-type="string">
            <text:p>convert background.png -font Arial -gravity Center -size 270 -pointsize 24 -fill black -annotate +0-14 'Voted #1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199. [b][url=https://forum.zdoom.org/viewtopic.php?p=883878#p883878]TGRDM3 (Morgenstern)[/url][/b] [1: [size=85]Rachael: 1[/size]]" calcext:value-type="string">
            <text:p>199. [b][url=https://forum.zdoom.org/viewtopic.php?p=883878#p883878]TGRDM3 (Morgenstern)[/url][/b] [1: [size=85]Rachael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GRDM3__Morgenstern_.png" calcext:value-type="string">
            <text:p>convert background.png -font Arial -gravity Center -size 270 -pointsize 24 -fill black -annotate +0-14 'Voted #19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199. [b][url=https://www.doomworld.com/idgames/levels/doom2/Ports/s-u/tcotd21me]The City of The Damned : Apocalypse[/url][/b] [1: [size=85]Zan: 1[/size]]" calcext:value-type="string">
            <text:p>199. [b][url=https://www.doomworld.com/idgames/levels/doom2/Ports/s-u/tcotd21me]The City of The Damned : Apocalypse[/url][/b] [1: [size=85]Zan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19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199. [b][url=http://www.prodigal-game.com/doomwads.html]The Island[/url][/b] [1: [size=85]Kappes Buur: 1[/size]]" calcext:value-type="string">
            <text:p>199. [b][url=http://www.prodigal-game.com/doomwads.html]The Island[/url][/b] [1: [size=85]Kappes Buur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Island.png" calcext:value-type="string">
            <text:p>convert background.png -font Arial -gravity Center -size 270 -pointsize 24 -fill black -annotate +0-14 'Voted #199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199. [b][url=https://forum.zdoom.org/viewtopic.php?f=43&amp;t=55321#p978965]The Trooper[/url][/b] [1: [size=85]lil'devil: 1[/size]]" calcext:value-type="string">
            <text:p>199. [b][url=https://forum.zdoom.org/viewtopic.php?f=43&amp;t=55321#p978965]The Trooper[/url][/b] [1: [size=85]lil'devil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e_Trooper.png" calcext:value-type="string">
            <text:p>convert background.png -font Arial -gravity Center -size 270 -pointsize 24 -fill black -annotate +0-14 'Voted #19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199. [b][url=https://www.doomworld.com/idgames/levels/heretic/Ports/njhthief]Thief - The Trail of the Arch-Heretic[/url][/b] [1: [size=85]Curunir: 1[/size]]" calcext:value-type="string">
            <text:p>199. [b][url=https://www.doomworld.com/idgames/levels/heretic/Ports/njhthief]Thief - The Trail of the Arch-Heretic[/url][/b] [1: [size=85]Curunir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199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199. [b][url=https://forum.zdoom.org/viewtopic.php?f=43&amp;t=71406]Thrifty Ammo, Thrifty Health[/url][/b] [1: [size=85]TheRatCircus: 1[/size]]" calcext:value-type="string">
            <text:p>199. [b][url=https://forum.zdoom.org/viewtopic.php?f=43&amp;t=71406]Thrifty Ammo, Thrifty Health[/url][/b] [1: [size=85]TheRatCircus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Thrifty_Ammo,_Thrifty_Health.png" calcext:value-type="string">
            <text:p>convert background.png -font Arial -gravity Center -size 270 -pointsize 24 -fill black -annotate +0-14 'Voted #199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199. [b][url=https://forum.zdoom.org/viewtopic.php?f=43&amp;t=64678]Ultimate Custom Doom[/url][/b] [1: [size=85]Lagi: 1[/size]]" calcext:value-type="string">
            <text:p>199. [b][url=https://forum.zdoom.org/viewtopic.php?f=43&amp;t=64678]Ultimate Custom Doom[/url][/b] [1: [size=85]Lagi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Ultimate_Custom_Doom.png" calcext:value-type="string">
            <text:p>convert background.png -font Arial -gravity Center -size 270 -pointsize 24 -fill black -annotate +0-14 'Voted #199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 office:value-type="string" office:string-value="199. [b][url=https://www.moddb.com/mods/vietdoom]VietDoom[/url][/b] [1: [size=85]undeadmonk354: 1[/size]]" calcext:value-type="string">
            <text:p>199. [b][url=https://www.moddb.com/mods/vietdoom]VietDoom[/url][/b] [1: [size=85]undeadmonk354: 1[/size]]</text:p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etDoom.png" calcext:value-type="string">
            <text:p>convert background.png -font Arial -gravity Center -size 270 -pointsize 24 -fill black -annotate +0-14 'Voted #199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 office:value-type="string" office:string-value="199. [b][url=https://forum.zdoom.org/viewtopic.php?t=57338#p1010714]Vignette Shader[/url][/b] [1: [size=85]Hexereticdoom: 1[/size]]" calcext:value-type="string">
            <text:p>199. [b][url=https://forum.zdoom.org/viewtopic.php?t=57338#p1010714]Vignette Shader[/url][/b] [1: [size=85]Hexereticdoom: 1[/size]]</text:p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Vignette_Shader.png" calcext:value-type="string">
            <text:p>convert background.png -font Arial -gravity Center -size 270 -pointsize 24 -fill black -annotate +0-14 'Voted #199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 office:value-type="string" office:string-value="199. [b][url=https://forum.zdoom.org/viewtopic.php?f=43&amp;t=67054#p1132997]War Trophies[/url][/b] [1: [size=85]m8f: 1[/size]]" calcext:value-type="string">
            <text:p>199. [b][url=https://forum.zdoom.org/viewtopic.php?f=43&amp;t=67054#p1132997]War Trophies[/url][/b] [1: [size=85]m8f: 1[/size]]</text:p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_Trophies.png" calcext:value-type="string">
            <text:p>convert background.png -font Arial -gravity Center -size 270 -pointsize 24 -fill black -annotate +0-14 'Voted #199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 office:value-type="string" office:string-value="199. [b][url=http://www.moddb.com/addons/na132689]WARDUST heretic Sprites[/url][/b] [1: [size=85]Hipnotic Rogue: 1[/size]]" calcext:value-type="string">
            <text:p>199. [b][url=http://www.moddb.com/addons/na132689]WARDUST heretic Sprites[/url][/b] [1: [size=85]Hipnotic Rogue: 1[/size]]</text:p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ARDUST_heretic_Sprites.png" calcext:value-type="string">
            <text:p>convert background.png -font Arial -gravity Center -size 270 -pointsize 24 -fill black -annotate +0-14 'Voted #19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 office:value-type="string" office:string-value="199. [b][url=https://www.afadoomer.com/wolf3d/default.php]Wolfenstein 3D TC[/url][/b] [1: [size=85]sycspysycspy: 1[/size]]" calcext:value-type="string">
            <text:p>199. [b][url=https://www.afadoomer.com/wolf3d/default.php]Wolfenstein 3D TC[/url][/b] [1: [size=85]sycspysycspy: 1[/size]]</text:p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Wolfenstein_3D_TC.png" calcext:value-type="string">
            <text:p>convert background.png -font Arial -gravity Center -size 270 -pointsize 24 -fill black -annotate +0-14 'Voted #19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 office:value-type="string" office:string-value="199. [b][url=https://forum.zdoom.org/viewtopic.php?f=43&amp;t=37254#p707405]X-Weapon: Helsturm[/url][/b] [1: [size=85]shotfan: 1[/size]]" calcext:value-type="string">
            <text:p>199. [b][url=https://forum.zdoom.org/viewtopic.php?f=43&amp;t=37254#p707405]X-Weapon: Helsturm[/url][/b] [1: [size=85]shotfan: 1[/size]]</text:p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-Weapon:_Helsturm.png" calcext:value-type="string">
            <text:p>convert background.png -font Arial -gravity Center -size 270 -pointsize 24 -fill black -annotate +0-14 'Voted #199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 office:value-type="string" office:string-value="199. [b][url=https://forum.zdoom.org/viewtopic.php?f=43&amp;t=63652&amp;p=1091577#p1091263]Xim's Star Wars Doom[/url][/b] [1: [size=85]xim: 1[/size]]" calcext:value-type="string">
            <text:p>199. [b][url=https://forum.zdoom.org/viewtopic.php?f=43&amp;t=63652&amp;p=1091577#p1091263]Xim's Star Wars Doom[/url][/b] [1: [size=85]xim: 1[/size]]</text:p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Xim_s_Star_Wars_Doom.png" calcext:value-type="string">
            <text:p>convert background.png -font Arial -gravity Center -size 270 -pointsize 24 -fill black -annotate +0-14 'Voted #199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 office:value-type="string" office:string-value="199. [b][url=https://forum.zdoom.org/viewtopic.php?f=43&amp;t=50744#p882979]Zion[/url][/b] [1: [size=85]Apaul27: 1[/size]]" calcext:value-type="string">
            <text:p>199. [b][url=https://forum.zdoom.org/viewtopic.php?f=43&amp;t=50744#p882979]Zion[/url][/b] [1: [size=85]Apaul27: 1[/size]]</text:p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9 mod' -pointsize 20 -fill white -annotate +0+18 'by ZDoom Community' png8:pngs/Zion.png" calcext:value-type="string">
            <text:p>convert background.png -font Arial -gravity Center -size 270 -pointsize 24 -fill black -annotate +0-14 'Voted #19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3-01-15T13:09:54.428705622</dc:date>
    <meta:editing-duration>P2DT1H4M24S</meta:editing-duration>
    <meta:editing-cycles>279</meta:editing-cycles>
    <meta:generator>LibreOffice/7.3.7.2$Linux_X86_64 LibreOffice_project/30$Build-2</meta:generator>
    <meta:document-statistic meta:table-count="2" meta:cell-count="4861" meta:object-count="0"/>
  </office:meta>
</office:document-meta>
</file>